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table:style-name="ce1"/>
          <table:table-cell office:value-type="string" table:style-name="ce2">
            <text:p>Topic</text:p>
          </table:table-cell>
          <table:table-cell office:value-type="string" table:style-name="ce2">
            <text:p>Date</text:p>
          </table:table-cell>
          <table:table-cell office:value-type="string" table:style-name="ce2">
            <text:p>Significant Words</text:p>
          </table:table-cell>
          <table:table-cell office:value-type="string" table:style-name="ce2">
            <text:p>Top words in prior time chunk</text:p>
          </table:table-cell>
          <table:table-cell office:value-type="string" table:style-name="ce2">
            <text:p>Top words in current time chunk</text:p>
          </table:table-cell>
          <table:table-cell office:value-type="string" table:style-name="ce2">
            <text:p>Llamas Response</text:p>
          </table:table-cell>
          <table:table-cell table:number-columns-repeated="16377"/>
        </table:table-row>
        <table:table-row table:style-name="ro1">
          <table:table-cell office:value-type="float" office:value="0" table:style-name="ce2">
            <text:p>0</text:p>
          </table:table-cell>
          <table:table-cell office:value-type="float" office:value="5" table:style-name="ce1">
            <text:p>5</text:p>
          </table:table-cell>
          <table:table-cell office:value-type="string" table:style-name="ce1">
            <text:p>2018-03-31</text:p>
          </table:table-cell>
          <table:table-cell office:value-type="string" table:style-name="ce1">
            <text:p>('tariff', 'steel', 'aluminum', 'war', 'exemption')</text:p>
          </table:table-cell>
          <table:table-cell office:value-type="string" table:style-name="ce1">
            <text:p>china, chinese, trade, beijing, foreign, government, country, hong_kong, yuan, global, alibaba, liu, import, tariff, ant, australia, market, investment, shanghai, communist</text:p>
          </table:table-cell>
          <table:table-cell office:value-type="string" table:style-name="ce1">
            <text:p>china, tariff, trade, chinese, steel, aluminum, beijing, import, country, foreign, export, global, war, impose, market, government, hong_kong, exemption, economic, official</text:p>
          </table:table-cell>
          <table:table-cell office:value-type="string" table:style-name="ce1">
            <text:p>{</text:p>
            <text:p><text:s text:c="2"/>"summaries": [</text:p>
            <text:p><text:s text:c="4"/>{</text:p>
            <text:p><text:s text:c="6"/>"article_1": "President Trump signs tariffs on imported steel and aluminum, exempting Canada and Mexico, and plans to impose a reciprocal tax on trading partners."</text:p>
            <text:p><text:s text:c="4"/>},</text:p>
            <text:p><text:s text:c="4"/>{</text:p>
            <text:p><text:s text:c="6"/>"article_2": "Century Aluminum, a small US-based aluminum maker, lobbied for years for trade protections and sees the tariffs as a validation of their efforts."</text:p>
            <text:p><text:s text:c="4"/>},</text:p>
            <text:p><text:s text:c="4"/>{</text:p>
            <text:p><text:s text:c="6"/>"article_3": "The Trump administration's trade hawks downplay concerns about the tariffs, saying they will have a small impact on the economy, but critics warn of job losses and price increases."</text:p>
            <text:p><text:s text:c="4"/>},</text:p>
            <text:p><text:s text:c="4"/>{</text:p>
            <text:p><text:s text:c="6"/>"article_4": "Smaller manufacturers, known as'metal-benders,' worry that the tariffs will drive up prices and increase their costs, potentially leading to job losses and a shift of manufacturing abroad."</text:p>
            <text:p><text:s text:c="4"/>},</text:p>
            <text:p><text:s text:c="4"/>{</text:p>
            <text:p><text:s text:c="6"/>"article_5": "The planned tariffs on steel and aluminum could have a ripple effect on various industries, including the aerospace and defense sectors, and may lead to higher costs and retaliatory measures."</text:p>
            <text:p><text:s text:c="4"/>}</text:p>
            <text:p><text:s text:c="2"/>],</text:p>
            <text:p><text:s text:c="2"/>"topic_change": "The topic shifted from a general discussion of trade and China to a specific focus on tariffs on steel and aluminum, with a emphasis on the impact on US industries and jobs.",</text:p>
            <text:p><text:s text:c="2"/>"narrative_before": "Before the change, the narrative centered around the US-China trade relationship and the need for a more balanced trade system.",</text:p>
            <text:p><text:s text:c="2"/>"narrative_after": "After the change, the narrative centers around the impact of tariffs on US industries and jobs, with a focus on the potential benefits for domestic steel and aluminum producers.",</text:p>
            <text:p><text:s text:c="2"/>"narrative_criteria": [</text:p>
            <text:p><text:s text:c="4"/>{</text:p>
            <text:p><text:s text:c="6"/>"setting": "The setting is the US economy and the global trade system."</text:p>
            <text:p><text:s text:c="4"/>},</text:p>
            <text:p><text:s text:c="4"/>{</text:p>
            <text:p><text:s text:c="6"/>"characters": "The characters include President Trump, US industries, and foreign trading partners."</text:p>
            <text:p><text:s text:c="4"/>},</text:p>
            <text:p><text:s text:c="4"/>{</text:p>
            <text:p><text:s text:c="6"/>"plot": "The plot revolves around the imposition of tariffs on steel and aluminum and the potential consequences for US industries and jobs."</text:p>
            <text:p><text:s text:c="4"/>},</text:p>
            <text:p><text:s text:c="4"/>{</text:p>
            <text:p><text:s text:c="6"/>"moral": "The moral is that the tariffs are necessary to protect US industries and jobs, as stated by President Trump and supported by some US industries."</text:p>
            <text:p><text:s text:c="4"/>}</text:p>
            <text:p><text:s text:c="2"/>],</text:p>
            <text:p><text:s text:c="2"/>"true_narrative": true</text:p>
            <text:p>}</text:p>
          </table:table-cell>
          <table:table-cell table:number-columns-repeated="16377"/>
        </table:table-row>
        <table:table-row table:style-name="ro1">
          <table:table-cell office:value-type="float" office:value="1" table:style-name="ce2">
            <text:p>1</text:p>
          </table:table-cell>
          <table:table-cell office:value-type="float" office:value="5" table:style-name="ce1">
            <text:p>5</text:p>
          </table:table-cell>
          <table:table-cell office:value-type="string" table:style-name="ce1">
            <text:p>2020-02-29</text:p>
          </table:table-cell>
          <table:table-cell office:value-type="string" table:style-name="ce1">
            <text:p>('coronaviru', 'trade', 'outbreak', 'hong_kong', 'virus')</text:p>
          </table:table-cell>
          <table:table-cell office:value-type="string" table:style-name="ce1">
            <text:p>china, chinese, trade, beijing, wuhan, tariff, coronaviru, hong_kong, deal, taiwan, outbreak, virus, country, mainland, global, export, government, import, foreign, official</text:p>
          </table:table-cell>
          <table:table-cell office:value-type="string" table:style-name="ce1">
            <text:p>china, coronaviru, chinese, outbreak, virus, trade, wuhan, beijing, hong_kong, country, epidemic, government, global, tariff, quarantine, official, mainland, travel, city, authority</text:p>
          </table:table-cell>
          <table:table-cell office:value-type="string" table:style-name="ce1">
            <text:p>{</text:p>
            <text:p><text:s text:c="2"/>"summaries": [</text:p>
            <text:p><text:s text:c="4"/>{</text:p>
            <text:p><text:s text:c="6"/>"article_1": "The coronavirus is spreading rapidly around the world, with cases reported in 46 countries, and public-health officials struggling to contain the outbreak due to its mild symptoms and global connectivity."</text:p>
            <text:p><text:s text:c="4"/>},</text:p>
            <text:p><text:s text:c="4"/>{</text:p>
            <text:p><text:s text:c="6"/>"article_2": "The medical system in China's Hubei province is overwhelmed by the virus, and front-line staff have been forced to turn patients away as authorities race to build new hospitals."</text:p>
            <text:p><text:s text:c="4"/>},</text:p>
            <text:p><text:s text:c="4"/>{</text:p>
            <text:p><text:s text:c="6"/>"article_3": "Chinese President Xi Jinping says the coronavirus outbreak is a major test of China's system, and the US reports a second case of the virus being passed from one person to another."</text:p>
            <text:p><text:s text:c="4"/>},</text:p>
            <text:p><text:s text:c="4"/>{</text:p>
            <text:p><text:s text:c="6"/>"article_4": "The coronavirus is straining the global economy, with China's health crisis testing the entire global economic system and placing unexpected strain on the fragility of an extended boom."</text:p>
            <text:p><text:s text:c="4"/>},</text:p>
            <text:p><text:s text:c="4"/>{</text:p>
            <text:p><text:s text:c="6"/>"article_5": "The US imposes entry restrictions over the coronavirus, barring foreign nationals who visited China in the past 14 days and quarantining Americans who visited the province at the center of the outbreak."</text:p>
            <text:p><text:s text:c="4"/>}</text:p>
            <text:p><text:s text:c="2"/>],</text:p>
            <text:p><text:s text:c="2"/>"topic_change": "The topic shifted from a focus on the global spread of the coronavirus and its impact on public health to a focus on the economic impact of the outbreak and the global response to it.",</text:p>
            <text:p><text:s text:c="2"/>"narrative_before": "Before the change, the narrative centered around the rapid spread of the coronavirus and the challenges faced by public-health officials in containing the outbreak.",</text:p>
            <text:p><text:s text:c="2"/>"narrative_after": "After the change, the narrative centers around the economic impact of the outbreak and the global response to it, with a focus on the strain on the global economy and the measures being taken to mitigate its effects.",</text:p>
            <text:p><text:s text:c="2"/>"narrative_criteria": [</text:p>
            <text:p><text:s text:c="4"/>{</text:p>
            <text:p><text:s text:c="6"/>"setting": "The setting is the global community, with a focus on China and other countries affected by the outbreak."</text:p>
            <text:p><text:s text:c="4"/>},</text:p>
            <text:p><text:s text:c="4"/>{</text:p>
            <text:p><text:s text:c="6"/>"characters": "The characters are public-health officials, governments, and individuals affected by the outbreak."</text:p>
            <text:p><text:s text:c="4"/>},</text:p>
            <text:p><text:s text:c="4"/>{</text:p>
            <text:p><text:s text:c="6"/>"plot": "The plot is the rapid spread of the coronavirus and the efforts to contain it, with a focus on the economic impact and global response."</text:p>
            <text:p><text:s text:c="4"/>},</text:p>
            <text:p><text:s text:c="4"/>{</text:p>
            <text:p><text:s text:c="6"/>"moral": "The moral is that the global community must work together to contain the outbreak and mitigate its economic impact, as seen in the quote from Dr. Tedros, the WHO director-general, who warns that using the term 'pandemic' could amplify fear and stigma and hamper efforts to stop it."</text:p>
            <text:p><text:s text:c="4"/>}</text:p>
            <text:p><text:s text:c="2"/>],</text:p>
            <text:p><text:s text:c="2"/>"true_narrative": true</text:p>
            <text:p>}</text:p>
          </table:table-cell>
          <table:table-cell table:number-columns-repeated="16377"/>
        </table:table-row>
        <table:table-row table:style-name="ro1">
          <table:table-cell office:value-type="float" office:value="2" table:style-name="ce2">
            <text:p>2</text:p>
          </table:table-cell>
          <table:table-cell office:value-type="float" office:value="8" table:style-name="ce1">
            <text:p>8</text:p>
          </table:table-cell>
          <table:table-cell office:value-type="string" table:style-name="ce1">
            <text:p>2012-01-31</text:p>
          </table:table-cell>
          <table:table-cell office:value-type="string" table:style-name="ce1">
            <text:p>('romney', 'gingrich', 'santorum', 'carolina', 'south')</text:p>
          </table:table-cell>
          <table:table-cell office:value-type="string" table:style-name="ce1">
            <text:p>republican, obama, gingrich, campaign, romney, democrat, voter, house, candidate, senate, iowa, gop, vote, president, election, poll, congress, conservative, political, party</text:p>
          </table:table-cell>
          <table:table-cell office:value-type="string" table:style-name="ce1">
            <text:p>romney, republican, gingrich, obama, campaign, voter, candidate, santorum, vote, gop, house, president, democrat, carolina, conservative, poll, romneys, iowa, primary, hampshire</text:p>
          </table:table-cell>
          <table:table-cell office:value-type="string" table:style-name="ce1">
            <text:p>{</text:p>
            <text:p><text:s text:c="2"/>"summaries": [</text:p>
            <text:p><text:s text:c="4"/>{</text:p>
            <text:p><text:s text:c="6"/>"article_1": "A panel discussion on FOX News Channel's 'The Journal Editorial Report' about the 2012 Republican primary election, focusing on the rise of Newt Gingrich and the challenges faced by Mitt Romney."</text:p>
            <text:p><text:s text:c="4"/>},</text:p>
            <text:p><text:s text:c="4"/>{</text:p>
            <text:p><text:s text:c="6"/>"article_2": "Mitt Romney faces challenges in the New Hampshire primary, with several candidates questioning his conservative credentials and the Romney campaign trying to portray him as the inevitable nominee."</text:p>
            <text:p><text:s text:c="4"/>},</text:p>
            <text:p><text:s text:c="4"/>{</text:p>
            <text:p><text:s text:c="6"/>"article_3": "Newt Gingrich wins the South Carolina primary, dealing a significant blow to Mitt Romney's campaign and scrambling the Republican nomination race."</text:p>
            <text:p><text:s text:c="4"/>},</text:p>
            <text:p><text:s text:c="4"/>{</text:p>
            <text:p><text:s text:c="6"/>"article_4": "The South Carolina primary is tightening, with Newt Gingrich surging in the polls and Mitt Romney facing criticism from his opponents and the media."</text:p>
            <text:p><text:s text:c="4"/>},</text:p>
            <text:p><text:s text:c="4"/>{</text:p>
            <text:p><text:s text:c="6"/>"article_5": "Rick Perry drops out of the Republican primary and endorses Newt Gingrich, while Gingrich's second wife accuses him of asking for an open marriage, potentially damaging his campaign."</text:p>
            <text:p><text:s text:c="4"/>}</text:p>
            <text:p><text:s text:c="2"/>],</text:p>
            <text:p><text:s text:c="2"/>"topic_change": "The topic shifted from a focus on Mitt Romney's campaign and the challenges he faced to a focus on Newt Gingrich's rise and the challenges he posed to Romney.",</text:p>
            <text:p><text:s text:c="2"/>"narrative_before": "Before the change, the narrative centered around Mitt Romney's campaign and his struggles to win over conservative voters.",</text:p>
            <text:p><text:s text:c="2"/>"narrative_after": "After the change, the narrative centers around Newt Gingrich's rise and his challenge to Mitt Romney's campaign.",</text:p>
            <text:p><text:s text:c="2"/>"narrative_criteria": [</text:p>
            <text:p><text:s text:c="4"/>{</text:p>
            <text:p><text:s text:c="6"/>"setting": "The setting is the 2012 Republican primary election, with the candidates competing in various states and debates."</text:p>
            <text:p><text:s text:c="4"/>},</text:p>
            <text:p><text:s text:c="4"/>{</text:p>
            <text:p><text:s text:c="6"/>"characters": "The main characters are the Republican candidates, including Mitt Romney, Newt Gingrich, Rick Santorum, and Ron Paul."</text:p>
            <text:p><text:s text:c="4"/>},</text:p>
            <text:p><text:s text:c="4"/>{</text:p>
            <text:p><text:s text:c="6"/>"plot": "The plot revolves around the candidates' campaigns, debates, and strategies to win the nomination."</text:p>
            <text:p><text:s text:c="4"/>},</text:p>
            <text:p><text:s text:c="4"/>{</text:p>
            <text:p><text:s text:c="6"/>"moral": "The moral is that character and leadership are important qualities for a president, as seen in the criticism of Gingrich's personal life and Romney's struggles to connect with conservative voters."</text:p>
            <text:p><text:s text:c="4"/>}</text:p>
            <text:p><text:s text:c="2"/>],</text:p>
            <text:p><text:s text:c="2"/>"true_narrative": true</text:p>
            <text:p>}</text:p>
          </table:table-cell>
          <table:table-cell table:number-columns-repeated="16377"/>
        </table:table-row>
        <table:table-row table:style-name="ro1">
          <table:table-cell office:value-type="float" office:value="3" table:style-name="ce2">
            <text:p>3</text:p>
          </table:table-cell>
          <table:table-cell office:value-type="float" office:value="8" table:style-name="ce1">
            <text:p>8</text:p>
          </table:table-cell>
          <table:table-cell office:value-type="string" table:style-name="ce1">
            <text:p>2012-12-31</text:p>
          </table:table-cell>
          <table:table-cell office:value-type="string" table:style-name="ce1">
            <text:p>('romney', 'boehner', 'campaign', 'voter', 'house')</text:p>
          </table:table-cell>
          <table:table-cell office:value-type="string" table:style-name="ce1">
            <text:p>obama, republican, voter, election, democrat, romney, campaign, vote, president, house, poll, party, gop, senate, democratic, white, win, candidate, political, race</text:p>
          </table:table-cell>
          <table:table-cell office:value-type="string" table:style-name="ce1">
            <text:p>republican, obama, house, democrat, senate, president, boehner, white, gop, vote, party, democratic, leader, election, political, campaign, conservative, congress, governor, speaker</text:p>
          </table:table-cell>
          <table:table-cell office:value-type="string" table:style-name="ce1">
            <text:p>{</text:p>
            <text:p><text:s text:c="2"/>"summaries": [</text:p>
            <text:p><text:s text:c="4"/>{</text:p>
            <text:p><text:s text:c="6"/>"article_1": "The article discusses the failed negotiations between President Obama and House Speaker Boehner over the fiscal cliff, with Boehner's Plan B collapsing due to a lack of support from House Republicans."</text:p>
            <text:p><text:s text:c="4"/>},</text:p>
            <text:p><text:s text:c="4"/>{</text:p>
            <text:p><text:s text:c="6"/>"article_2": "The article reports on the ongoing negotiations between the White House and House Republicans over the fiscal cliff, with the White House proposing a corporate tax overhaul and Republicans pushing for spending cuts."</text:p>
            <text:p><text:s text:c="4"/>},</text:p>
            <text:p><text:s text:c="4"/>{</text:p>
            <text:p><text:s text:c="6"/>"article_3": "The article examines House Speaker Boehner's strategy to keep his party in line and pass a budget deal, including his efforts to unify his ranks and negotiate with President Obama."</text:p>
            <text:p><text:s text:c="4"/>},</text:p>
            <text:p><text:s text:c="4"/>{</text:p>
            <text:p><text:s text:c="6"/>"article_4": "The article reports on the collapse of Boehner's Plan B, which failed to pass in the House due to a lack of support from Republicans, and the potential consequences for the fiscal cliff negotiations."</text:p>
            <text:p><text:s text:c="4"/>},</text:p>
            <text:p><text:s text:c="4"/>{</text:p>
            <text:p><text:s text:c="6"/>"article_5": "The article discusses the latest developments in the fiscal cliff negotiations, including Boehner's proposal to raise taxes on income above $1 million and the potential for a two-stage process to address the deficit."</text:p>
            <text:p><text:s text:c="4"/>}</text:p>
            <text:p><text:s text:c="2"/>],</text:p>
            <text:p><text:s text:c="2"/>"topic_change": "The topic shifted from a focus on the negotiations between President Obama and House Speaker Boehner over the fiscal cliff, with a focus on the Republican Party's internal divisions and Boehner's efforts to pass a budget deal, to a focus on the specifics of the proposed budget deal, including tax increases and spending cuts.",</text:p>
            <text:p><text:s text:c="2"/>"narrative_before": "Before the change, the narrative centered around the struggle between President Obama and House Speaker Boehner over the fiscal cliff, with a focus on the Republican Party's internal divisions and Boehner's efforts to pass a budget deal.",</text:p>
            <text:p><text:s text:c="2"/>"narrative_after": "After the change, the narrative centers around the specifics of the proposed budget deal, including tax increases and spending cuts, and the potential for a two-stage process to address the deficit.",</text:p>
            <text:p><text:s text:c="2"/>"narrative_criteria": [</text:p>
            <text:p><text:s text:c="4"/>{</text:p>
            <text:p><text:s text:c="6"/>"setting": "The setting is the United States, specifically the negotiations between President Obama and House Speaker Boehner over the fiscal cliff."</text:p>
            <text:p><text:s text:c="4"/>},</text:p>
            <text:p><text:s text:c="4"/>{</text:p>
            <text:p><text:s text:c="6"/>"characters": "The main characters are President Obama and House Speaker Boehner, with the Republican Party and the Democratic Party playing supporting roles."</text:p>
            <text:p><text:s text:c="4"/>},</text:p>
            <text:p><text:s text:c="4"/>{</text:p>
            <text:p><text:s text:c="6"/>"plot": "The plot revolves around the negotiations between President Obama and House Speaker Boehner over the fiscal cliff, with a focus on the specifics of the proposed budget deal, including tax increases and spending cuts."</text:p>
            <text:p><text:s text:c="4"/>},</text:p>
            <text:p><text:s text:c="4"/>{</text:p>
            <text:p><text:s text:c="6"/>"moral": "The moral of the story is that compromise is necessary to address the fiscal cliff, as seen in Boehner's proposal to raise taxes on income above $1 million and the potential for a two-stage process to address the deficit. (Source: Boehner's proposal and the articles discussing the negotiations)"</text:p>
            <text:p><text:s text:c="4"/>}</text:p>
            <text:p><text:s text:c="2"/>],</text:p>
            <text:p><text:s text:c="2"/>"true_narrative": true</text:p>
            <text:p>}</text:p>
          </table:table-cell>
          <table:table-cell table:number-columns-repeated="16377"/>
        </table:table-row>
        <table:table-row table:style-name="ro1">
          <table:table-cell office:value-type="float" office:value="4" table:style-name="ce2">
            <text:p>4</text:p>
          </table:table-cell>
          <table:table-cell office:value-type="float" office:value="8" table:style-name="ce1">
            <text:p>8</text:p>
          </table:table-cell>
          <table:table-cell office:value-type="string" table:style-name="ce1">
            <text:p>2016-01-31</text:p>
          </table:table-cell>
          <table:table-cell office:value-type="string" table:style-name="ce1">
            <text:p>('trump', 'house', 'iowa', 'cruz', 'sander')</text:p>
          </table:table-cell>
          <table:table-cell office:value-type="string" table:style-name="ce1">
            <text:p>republican, trump, democrat, obama, clinton, candidate, campaign, house, presidential, voter, democratic, gop, senate, president, vote, debate, cruz, congress, poll, party</text:p>
          </table:table-cell>
          <table:table-cell office:value-type="string" table:style-name="ce1">
            <text:p>trump, republican, candidate, clinton, campaign, voter, sander, iowa, cruz, obama, presidential, gop, democrat, democratic, poll, debate, vote, president, hampshire, house</text:p>
          </table:table-cell>
          <table:table-cell office:value-type="string" table:style-name="ce1">
            <text:p>{</text:p>
            <text:p><text:s text:c="2"/>"summaries": [</text:p>
            <text:p><text:s text:c="4"/>{</text:p>
            <text:p><text:s text:c="6"/>"article_1": "The article discusses Donald Trump's financial struggles in the 1990s, including his debt restructuring and bankruptcy, and how he managed to come out of it unscathed."</text:p>
            <text:p><text:s text:c="4"/>},</text:p>
            <text:p><text:s text:c="4"/>{</text:p>
            <text:p><text:s text:c="6"/>"article_2": "The article discusses the 2016 presidential election, specifically how Donald Trump's campaign is gaining momentum and how his opponents, including Ted Cruz and Hillary Clinton, are responding to his attacks."</text:p>
            <text:p><text:s text:c="4"/>},</text:p>
            <text:p><text:s text:c="4"/>{</text:p>
            <text:p><text:s text:c="6"/>"article_3": "The article discusses the feud between Donald Trump and Ted Cruz, with Trump questioning Cruz's eligibility to be president and Cruz accusing Trump of being a'maniac'."</text:p>
            <text:p><text:s text:c="4"/>},</text:p>
            <text:p><text:s text:c="4"/>{</text:p>
            <text:p><text:s text:c="6"/>"article_4": "The article discusses the debate between the Republican candidates, including Trump, Cruz, and Rubio, with a focus on their policy differences and personal attacks."</text:p>
            <text:p><text:s text:c="4"/>},</text:p>
            <text:p><text:s text:c="4"/>{</text:p>
            <text:p><text:s text:c="6"/>"article_5": "The article discusses the final debate before the Iowa caucuses, where the candidates, minus Trump, sparred over policy differences and personal attacks."</text:p>
            <text:p><text:s text:c="4"/>}</text:p>
            <text:p><text:s text:c="2"/>],</text:p>
            <text:p><text:s text:c="2"/>"topic_change": "The topic shifted from discussing Donald Trump's financial struggles and personal life to focusing on his presidential campaign and the Republican primary election.",</text:p>
            <text:p><text:s text:c="2"/>"narrative_before": "Before the change, the narrative centered around Donald Trump's personal life and financial struggles, highlighting his ability to come out of financial difficulties unscathed.",</text:p>
            <text:p><text:s text:c="2"/>"narrative_after": "After the change, the narrative centers around Donald Trump's presidential campaign and the Republican primary election, focusing on his attacks on his opponents and his own momentum.",</text:p>
            <text:p><text:s text:c="2"/>"narrative_criteria": [</text:p>
            <text:p><text:s text:c="4"/>{</text:p>
            <text:p><text:s text:c="6"/>"setting": "The setting is the 2016 presidential election and the Republican primary campaign."</text:p>
            <text:p><text:s text:c="4"/>},</text:p>
            <text:p><text:s text:c="4"/>{</text:p>
            <text:p><text:s text:c="6"/>"characters": "The main characters are Donald Trump, Ted Cruz, Hillary Clinton, and other Republican candidates."</text:p>
            <text:p><text:s text:c="4"/>},</text:p>
            <text:p><text:s text:c="4"/>{</text:p>
            <text:p><text:s text:c="6"/>"plot": "The plot revolves around the Republican primary election, with Trump's campaign gaining momentum and his opponents responding to his attacks."</text:p>
            <text:p><text:s text:c="4"/>},</text:p>
            <text:p><text:s text:c="4"/>{</text:p>
            <text:p><text:s text:c="6"/>"moral": "The moral is not explicitly stated, but it can be inferred that the narrative values the importance of winning and being a strong leader, as seen in Trump's ability to come out of financial difficulties unscathed and his campaign's momentum."</text:p>
            <text:p><text:s text:c="4"/>}</text:p>
            <text:p><text:s text:c="2"/>],</text:p>
            <text:p><text:s text:c="2"/>"true_narrative": true</text:p>
            <text:p>}</text:p>
          </table:table-cell>
          <table:table-cell table:number-columns-repeated="16377"/>
        </table:table-row>
        <table:table-row table:style-name="ro1">
          <table:table-cell office:value-type="float" office:value="5" table:style-name="ce2">
            <text:p>5</text:p>
          </table:table-cell>
          <table:table-cell office:value-type="float" office:value="8" table:style-name="ce1">
            <text:p>8</text:p>
          </table:table-cell>
          <table:table-cell office:value-type="string" table:style-name="ce1">
            <text:p>2016-03-31</text:p>
          </table:table-cell>
          <table:table-cell office:value-type="string" table:style-name="ce1">
            <text:p>('trump', 'hampshire', 'delegate', 'iowa', 'south')</text:p>
          </table:table-cell>
          <table:table-cell office:value-type="string" table:style-name="ce1">
            <text:p>trump, republican, clinton, voter, campaign, sander, candidate, rubio, vote, hampshire, obama, democratic, cruz, democrat, gop, primary, win, senate, presidential, poll</text:p>
          </table:table-cell>
          <table:table-cell office:value-type="string" table:style-name="ce1">
            <text:p>trump, republican, clinton, campaign, voter, candidate, vote, win, delegate, sander, gop, primary, democratic, democrat, cruz, presidential, party, obama, senate, kasich</text:p>
          </table:table-cell>
          <table:table-cell office:value-type="string" table:style-name="ce1">
            <text:p>{</text:p>
            <text:p><text:s text:c="2"/>"summaries": [</text:p>
            <text:p><text:s text:c="4"/>{</text:p>
            <text:p><text:s text:c="6"/>"article_1": "A panel discussion on FOX News Channel's 'The Journal Editorial Report' discusses the possibility of a contested convention at the Republican National Convention in Cleveland, with Donald Trump's delegate lead and the potential for a fight between Trump, Ted Cruz, and John Kasich."</text:p>
            <text:p><text:s text:c="4"/>},</text:p>
            <text:p><text:s text:c="4"/>{</text:p>
            <text:p><text:s text:c="6"/>"article_2": "A review of 26,000 online reviews of Donald Trump's consumer-facing products reveals a mixed assessment of his business ventures, with some reviewers praising his hotels and others criticizing his food and drink products."</text:p>
            <text:p><text:s text:c="4"/>},</text:p>
            <text:p><text:s text:c="4"/>{</text:p>
            <text:p><text:s text:c="6"/>"article_3": "A rundown of the Super Tuesday contests, with Donald Trump and Hillary Clinton expected to perform well in various states, including Texas, Virginia, Georgia, and Massachusetts."</text:p>
            <text:p><text:s text:c="4"/>},</text:p>
            <text:p><text:s text:c="4"/>{</text:p>
            <text:p><text:s text:c="6"/>"article_4": "An analysis of Donald Trump's campaign strategy, which is based on the principles outlined in his book 'The Art of the Deal', including thinking big, knowing your market, enhancing location, getting the word out, containing costs, and fighting back."</text:p>
            <text:p><text:s text:c="4"/>},</text:p>
            <text:p><text:s text:c="4"/>{</text:p>
            <text:p><text:s text:c="6"/>"article_5": "Mitt Romney delivers a scathing critique of Donald Trump, calling him a 'phony' and a 'fraud', and urging voters to deny Trump victories and delegates in upcoming primaries and caucuses."</text:p>
            <text:p><text:s text:c="4"/>}</text:p>
            <text:p><text:s text:c="2"/>],</text:p>
            <text:p><text:s text:c="2"/>"topic_change": "The topic shifted from a discussion of the Republican primary and the possibility of a contested convention to a more critical examination of Donald Trump's business ventures and campaign strategy, with a focus on his unorthodox approach and the potential risks and challenges it poses.",</text:p>
            <text:p><text:s text:c="2"/>"narrative_before": "Before the change, the narrative centered around the Republican primary and the possibility of a contested convention, with a focus on the candidates' strategies and the potential for a fight between Trump, Cruz, and Kasich.",</text:p>
            <text:p><text:s text:c="2"/>"narrative_after": "After the change, the narrative centers around the critical examination of Donald Trump's business ventures and campaign strategy, with a focus on his unorthodox approach and the potential risks and challenges it poses.",</text:p>
            <text:p><text:s text:c="2"/>"narrative_criteria": [</text:p>
            <text:p><text:s text:c="4"/>{</text:p>
            <text:p><text:s text:c="6"/>"setting": "The setting is the Republican primary and the possibility of a contested convention, with a focus on the candidates' strategies and the potential for a fight between Trump, Cruz, and Kasich."</text:p>
            <text:p><text:s text:c="4"/>},</text:p>
            <text:p><text:s text:c="4"/>{</text:p>
            <text:p><text:s text:c="6"/>"characters": "The characters are the Republican candidates, including Donald Trump, Ted Cruz, John Kasich, and Hillary Clinton."</text:p>
            <text:p><text:s text:c="4"/>},</text:p>
            <text:p><text:s text:c="4"/>{</text:p>
            <text:p><text:s text:c="6"/>"plot": "The plot is the possibility of a contested convention and the potential for a fight between Trump, Cruz, and Kasich."</text:p>
            <text:p><text:s text:c="4"/>},</text:p>
            <text:p><text:s text:c="4"/>{</text:p>
            <text:p><text:s text:c="6"/>"moral": "There is no clear moral judgment in the text, but the narrative implies that Trump's unorthodox approach and potential risks and challenges may be a concern for some readers."</text:p>
            <text:p><text:s text:c="4"/>}</text:p>
            <text:p><text:s text:c="2"/>],</text:p>
            <text:p><text:s text:c="2"/>"true_narrative": false</text:p>
            <text:p>}</text:p>
          </table:table-cell>
          <table:table-cell table:number-columns-repeated="16377"/>
        </table:table-row>
        <table:table-row table:style-name="ro1">
          <table:table-cell office:value-type="float" office:value="6" table:style-name="ce2">
            <text:p>6</text:p>
          </table:table-cell>
          <table:table-cell office:value-type="float" office:value="8" table:style-name="ce1">
            <text:p>8</text:p>
          </table:table-cell>
          <table:table-cell office:value-type="string" table:style-name="ce1">
            <text:p>2016-11-30</text:p>
          </table:table-cell>
          <table:table-cell office:value-type="string" table:style-name="ce1">
            <text:p>('clinton', 'convention', 'election', 'debate', 'candidate')</text:p>
          </table:table-cell>
          <table:table-cell office:value-type="string" table:style-name="ce1">
            <text:p>trump, clinton, republican, campaign, election, voter, presidential, candidate, democrat, donald, vote, debate, democratic, poll, hillary_clinton, gop, party, nominee, political, senate</text:p>
          </table:table-cell>
          <table:table-cell office:value-type="string" table:style-name="ce1">
            <text:p>trump, election, republican, campaign, clinton, donald, vote, democrat, voter, win, presidential, democratic, house, obama, party, president, candidate, senate, white, victory</text:p>
          </table:table-cell>
          <table:table-cell office:value-type="string" table:style-name="ce1">
            <text:p>{</text:p>
            <text:p><text:s text:c="2"/>"summaries": [</text:p>
            <text:p><text:s text:c="4"/>{</text:p>
            <text:p><text:s text:c="6"/>"article_1": "The article describes the 2016 US presidential election, focusing on the campaigns of Donald Trump and Hillary Clinton, and how they used different strategies to reach voters."</text:p>
            <text:p><text:s text:c="4"/>},</text:p>
            <text:p><text:s text:c="4"/>{</text:p>
            <text:p><text:s text:c="6"/>"article_2": "The article reports on the 2016 US presidential election, discussing the results of the election and how it was a historic moment for the country, with Donald Trump winning the presidency and the Republican Party gaining control of the Senate."</text:p>
            <text:p><text:s text:c="4"/>},</text:p>
            <text:p><text:s text:c="4"/>{</text:p>
            <text:p><text:s text:c="6"/>"article_3": "The article discusses the final days of the 2016 US presidential election, with Hillary Clinton and Donald Trump campaigning in key states, and how Clinton's campaign was trying to energize her base and win over undecided voters."</text:p>
            <text:p><text:s text:c="4"/>},</text:p>
            <text:p><text:s text:c="4"/>{</text:p>
            <text:p><text:s text:c="6"/>"article_4": "The article provides commentary and analysis of the 2016 US presidential election, with various writers discussing the results and implications of the election, including the Republican Party's gains in the Senate and the Democratic Party's losses."</text:p>
            <text:p><text:s text:c="4"/>},</text:p>
            <text:p><text:s text:c="4"/>{</text:p>
            <text:p><text:s text:c="6"/>"article_5": "The article compares the final TV ads of Donald Trump and Hillary Clinton, highlighting their different approaches and strategies in their campaigns."</text:p>
            <text:p><text:s text:c="4"/>}</text:p>
            <text:p><text:s text:c="2"/>],</text:p>
            <text:p><text:s text:c="2"/>"topic_change": "The topic change appears to be a shift from a focus on the presidential campaign and election process to a focus on the results of the election and the implications of the outcome.",</text:p>
            <text:p><text:s text:c="2"/>"narrative_before": "Before the change, the narrative centered around the presidential campaign and election process, with a focus on the strategies and tactics used by the candidates, including Trump's unconventional approach and Clinton's emphasis on her experience and qualifications.",</text:p>
            <text:p><text:s text:c="2"/>"narrative_after": "After the change, the narrative centers around the results of the election and the implications of the outcome, including the Republican Party's gains in the Senate and the Democratic Party's losses, and the potential consequences for the country and its politics.",</text:p>
            <text:p><text:s text:c="2"/>"narrative_criteria": [</text:p>
            <text:p><text:s text:c="4"/>{</text:p>
            <text:p><text:s text:c="6"/>"setting": "The setting of the narrative is the 2016 US presidential election and its aftermath."</text:p>
            <text:p><text:s text:c="4"/>},</text:p>
            <text:p><text:s text:c="4"/>{</text:p>
            <text:p><text:s text:c="6"/>"characters": "The characters of the narrative are the candidates, including Donald Trump and Hillary Clinton, and the parties and their leaders."</text:p>
            <text:p><text:s text:c="4"/>},</text:p>
            <text:p><text:s text:c="4"/>{</text:p>
            <text:p><text:s text:c="6"/>"plot": "The plot of the narrative is the election process and its outcome, including the strategies and tactics used by the candidates and the implications of the result."</text:p>
            <text:p><text:s text:c="4"/>},</text:p>
            <text:p><text:s text:c="4"/>{</text:p>
            <text:p><text:s text:c="6"/>"moral": "The moral of the narrative is that the election outcome has significant implications for the country and its politics, and that the Republican Party's gains in the Senate and the Democratic Party's losses will have far-reaching consequences."</text:p>
            <text:p><text:s text:c="4"/>}</text:p>
            <text:p><text:s text:c="2"/>],</text:p>
            <text:p><text:s text:c="2"/>"true_narrative": true</text:p>
            <text:p>}</text:p>
          </table:table-cell>
          <table:table-cell table:number-columns-repeated="16377"/>
        </table:table-row>
        <table:table-row table:style-name="ro1">
          <table:table-cell office:value-type="float" office:value="7" table:style-name="ce2">
            <text:p>7</text:p>
          </table:table-cell>
          <table:table-cell office:value-type="float" office:value="8" table:style-name="ce1">
            <text:p>8</text:p>
          </table:table-cell>
          <table:table-cell office:value-type="string" table:style-name="ce1">
            <text:p>2017-01-31</text:p>
          </table:table-cell>
          <table:table-cell office:value-type="string" table:style-name="ce1">
            <text:p>('election', 'clinton', 'campaign', 'voter', 'win')</text:p>
          </table:table-cell>
          <table:table-cell office:value-type="string" table:style-name="ce1">
            <text:p>trump, republican, election, donald, campaign, obama, democrat, vote, house, president, presidentelect, senate, democratic, administration, presidential, party, white, political, voter, secretary</text:p>
          </table:table-cell>
          <table:table-cell office:value-type="string" table:style-name="ce1">
            <text:p>trump, republican, senate, president, election, donald, democrat, house, obama, campaign, administration, vote, white, nominee, democratic, gop, political, policy, party, presidential</text:p>
          </table:table-cell>
          <table:table-cell office:value-type="string" table:style-name="ce1">
            <text:p>{</text:p>
            <text:p><text:s text:c="2"/>"summaries": [</text:p>
            <text:p><text:s text:c="4"/>{</text:p>
            <text:p><text:s text:c="6"/>"article_1": "The Justice Department is launching an investigation into the FBI's handling of the Clinton email case, following public debate over FBI Director James Comey's pre-election statements."</text:p>
            <text:p><text:s text:c="4"/>},</text:p>
            <text:p><text:s text:c="4"/>{</text:p>
            <text:p><text:s text:c="6"/>"article_2": "Intelligence agencies have concluded that Russia ordered an 'influence campaign' to aid Donald Trump in the election, with the CIA, FBI, and NSA having 'high confidence' in Putin's involvement."</text:p>
            <text:p><text:s text:c="4"/>},</text:p>
            <text:p><text:s text:c="4"/>{</text:p>
            <text:p><text:s text:c="6"/>"article_3": "President Trump has signed executive orders to start construction of a U.S./Mexico border wall and cut federal funding to sanctuary cities, following through on campaign promises."</text:p>
            <text:p><text:s text:c="4"/>},</text:p>
            <text:p><text:s text:c="4"/>{</text:p>
            <text:p><text:s text:c="6"/>"article_4": "President Trump delivered a populist inaugural address, sounding the familiar campaign theme of the forgotten man, and criticizing politicians for enriching themselves at the expense of citizens."</text:p>
            <text:p><text:s text:c="4"/>},</text:p>
            <text:p><text:s text:c="4"/>{</text:p>
            <text:p><text:s text:c="6"/>"article_5": "President Trump is seeking a voter-fraud inquiry, despite a lack of evidence, and has at least two options for how to proceed, including assembling an independent commission or directing the Justice Department to investigate."</text:p>
            <text:p><text:s text:c="4"/>}</text:p>
            <text:p><text:s text:c="2"/>],</text:p>
            <text:p><text:s text:c="2"/>"topic_change": "The topic shifted from discussing the transition of power and the inauguration of President Trump to focusing on his policies and actions, specifically his efforts to investigate voter fraud and his executive orders on immigration and border security.",</text:p>
            <text:p><text:s text:c="2"/>"narrative_before": "Before the change, the narrative centered around the transition of power and the inauguration of President Trump, with a focus on his populist message and his efforts to unite the country.",</text:p>
            <text:p><text:s text:c="2"/>"narrative_after": "After the change, the narrative centers around President Trump's policies and actions, with a focus on his efforts to investigate voter fraud and his executive orders on immigration and border security, which are seen as divisive and potentially harmful to certain groups.",</text:p>
            <text:p><text:s text:c="2"/>"narrative_criteria": [</text:p>
            <text:p><text:s text:c="4"/>{</text:p>
            <text:p><text:s text:c="6"/>"setting": "The setting is the United States, with a focus on the transition of power and the inauguration of President Trump."</text:p>
            <text:p><text:s text:c="4"/>},</text:p>
            <text:p><text:s text:c="4"/>{</text:p>
            <text:p><text:s text:c="6"/>"characters": "The characters include President Trump, his advisors, and the American people, with a focus on the relationships between these groups."</text:p>
            <text:p><text:s text:c="4"/>},</text:p>
            <text:p><text:s text:c="4"/>{</text:p>
            <text:p><text:s text:c="6"/>"plot": "The plot revolves around the transition of power and the inauguration of President Trump, with a focus on his populist message and his efforts to unite the country."</text:p>
            <text:p><text:s text:c="4"/>},</text:p>
            <text:p><text:s text:c="4"/>{</text:p>
            <text:p><text:s text:c="6"/>"moral": "The moral of the narrative is that the American people deserve to have their voices heard and their interests represented in government, as stated by President Trump in his inaugural address."</text:p>
            <text:p><text:s text:c="4"/>}</text:p>
            <text:p><text:s text:c="2"/>],</text:p>
            <text:p><text:s text:c="2"/>"true_narrative": true</text:p>
            <text:p>}</text:p>
          </table:table-cell>
          <table:table-cell table:number-columns-repeated="16377"/>
        </table:table-row>
        <table:table-row table:style-name="ro1">
          <table:table-cell office:value-type="float" office:value="8" table:style-name="ce2">
            <text:p>8</text:p>
          </table:table-cell>
          <table:table-cell office:value-type="float" office:value="8" table:style-name="ce1">
            <text:p>8</text:p>
          </table:table-cell>
          <table:table-cell office:value-type="string" table:style-name="ce1">
            <text:p>2020-02-29</text:p>
          </table:table-cell>
          <table:table-cell office:value-type="string" table:style-name="ce1">
            <text:p>('sander', 'bloomberg', 'house', 'iowa', 'impeachment')</text:p>
          </table:table-cell>
          <table:table-cell office:value-type="string" table:style-name="ce1">
            <text:p>trump, president, democrat, house, senate, impeachment, republican, campaign, democratic, vote, candidate, voter, election, sander, white, presidential, senator, political, party, iowa</text:p>
          </table:table-cell>
          <table:table-cell office:value-type="string" table:style-name="ce1">
            <text:p>trump, sander, democratic, democrat, campaign, president, candidate, voter, bloomberg, vote, party, republican, house, election, iowa, senate, presidential, poll, hampshire, primary</text:p>
          </table:table-cell>
          <table:table-cell office:value-type="string" table:style-name="ce1">
            <text:p>{</text:p>
            <text:p><text:s text:c="2"/>"summaries": [</text:p>
            <text:p><text:s text:c="4"/>{</text:p>
            <text:p><text:s text:c="6"/>"article_1": "The article discusses the real-estate portfolios of the five Democratic front-runners in the 2020 presidential election, including Pete Buttigieg, Bernie Sanders, Elizabeth Warren, Joe Biden, and Michael Bloomberg."</text:p>
            <text:p><text:s text:c="4"/>},</text:p>
            <text:p><text:s text:c="4"/>{</text:p>
            <text:p><text:s text:c="6"/>"article_2": "The article discusses the crowded center lane of the Democratic primary, with multiple candidates vying for the nomination, and the concerns of party leaders about the potential for a protracted nomination fight."</text:p>
            <text:p><text:s text:c="4"/>},</text:p>
            <text:p><text:s text:c="4"/>{</text:p>
            <text:p><text:s text:c="6"/>"article_3": "The article discusses the Sanders campaign's response to the chaotic Iowa Democratic caucuses, with the campaign declaring victory in Iowa and announcing massive January fundraising."</text:p>
            <text:p><text:s text:c="4"/>},</text:p>
            <text:p><text:s text:c="4"/>{</text:p>
            <text:p><text:s text:c="6"/>"article_4": "The article discusses the Democratic debate in Las Vegas, where Bernie Sanders and Michael Bloomberg clashed on issues such as wealth inequality and socialism."</text:p>
            <text:p><text:s text:c="4"/>},</text:p>
            <text:p><text:s text:c="4"/>{</text:p>
            <text:p><text:s text:c="6"/>"article_5": "The article compares the finances of Bernie Sanders and Michael Bloomberg, with Sanders' net worth estimated at $2.5 million and Bloomberg's at $64 billion."</text:p>
            <text:p><text:s text:c="4"/>}</text:p>
            <text:p><text:s text:c="2"/>],</text:p>
            <text:p><text:s text:c="2"/>"topic_change": "The topic shifted from discussing the impeachment of President Trump and the Democratic primary candidates to focusing on the real-estate portfolios of the candidates and the financial disparities between them.",</text:p>
            <text:p><text:s text:c="2"/>"narrative_before": "Before the change, the narrative centered around the impeachment of President Trump and the Democratic primary candidates, with a focus on the candidates' policies and positions.",</text:p>
            <text:p><text:s text:c="2"/>"narrative_after": "After the change, the narrative centers around the financial disparities between the Democratic primary candidates, particularly between Bernie Sanders and Michael Bloomberg, and the implications of their wealth for their presidential campaigns.",</text:p>
            <text:p><text:s text:c="2"/>"narrative_criteria": [</text:p>
            <text:p><text:s text:c="4"/>{</text:p>
            <text:p><text:s text:c="6"/>"setting": "The setting is the 2020 presidential election and the Democratic primary campaign."</text:p>
            <text:p><text:s text:c="4"/>},</text:p>
            <text:p><text:s text:c="4"/>{</text:p>
            <text:p><text:s text:c="6"/>"characters": "The characters are the Democratic primary candidates, including Bernie Sanders, Michael Bloomberg, Pete Buttigieg, Elizabeth Warren, and Joe Biden."</text:p>
            <text:p><text:s text:c="4"/>},</text:p>
            <text:p><text:s text:c="4"/>{</text:p>
            <text:p><text:s text:c="6"/>"plot": "The plot revolves around the financial disparities between the candidates and the implications of their wealth for their presidential campaigns."</text:p>
            <text:p><text:s text:c="4"/>},</text:p>
            <text:p><text:s text:c="4"/>{</text:p>
            <text:p><text:s text:c="6"/>"moral": "The moral is that wealth and financial disparities are a significant issue in the 2020 presidential election, and that the candidates' financial situations may impact their ability to connect with voters and win the election. (Source: Article 4, where Bernie Sanders is criticized for his wealth and Michael Bloomberg is accused of trying to buy the election.)"</text:p>
            <text:p><text:s text:c="4"/>}</text:p>
            <text:p><text:s text:c="2"/>],</text:p>
            <text:p><text:s text:c="2"/>"true_narrative": true</text:p>
            <text:p>}</text:p>
          </table:table-cell>
          <table:table-cell table:number-columns-repeated="16377"/>
        </table:table-row>
        <table:table-row table:style-name="ro1">
          <table:table-cell office:value-type="float" office:value="9" table:style-name="ce2">
            <text:p>9</text:p>
          </table:table-cell>
          <table:table-cell office:value-type="float" office:value="8" table:style-name="ce1">
            <text:p>8</text:p>
          </table:table-cell>
          <table:table-cell office:value-type="string" table:style-name="ce1">
            <text:p>2020-11-30</text:p>
          </table:table-cell>
          <table:table-cell office:value-type="string" table:style-name="ce1">
            <text:p>('election', 'vote', 'georgia', 'president', 'debate')</text:p>
          </table:table-cell>
          <table:table-cell office:value-type="string" table:style-name="ce1">
            <text:p>trump, election, president, republican, vote, campaign, democrat, bide, voter, house, bid, democratic, senate, white, poll, debate, presidential, ballot, candidate, political</text:p>
          </table:table-cell>
          <table:table-cell office:value-type="string" table:style-name="ce1">
            <text:p>trump, election, vote, republican, bide, democrat, voter, bid, campaign, president, ballot, democratic, house, senate, biden, win, party, poll, presidential, candidate</text:p>
          </table:table-cell>
          <table:table-cell office:value-type="string" table:style-name="ce1">
            <text:p>{</text:p>
            <text:p><text:s text:c="2"/>"summaries": [</text:p>
            <text:p><text:s text:c="4"/>{</text:p>
            <text:p><text:s text:c="6"/>"article_1": "The article discusses various questions and answers about the 2020 US presidential election, including voting procedures, mail-in voting, and voter turnout."</text:p>
            <text:p><text:s text:c="4"/>},</text:p>
            <text:p><text:s text:c="4"/>{</text:p>
            <text:p><text:s text:c="6"/>"article_2": "The article reports on the latest developments in the 2020 US presidential election, with Joe Biden expanding his lead in key states and urging calm as the vote counting continues."</text:p>
            <text:p><text:s text:c="4"/>},</text:p>
            <text:p><text:s text:c="4"/>{</text:p>
            <text:p><text:s text:c="6"/>"article_3": "The article updates the 2020 US presidential election results, with Joe Biden maintaining his lead in key states and the Trump campaign pursuing legal challenges."</text:p>
            <text:p><text:s text:c="4"/>},</text:p>
            <text:p><text:s text:c="4"/>{</text:p>
            <text:p><text:s text:c="6"/>"article_4": "The article provides a state-by-state guide to the Trump campaign's lawsuits related to the 2020 US presidential election."</text:p>
            <text:p><text:s text:c="4"/>},</text:p>
            <text:p><text:s text:c="4"/>{</text:p>
            <text:p><text:s text:c="6"/>"article_5": "The article reports on the latest developments in the 2020 US presidential election, with Joe Biden taking the lead in Georgia and the Trump campaign disputing the results."</text:p>
            <text:p><text:s text:c="4"/>}</text:p>
            <text:p><text:s text:c="2"/>],</text:p>
            <text:p><text:s text:c="2"/>"topic_change": "The topic change consists of a shift from discussing general voting procedures and mail-in voting to focusing on the 2020 US presidential election results and the Trump campaign's legal challenges.",</text:p>
            <text:p><text:s text:c="2"/>"narrative_before": "Before the change, the narrative centered around explaining voting procedures and mail-in voting, with a focus on educating readers about the election process.",</text:p>
            <text:p><text:s text:c="2"/>"narrative_after": "After the change, the narrative centers around the 2020 US presidential election results, with a focus on the Trump campaign's legal challenges and the potential for a Biden victory.",</text:p>
            <text:p><text:s text:c="2"/>"narrative_criteria": [</text:p>
            <text:p><text:s text:c="4"/>{</text:p>
            <text:p><text:s text:c="6"/>"setting": "The setting is the 2020 US presidential election, with various states and locations mentioned throughout the articles."</text:p>
            <text:p><text:s text:c="4"/>},</text:p>
            <text:p><text:s text:c="4"/>{</text:p>
            <text:p><text:s text:c="6"/>"characters": "The main characters are Joe Biden and Donald Trump, with their campaigns and supporters also playing a significant role."</text:p>
            <text:p><text:s text:c="4"/>},</text:p>
            <text:p><text:s text:c="4"/>{</text:p>
            <text:p><text:s text:c="6"/>"plot": "The plot revolves around the 2020 US presidential election, with the Trump campaign pursuing legal challenges and the Biden campaign maintaining its lead in key states."</text:p>
            <text:p><text:s text:c="4"/>},</text:p>
            <text:p><text:s text:c="4"/>{</text:p>
            <text:p><text:s text:c="6"/>"moral": "The moral of the narrative is that democracy and the rule of law are essential components of the American experiment, as stated by Senator Todd Young and Representative Paul Mitchell."</text:p>
            <text:p><text:s text:c="4"/>}</text:p>
            <text:p><text:s text:c="2"/>],</text:p>
            <text:p><text:s text:c="2"/>"true_narrative": true</text:p>
            <text:p>}</text:p>
          </table:table-cell>
          <table:table-cell table:number-columns-repeated="16377"/>
        </table:table-row>
        <table:table-row table:style-name="ro1">
          <table:table-cell office:value-type="float" office:value="10" table:style-name="ce2">
            <text:p>10</text:p>
          </table:table-cell>
          <table:table-cell office:value-type="float" office:value="8" table:style-name="ce1">
            <text:p>8</text:p>
          </table:table-cell>
          <table:table-cell office:value-type="string" table:style-name="ce1">
            <text:p>2021-01-31</text:p>
          </table:table-cell>
          <table:table-cell office:value-type="string" table:style-name="ce1">
            <text:p>('election', 'voter', 'campaign', 'impeachment', 'ballot')</text:p>
          </table:table-cell>
          <table:table-cell office:value-type="string" table:style-name="ce1">
            <text:p>trump, republican, election, vote, democrat, bide, senate, president, bid, house, biden, campaign, democratic, voter, georgia, party, white, leader, presidentelect, gop</text:p>
          </table:table-cell>
          <table:table-cell office:value-type="string" table:style-name="ce1">
            <text:p>trump, president, republican, senate, bide, election, vote, house, democrat, biden, bid, democratic, impeachment, party, gop, white, political, congress, capitol, inauguration</text:p>
          </table:table-cell>
          <table:table-cell office:value-type="string" table:style-name="ce1">
            <text:p>{</text:p>
            <text:p><text:s text:c="2"/>"summaries": [</text:p>
            <text:p><text:s text:c="4"/>{</text:p>
            <text:p><text:s text:c="6"/>"article_1": "Journal reporters answer readers' questions about false claims of election irregularities in the 2020 presidential election, including allegations of voter fraud and election tampering."</text:p>
            <text:p><text:s text:c="4"/>},</text:p>
            <text:p><text:s text:c="4"/>{</text:p>
            <text:p><text:s text:c="6"/>"article_2": "The Electoral College system proved its democratic value in the 2020 presidential election, mediating a raucous and unsettled political situation and delivering a broad-based majority mandate to President-elect Joe Biden."</text:p>
            <text:p><text:s text:c="4"/>},</text:p>
            <text:p><text:s text:c="4"/>{</text:p>
            <text:p><text:s text:c="6"/>"article_3": "Georgia's Senate runoff elections will determine which party controls the U.S. Senate, with Democrats needing to win both races to take control of the chamber."</text:p>
            <text:p><text:s text:c="4"/>},</text:p>
            <text:p><text:s text:c="4"/>{</text:p>
            <text:p><text:s text:c="6"/>"article_4": "President Trump's campaign and allies are making last-ditch efforts to overturn the results of the 2020 presidential election in Georgia, with Trump urging the state's secretary of state to 'find' 11,780 votes to reverse his loss."</text:p>
            <text:p><text:s text:c="4"/>},</text:p>
            <text:p><text:s text:c="4"/>{</text:p>
            <text:p><text:s text:c="6"/>"article_5": "President Trump pressured Georgia Secretary of State Brad Raffensperger to 'find' votes to overturn the state's election results, with Trump claiming the election was rigged and fraudulent."</text:p>
            <text:p><text:s text:c="4"/>}</text:p>
            <text:p><text:s text:c="2"/>],</text:p>
            <text:p><text:s text:c="2"/>"topic_change": "The topic shifted from discussing the 2020 presidential election and its aftermath, including allegations of voter fraud and election tampering, to a focus on President Trump's efforts to overturn the election results in Georgia and the implications for the Senate runoff elections.",</text:p>
            <text:p><text:s text:c="2"/>"narrative_before": "Before the change, the narrative centered around the 2020 presidential election and its legitimacy, with a focus on debunking false claims of voter fraud and election tampering.",</text:p>
            <text:p><text:s text:c="2"/>"narrative_after": "After the change, the narrative centers around President Trump's attempts to subvert the democratic process and undermine the legitimacy of the election results, with a focus on the implications for the Senate runoff elections and the rule of law.",</text:p>
            <text:p><text:s text:c="2"/>"narrative_criteria": [</text:p>
            <text:p><text:s text:c="4"/>{</text:p>
            <text:p><text:s text:c="6"/>"setting": "The setting is the 2020 presidential election and the state of Georgia, with a focus on the electoral process and the role of President Trump."</text:p>
            <text:p><text:s text:c="4"/>},</text:p>
            <text:p><text:s text:c="4"/>{</text:p>
            <text:p><text:s text:c="6"/>"characters": "The main characters are President Trump, Georgia Secretary of State Brad Raffensperger, and the voters of Georgia, with a focus on the interactions between Trump and Raffensperger."</text:p>
            <text:p><text:s text:c="4"/>},</text:p>
            <text:p><text:s text:c="4"/>{</text:p>
            <text:p><text:s text:c="6"/>"plot": "The plot revolves around President Trump's efforts to overturn the election results in Georgia, including his pressure on Raffensperger to 'find' votes and his claims of election fraud and tampering."</text:p>
            <text:p><text:s text:c="4"/>},</text:p>
            <text:p><text:s text:c="4"/>{</text:p>
            <text:p><text:s text:c="6"/>"moral": "The moral of the narrative is that the rule of law and the democratic process must be respected, and that attempts to subvert them are unacceptable. This is evident in the quotes from Raffensperger and other officials, who emphasize the importance of upholding the integrity of the electoral process."</text:p>
            <text:p><text:s text:c="4"/>}</text:p>
            <text:p><text:s text:c="2"/>],</text:p>
            <text:p><text:s text:c="2"/>"true_narrative": true</text:p>
            <text:p>}</text:p>
          </table:table-cell>
          <table:table-cell table:number-columns-repeated="16377"/>
        </table:table-row>
        <table:table-row table:style-name="ro1">
          <table:table-cell office:value-type="float" office:value="11" table:style-name="ce2">
            <text:p>11</text:p>
          </table:table-cell>
          <table:table-cell office:value-type="float" office:value="9" table:style-name="ce1">
            <text:p>9</text:p>
          </table:table-cell>
          <table:table-cell office:value-type="string" table:style-name="ce1">
            <text:p>2013-03-31</text:p>
          </table:table-cell>
          <table:table-cell office:value-type="string" table:style-name="ce1">
            <text:p>('cypru', 'cypriot', 'greece', 'cyprus', 'bailout')</text:p>
          </table:table-cell>
          <table:table-cell office:value-type="string" table:style-name="ce1">
            <text:p>european, italy, italian, country, europe, spain, government, euro, eu, france, germany, german, french, eurozone, euro_zone, ecb, greece, spanish, debt, ireland</text:p>
          </table:table-cell>
          <table:table-cell office:value-type="string" table:style-name="ce1">
            <text:p>cypru, european, italy, country, cypriot, europe, bailout, government, eu, euro_zone, eurozone, italian, spain, germany, cyprus, german, euro, minister, france, greece</text:p>
          </table:table-cell>
          <table:table-cell office:value-type="string" table:style-name="ce1">
            <text:p>{</text:p>
            <text:p><text:s text:c="2"/>"summaries": [</text:p>
            <text:p><text:s text:c="4"/>{</text:p>
            <text:p><text:s text:c="6"/>"article_1": "Money-laundering suspicions stall Europe's latest bailout for Cyprus, which is struggling to shake its reputation as a haven for Russian money laundering and shell companies."</text:p>
            <text:p><text:s text:c="4"/>},</text:p>
            <text:p><text:s text:c="4"/>{</text:p>
            <text:p><text:s text:c="6"/>"article_2": "Cyprus's two largest banks, Cyprus Popular and Bank of Cyprus, were heavily exposed to Greek government bonds, which ultimately led to their collapse and the country's need for a bailout."</text:p>
            <text:p><text:s text:c="4"/>},</text:p>
            <text:p><text:s text:c="4"/>{</text:p>
            <text:p><text:s text:c="6"/>"article_3": "Cyprus reaches a new bailout deal with the euro zone and IMF, which includes a radical downsizing of its two largest banks and steep losses for large depositors."</text:p>
            <text:p><text:s text:c="4"/>},</text:p>
            <text:p><text:s text:c="4"/>{</text:p>
            <text:p><text:s text:c="6"/>"article_4": "The Cyprus bailout deal is finalized, with big depositors and other creditors losing large sums, and the country's two largest banks being downsized."</text:p>
            <text:p><text:s text:c="4"/>},</text:p>
            <text:p><text:s text:c="4"/>{</text:p>
            <text:p><text:s text:c="6"/>"article_5": "The Cyprus bailout deal strains European ties and sows mistrust between the continent's haves and have-nots, with Germany prevailing but at the price of growing resentment."</text:p>
            <text:p><text:s text:c="4"/>}</text:p>
            <text:p><text:s text:c="2"/>],</text:p>
            <text:p><text:s text:c="2"/>"topic_change": "The topic shifted from a focus on the economic struggles of Cyprus, particularly its exposure to Greek government bonds, to a focus on the country's bailout negotiations and the implications of the deal for the euro zone.",</text:p>
            <text:p><text:s text:c="2"/>"narrative_before": "Before the change, the narrative centered around the economic struggles of Cyprus, particularly its exposure to Greek government bonds and the country's reputation as a haven for money laundering.",</text:p>
            <text:p><text:s text:c="2"/>"narrative_after": "After the change, the narrative centers around the bailout negotiations and the implications of the deal for the euro zone, with a focus on the tensions between Germany and Cyprus.",</text:p>
            <text:p><text:s text:c="2"/>"narrative_criteria": [</text:p>
            <text:p><text:s text:c="4"/>{</text:p>
            <text:p><text:s text:c="6"/>"setting": "The setting is the country of Cyprus, its economy, and its relationship with the euro zone."</text:p>
            <text:p><text:s text:c="4"/>},</text:p>
            <text:p><text:s text:c="4"/>{</text:p>
            <text:p><text:s text:c="6"/>"characters": "The main characters are the Cypriot government, the European Union, and the International Monetary Fund."</text:p>
            <text:p><text:s text:c="4"/>},</text:p>
            <text:p><text:s text:c="4"/>{</text:p>
            <text:p><text:s text:c="6"/>"plot": "The plot revolves around the bailout negotiations and the implications of the deal for the euro zone."</text:p>
            <text:p><text:s text:c="4"/>},</text:p>
            <text:p><text:s text:c="4"/>{</text:p>
            <text:p><text:s text:c="6"/>"moral": "The moral of the story is that the euro zone's rules and principles must be respected, as stated by German Chancellor Angela Merkel."</text:p>
            <text:p><text:s text:c="4"/>}</text:p>
            <text:p><text:s text:c="2"/>],</text:p>
            <text:p><text:s text:c="2"/>"true_narrative": true</text:p>
            <text:p>}</text:p>
          </table:table-cell>
          <table:table-cell table:number-columns-repeated="16377"/>
        </table:table-row>
        <table:table-row table:style-name="ro1">
          <table:table-cell office:value-type="float" office:value="12" table:style-name="ce2">
            <text:p>12</text:p>
          </table:table-cell>
          <table:table-cell office:value-type="float" office:value="9" table:style-name="ce1">
            <text:p>9</text:p>
          </table:table-cell>
          <table:table-cell office:value-type="string" table:style-name="ce1">
            <text:p>2015-07-31</text:p>
          </table:table-cell>
          <table:table-cell office:value-type="string" table:style-name="ce1">
            <text:p>('eu', 'european', 'debt', 'greece', 'referendum')</text:p>
          </table:table-cell>
          <table:table-cell office:value-type="string" table:style-name="ce1">
            <text:p>greece, greek, european, eurozone, eu, europe, creditor, country, bailout, government, german, germany, athens, french, france, imf, euro, tsipra, minister, debt</text:p>
          </table:table-cell>
          <table:table-cell office:value-type="string" table:style-name="ce1">
            <text:p>greece, greek, eurozone, european, bailout, creditor, europe, debt, germany, country, athens, german, euro, government, eu, french, tsipra, france, crisis, imf</text:p>
          </table:table-cell>
          <table:table-cell office:value-type="string" table:style-name="ce1">
            <text:p>{</text:p>
            <text:p><text:s text:c="2"/>"summaries": [</text:p>
            <text:p><text:s text:c="4"/>{</text:p>
            <text:p><text:s text:c="6"/>"article_1": "Greek voters resoundingly rejected creditors' conditions for further financial aid, increasing uncertainty about Greece's future in the eurozone and prompting a scramble for a new bailout deal."</text:p>
            <text:p><text:s text:c="4"/>},</text:p>
            <text:p><text:s text:c="4"/>{</text:p>
            <text:p><text:s text:c="6"/>"article_2": "U.S. stocks fell, weighed down by a tumble in oil prices and Greek voters' rejection of creditors' conditions for further financial aid, while investors piled into U.S. Treasury bonds as a safe-haven asset."</text:p>
            <text:p><text:s text:c="4"/>},</text:p>
            <text:p><text:s text:c="4"/>{</text:p>
            <text:p><text:s text:c="6"/>"article_3": "The IMF's estimated Greek financing needs and strong call for Europe to give the country debt relief could influence the referendum, as it clearly outlines the political and economic sacrifices Germany and other eurozone creditors would have to make."</text:p>
            <text:p><text:s text:c="4"/>},</text:p>
            <text:p><text:s text:c="4"/>{</text:p>
            <text:p><text:s text:c="6"/>"article_4": "Germany's power and influence in Europe are becoming increasingly apparent, with Chancellor Angela Merkel's leadership style and policies straining unity in the EU and sparking pushback from other European countries."</text:p>
            <text:p><text:s text:c="4"/>},</text:p>
            <text:p><text:s text:c="4"/>{</text:p>
            <text:p><text:s text:c="6"/>"article_5": "Greece submitted a new proposal to its creditors, which includes tax increases, pension overhauls, and other economic reforms, in an effort to unlock a new bailout deal and avoid a Greek exit from the eurozone."</text:p>
            <text:p><text:s text:c="4"/>}</text:p>
            <text:p><text:s text:c="2"/>],</text:p>
            <text:p><text:s text:c="2"/>"topic_change": "The topic shifted from discussing the Greek debt crisis and its impact on the eurozone to a more nuanced discussion of the political and economic implications of Germany's power and influence in Europe.",</text:p>
            <text:p><text:s text:c="2"/>"narrative_before": "Before the change, the narrative centered around the Greek debt crisis and the need for a new bailout deal, with a focus on the economic and financial implications of Greece's situation.",</text:p>
            <text:p><text:s text:c="2"/>"narrative_after": "After the change, the narrative centers around the political and economic implications of Germany's power and influence in Europe, and the potential consequences of Greece's exit from the eurozone.",</text:p>
            <text:p><text:s text:c="2"/>"narrative_criteria": [</text:p>
            <text:p><text:s text:c="4"/>{</text:p>
            <text:p><text:s text:c="6"/>"setting": "The setting is the European Union and the eurozone, with a focus on the political and economic implications of Germany's power and influence."</text:p>
            <text:p><text:s text:c="4"/>},</text:p>
            <text:p><text:s text:c="4"/>{</text:p>
            <text:p><text:s text:c="6"/>"characters": "The main characters are Chancellor Angela Merkel and the Greek government, with a focus on their interactions and negotiations over the bailout deal and Greece's future in the eurozone."</text:p>
            <text:p><text:s text:c="4"/>},</text:p>
            <text:p><text:s text:c="4"/>{</text:p>
            <text:p><text:s text:c="6"/>"plot": "The plot revolves around the Greek debt crisis and the need for a new bailout deal, with a focus on the political and economic implications of Germany's power and influence in Europe."</text:p>
            <text:p><text:s text:c="4"/>},</text:p>
            <text:p><text:s text:c="4"/>{</text:p>
            <text:p><text:s text:c="6"/>"moral": "The moral of the narrative is that Germany's power and influence in Europe are straining unity and sparking pushback from other European countries, and that the Greek debt crisis is a symptom of a larger issue of European integration and cooperation."</text:p>
            <text:p><text:s text:c="4"/>}</text:p>
            <text:p><text:s text:c="2"/>],</text:p>
            <text:p><text:s text:c="2"/>"true_narrative": true</text:p>
            <text:p>}</text:p>
          </table:table-cell>
          <table:table-cell table:number-columns-repeated="16377"/>
        </table:table-row>
        <table:table-row table:style-name="ro1">
          <table:table-cell office:value-type="float" office:value="13" table:style-name="ce2">
            <text:p>13</text:p>
          </table:table-cell>
          <table:table-cell office:value-type="float" office:value="9" table:style-name="ce1">
            <text:p>9</text:p>
          </table:table-cell>
          <table:table-cell office:value-type="string" table:style-name="ce1">
            <text:p>2015-09-30</text:p>
          </table:table-cell>
          <table:table-cell office:value-type="string" table:style-name="ce1">
            <text:p>('greece', 'migrant', 'greek', 'refugee', 'hungary')</text:p>
          </table:table-cell>
          <table:table-cell office:value-type="string" table:style-name="ce1">
            <text:p>greece, european, germany, greek, migrant, europe, eu, german, bailout, country, france, eurozone, government, french, hungary, debt, italy, crisis, minister, spain</text:p>
          </table:table-cell>
          <table:table-cell office:value-type="string" table:style-name="ce1">
            <text:p>migrant, eu, european, europe, germany, country, hungary, refugee, greece, german, government, france, border, crisis, greek, french, hungarian, minister, asylum, austria</text:p>
          </table:table-cell>
          <table:table-cell office:value-type="string" table:style-name="ce1">
            <text:p>{</text:p>
            <text:p><text:s text:c="2"/>"summaries": [</text:p>
            <text:p><text:s text:c="4"/>{</text:p>
            <text:p><text:s text:c="6"/>"article_1": "Thousands of migrants, mostly from Syria, fled Hungary on foot after being stranded at train stations and camps, prompting Austria and Germany to allow them to enter their territory."</text:p>
            <text:p><text:s text:c="4"/>},</text:p>
            <text:p><text:s text:c="4"/>{</text:p>
            <text:p><text:s text:c="6"/>"article_2": "Thousands of migrants, many from war-torn countries, poured into Austria and Germany after Hungary's decision to ferry them to the border, marking a victory for the migrants and a reversal in fortunes for European leaders."</text:p>
            <text:p><text:s text:c="4"/>},</text:p>
            <text:p><text:s text:c="4"/>{</text:p>
            <text:p><text:s text:c="6"/>"article_3": "Croatia's interior minister announced that migrants trying to circumvent Hungary's closed borders would not be allowed to pass through Croatia to Slovenia, Austria, and Germany, as the EU grapples with the migrant crisis."</text:p>
            <text:p><text:s text:c="4"/>},</text:p>
            <text:p><text:s text:c="4"/>{</text:p>
            <text:p><text:s text:c="6"/>"article_4": "The migrant crisis in Europe has given rise to a new industry, with businesses profiting from the influx of migrants, including companies providing services such as food, shelter, and language classes."</text:p>
            <text:p><text:s text:c="4"/>},</text:p>
            <text:p><text:s text:c="4"/>{</text:p>
            <text:p><text:s text:c="6"/>"article_5": "Austria and Germany threw open their borders to thousands of exhausted migrants, who were bused to the Hungarian border by the right-wing government, as the migrants continued their journey to reach Germany."</text:p>
            <text:p><text:s text:c="4"/>}</text:p>
            <text:p><text:s text:c="2"/>],</text:p>
            <text:p><text:s text:c="2"/>"topic_change": "The topic shifted from focusing on the migrant crisis in Hungary and the EU's response to the crisis, to a broader discussion of the economic and social implications of the migrant influx, including the growth of a new industry and the challenges of integrating migrants into European society.",</text:p>
            <text:p><text:s text:c="2"/>"narrative_before": "Before the change, the narrative centered around the EU's response to the migrant crisis, with a focus on Hungary's border control and the treatment of migrants.",</text:p>
            <text:p><text:s text:c="2"/>"narrative_after": "After the change, the narrative centers around the economic and social implications of the migrant influx, with a focus on the growth of a new industry and the challenges of integrating migrants into European society.",</text:p>
            <text:p><text:s text:c="2"/>"narrative_criteria": [</text:p>
            <text:p><text:s text:c="4"/>{</text:p>
            <text:p><text:s text:c="6"/>"setting": "The setting is the European continent, with a focus on countries such as Hungary, Austria, Germany, and Croatia."</text:p>
            <text:p><text:s text:c="4"/>},</text:p>
            <text:p><text:s text:c="4"/>{</text:p>
            <text:p><text:s text:c="6"/>"characters": "The characters are the migrants, European leaders, and business owners, with a focus on the interactions and conflicts between these groups."</text:p>
            <text:p><text:s text:c="4"/>},</text:p>
            <text:p><text:s text:c="4"/>{</text:p>
            <text:p><text:s text:c="6"/>"plot": "The plot revolves around the migrant crisis, the EU's response, and the economic and social implications of the influx, including the growth of a new industry and the challenges of integration."</text:p>
            <text:p><text:s text:c="4"/>},</text:p>
            <text:p><text:s text:c="4"/>{</text:p>
            <text:p><text:s text:c="6"/>"moral": "The moral is that the EU's response to the migrant crisis has been inadequate, and that the economic and social implications of the influx are significant and far-reaching. (Source: Article 1, where migrants describe being treated poorly by Hungarian authorities)"</text:p>
            <text:p><text:s text:c="4"/>}</text:p>
            <text:p><text:s text:c="2"/>],</text:p>
            <text:p><text:s text:c="2"/>"true_narrative": true</text:p>
            <text:p>}</text:p>
          </table:table-cell>
          <table:table-cell table:number-columns-repeated="16377"/>
        </table:table-row>
        <table:table-row table:style-name="ro1">
          <table:table-cell office:value-type="float" office:value="14" table:style-name="ce2">
            <text:p>14</text:p>
          </table:table-cell>
          <table:table-cell office:value-type="float" office:value="9" table:style-name="ce1">
            <text:p>9</text:p>
          </table:table-cell>
          <table:table-cell office:value-type="string" table:style-name="ce1">
            <text:p>2016-06-30</text:p>
          </table:table-cell>
          <table:table-cell office:value-type="string" table:style-name="ce1">
            <text:p>('brexit', 'vote', 'migrant', 'greece', 'leave')</text:p>
          </table:table-cell>
          <table:table-cell office:value-type="string" table:style-name="ce1">
            <text:p>eu, european, europe, greece, germany, country, german, migrant, greek, france, government, imf, french, eurozone, union, bloc, italy, minister, britain, debt</text:p>
          </table:table-cell>
          <table:table-cell office:value-type="string" table:style-name="ce1">
            <text:p>eu, brexit, european, vote, europe, britain, referendum, british, germany, leave, country, union, bloc, exit, german, france, london, government, euro, cameron</text:p>
          </table:table-cell>
          <table:table-cell office:value-type="string" table:style-name="ce1">
            <text:p>{</text:p>
            <text:p><text:s text:c="2"/>"summaries": [</text:p>
            <text:p><text:s text:c="4"/>{</text:p>
            <text:p><text:s text:c="6"/>"article_1": "Global financial regulators and central banks pledged to take steps to ensure financial stability after the UK's vote to leave the EU, but markets remained volatile and uncertain."</text:p>
            <text:p><text:s text:c="4"/>},</text:p>
            <text:p><text:s text:c="4"/>{</text:p>
            <text:p><text:s text:c="6"/>"article_2": "The UK's vote to leave the EU was a result of a deep rift in the country's vision for its future, with some voters feeling that the EU's rules and open borders were a threat to their way of life."</text:p>
            <text:p><text:s text:c="4"/>},</text:p>
            <text:p><text:s text:c="4"/>{</text:p>
            <text:p><text:s text:c="6"/>"article_3": "The Brexit campaign was about liberty and free trade, and the vote was a rebuke to the EU's bureaucratic and incompetent leadership, with many Brits seeking to regain control over their country's policies and borders."</text:p>
            <text:p><text:s text:c="4"/>},</text:p>
            <text:p><text:s text:c="4"/>{</text:p>
            <text:p><text:s text:c="6"/>"article_4": "Labour leader Jeremy Corbyn urged voters to remain in the EU, citing concerns about the impact on workers' rights and the National Health Service, but some Labour supporters were planning to vote to leave due to concerns about immigration."</text:p>
            <text:p><text:s text:c="4"/>},</text:p>
            <text:p><text:s text:c="4"/>{</text:p>
            <text:p><text:s text:c="6"/>"article_5": "Markets rallied in anticipation of a Remain vote, but investors were cautious about the potential for further gains and the risk of a big drop if the UK votes to leave the EU."</text:p>
            <text:p><text:s text:c="4"/>}</text:p>
            <text:p><text:s text:c="2"/>],</text:p>
            <text:p><text:s text:c="2"/>"topic_change": "The topic shifted from a focus on the economic and financial implications of the EU referendum to a focus on the political and social implications, including the motivations and concerns of the British people.",</text:p>
            <text:p><text:s text:c="2"/>"narrative_before": "Before the change, the narrative centered around the economic and financial implications of the EU referendum, with a focus on the potential risks and consequences of a Brexit.",</text:p>
            <text:p><text:s text:c="2"/>"narrative_after": "After the change, the narrative centers around the political and social implications of the EU referendum, including the motivations and concerns of the British people, and the potential impact on their way of life.",</text:p>
            <text:p><text:s text:c="2"/>"narrative_criteria": [</text:p>
            <text:p><text:s text:c="4"/>{</text:p>
            <text:p><text:s text:c="6"/>"setting": "The setting is the UK and the EU, with a focus on the British people and their relationship with the EU."</text:p>
            <text:p><text:s text:c="4"/>},</text:p>
            <text:p><text:s text:c="4"/>{</text:p>
            <text:p><text:s text:c="6"/>"characters": "The characters are the British people, including voters, politicians, and business leaders, who are portrayed as having different motivations and concerns about the EU referendum."</text:p>
            <text:p><text:s text:c="4"/>},</text:p>
            <text:p><text:s text:c="4"/>{</text:p>
            <text:p><text:s text:c="6"/>"plot": "The plot is the EU referendum itself, with a focus on the campaign, the vote, and the aftermath, including the potential consequences for the UK and the EU."</text:p>
            <text:p><text:s text:c="4"/>},</text:p>
            <text:p><text:s text:c="4"/>{</text:p>
            <text:p><text:s text:c="6"/>"moral": "The moral is that the British people have the right to self-determination and should be able to make their own decisions about their country's future, as stated by Michael Gove in Article 3."</text:p>
            <text:p><text:s text:c="4"/>}</text:p>
            <text:p><text:s text:c="2"/>],</text:p>
            <text:p><text:s text:c="2"/>"true_narrative": true</text:p>
            <text:p>}</text:p>
          </table:table-cell>
          <table:table-cell table:number-columns-repeated="16377"/>
        </table:table-row>
        <table:table-row table:style-name="ro1">
          <table:table-cell office:value-type="float" office:value="15" table:style-name="ce2">
            <text:p>15</text:p>
          </table:table-cell>
          <table:table-cell office:value-type="float" office:value="13" table:style-name="ce1">
            <text:p>13</text:p>
          </table:table-cell>
          <table:table-cell office:value-type="string" table:style-name="ce1">
            <text:p>2013-09-30</text:p>
          </table:table-cell>
          <table:table-cell office:value-type="string" table:style-name="ce1">
            <text:p>('north', 'korea', 'syria', 'chemical', 'south')</text:p>
          </table:table-cell>
          <table:table-cell office:value-type="string" table:style-name="ce1">
            <text:p>syria, military, syrian, official, chemical, iran, weapon, russia, assad, obama, regime, russian, korea, israel, north, south, foreign, israeli, ally, war</text:p>
          </table:table-cell>
          <table:table-cell office:value-type="string" table:style-name="ce1">
            <text:p>syria, military, weapon, syrian, iran, chemical, russia, obama, official, russian, assad, kerry, strike, nuclear, iranian, resolution, putin, action, president, israel</text:p>
          </table:table-cell>
          <table:table-cell office:value-type="string" table:style-name="ce1">
            <text:p>{</text:p>
            <text:p><text:s text:c="2"/>"summaries": [</text:p>
            <text:p><text:s text:c="4"/>{</text:p>
            <text:p><text:s text:c="6"/>"article_1": "A study by US researchers suggests North Korea can produce vital parts for building uranium-based weapons, making it harder to verify its nuclear facilities."</text:p>
            <text:p><text:s text:c="4"/>},</text:p>
            <text:p><text:s text:c="4"/>{</text:p>
            <text:p><text:s text:c="6"/>"article_2": "Iran is training thousands of fighters from across the Arab world to fight in Syria, helping President Assad's regime to regain control."</text:p>
            <text:p><text:s text:c="4"/>},</text:p>
            <text:p><text:s text:c="4"/>{</text:p>
            <text:p><text:s text:c="6"/>"article_3": "South Korean courts have ordered Japanese companies to compensate victims of forced labor during Japan's colonial rule, a move that could lead to further diplomatic tensions between the two countries."</text:p>
            <text:p><text:s text:c="4"/>},</text:p>
            <text:p><text:s text:c="4"/>{</text:p>
            <text:p><text:s text:c="6"/>"article_4": "The UN Security Council has adopted a resolution to eliminate Syria's chemical weapons, with the OPCW to oversee the destruction of production equipment and facilities."</text:p>
            <text:p><text:s text:c="4"/>},</text:p>
            <text:p><text:s text:c="4"/>{</text:p>
            <text:p><text:s text:c="6"/>"article_5": "North Korea has postponed family reunions with South Korea, citing Seoul's 'confrontation racket' and pulling out of talks on resuming visits by South Korean tourists to the North's Mount Kumgang resort."</text:p>
            <text:p><text:s text:c="4"/>}</text:p>
            <text:p><text:s text:c="2"/>],</text:p>
            <text:p><text:s text:c="2"/>"topic_change": "The topic shifted from focusing on North Korea's nuclear program and Iran's involvement in Syria to a broader discussion of international relations, diplomacy, and conflict resolution, with a focus on the Syrian civil war and the role of the UN and other international actors.",</text:p>
            <text:p><text:s text:c="2"/>"narrative_before": "Before the change, the narrative centered around the threat of North Korea's nuclear program and Iran's growing influence in the Middle East, with a focus on the military and security implications of these developments.",</text:p>
            <text:p><text:s text:c="2"/>"narrative_after": "After the change, the narrative centers around the complexities of international diplomacy and conflict resolution, with a focus on the role of the UN, the US, and other international actors in addressing the Syrian civil war and other global challenges.",</text:p>
            <text:p><text:s text:c="2"/>"narrative_criteria": [</text:p>
            <text:p><text:s text:c="4"/>{</text:p>
            <text:p><text:s text:c="6"/>"setting": "The setting is the global stage, with various countries and international organizations playing key roles in the narrative."</text:p>
            <text:p><text:s text:c="4"/>},</text:p>
            <text:p><text:s text:c="4"/>{</text:p>
            <text:p><text:s text:c="6"/>"characters": "The characters in the narrative include world leaders, diplomats, and international organizations, such as the UN, the US, and Iran."</text:p>
            <text:p><text:s text:c="4"/>},</text:p>
            <text:p><text:s text:c="4"/>{</text:p>
            <text:p><text:s text:c="6"/>"plot": "The plot revolves around the complexities of international diplomacy and conflict resolution, with a focus on the Syrian civil war and the role of the UN and other international actors."</text:p>
            <text:p><text:s text:c="4"/>},</text:p>
            <text:p><text:s text:c="4"/>{</text:p>
            <text:p><text:s text:c="6"/>"moral": "The moral of the narrative is not explicitly stated, but it can be inferred that the importance of diplomacy and international cooperation in resolving conflicts is a key takeaway."</text:p>
            <text:p><text:s text:c="4"/>}</text:p>
            <text:p><text:s text:c="2"/>],</text:p>
            <text:p><text:s text:c="2"/>"true_narrative": true</text:p>
            <text:p>}</text:p>
          </table:table-cell>
          <table:table-cell table:number-columns-repeated="16377"/>
        </table:table-row>
        <table:table-row table:style-name="ro1">
          <table:table-cell office:value-type="float" office:value="16" table:style-name="ce2">
            <text:p>16</text:p>
          </table:table-cell>
          <table:table-cell office:value-type="float" office:value="13" table:style-name="ce1">
            <text:p>13</text:p>
          </table:table-cell>
          <table:table-cell office:value-type="string" table:style-name="ce1">
            <text:p>2013-11-30</text:p>
          </table:table-cell>
          <table:table-cell office:value-type="string" table:style-name="ce1">
            <text:p>('syria', 'iran', 'sanction', 'chemical', 'deal')</text:p>
          </table:table-cell>
          <table:table-cell office:value-type="string" table:style-name="ce1">
            <text:p>iran, russia, syria, official, nuclear, weapon, russian, israel, chemical, obama, syrian, military, iranian, talk, korea, israeli, president, sanction, foreign, tehran</text:p>
          </table:table-cell>
          <table:table-cell office:value-type="string" table:style-name="ce1">
            <text:p>iran, nuclear, sanction, official, iranian, russia, israel, agreement, syria, military, deal, talk, tehran, weapon, syrian, russian, foreign, korea, israeli, kerry</text:p>
          </table:table-cell>
          <table:table-cell office:value-type="string" table:style-name="ce1">
            <text:p>{</text:p>
            <text:p><text:s text:c="2"/>"summaries": [</text:p>
            <text:p><text:s text:c="4"/>{</text:p>
            <text:p><text:s text:c="6"/>"article_1": "The US and Iran reached a deal to freeze Iran's nuclear program in exchange for relief from economic sanctions, with Iran agreeing to cap its uranium enrichment and allow increased inspections."</text:p>
            <text:p><text:s text:c="4"/>},</text:p>
            <text:p><text:s text:c="4"/>{</text:p>
            <text:p><text:s text:c="6"/>"article_2": "Critics argue that the deal does not go far enough in addressing Iran's nuclear program, and that it provides too much relief to the Iranian government, which could use the funds to continue its nuclear program."</text:p>
            <text:p><text:s text:c="4"/>},</text:p>
            <text:p><text:s text:c="4"/>{</text:p>
            <text:p><text:s text:c="6"/>"article_3": "The deal faces opposition from Israel and some US lawmakers, who argue that it does not do enough to prevent Iran from developing nuclear weapons, and that it provides too much relief to the Iranian government."</text:p>
            <text:p><text:s text:c="4"/>},</text:p>
            <text:p><text:s text:c="4"/>{</text:p>
            <text:p><text:s text:c="6"/>"article_4": "The US and its allies are considering a two-phase deal with Iran, with the first phase involving limited sanctions relief in exchange for Iran freezing its nuclear program, and the second phase involving a more comprehensive agreement."</text:p>
            <text:p><text:s text:c="4"/>},</text:p>
            <text:p><text:s text:c="4"/>{</text:p>
            <text:p><text:s text:c="6"/>"article_5": "The US and Iran are close to reaching a deal, but it is unclear whether it will be enough to address the concerns of Israel and other US allies, who are worried about Iran's nuclear program."</text:p>
            <text:p><text:s text:c="4"/>}</text:p>
            <text:p><text:s text:c="2"/>],</text:p>
            <text:p><text:s text:c="2"/>"topic_change": "The topic shifted from a focus on Iran's nuclear program and the US's efforts to prevent it from developing nuclear weapons to a focus on the details of the deal and the reactions to it.",</text:p>
            <text:p><text:s text:c="2"/>"narrative_before": "Before the change, the narrative centered around the US's efforts to prevent Iran from developing nuclear weapons, with a focus on the sanctions and diplomatic efforts to address the issue.",</text:p>
            <text:p><text:s text:c="2"/>"narrative_after": "After the change, the narrative centers around the details of the deal and the reactions to it, with a focus on the implications of the deal for Iran's nuclear program and the US's relationships with its allies.",</text:p>
            <text:p><text:s text:c="2"/>"narrative_criteria": [</text:p>
            <text:p><text:s text:c="4"/>{</text:p>
            <text:p><text:s text:c="6"/>"setting": "The setting is the international community, with a focus on the US, Iran, and other countries involved in the negotiations."</text:p>
            <text:p><text:s text:c="4"/>},</text:p>
            <text:p><text:s text:c="4"/>{</text:p>
            <text:p><text:s text:c="6"/>"characters": "The main characters are the US, Iran, and other countries involved in the negotiations, including Israel and the US's allies in the region."</text:p>
            <text:p><text:s text:c="4"/>},</text:p>
            <text:p><text:s text:c="4"/>{</text:p>
            <text:p><text:s text:c="6"/>"plot": "The plot revolves around the negotiations between the US and Iran, with the US seeking to prevent Iran from developing nuclear weapons and Iran seeking to have its nuclear program recognized as peaceful."</text:p>
            <text:p><text:s text:c="4"/>},</text:p>
            <text:p><text:s text:c="4"/>{</text:p>
            <text:p><text:s text:c="6"/>"moral": "The moral of the story is that the US and its allies must be vigilant in their efforts to prevent Iran from developing nuclear weapons, and that the deal reached is a necessary step towards a more comprehensive agreement."</text:p>
            <text:p><text:s text:c="4"/>}</text:p>
            <text:p><text:s text:c="2"/>],</text:p>
            <text:p><text:s text:c="2"/>"true_narrative": true</text:p>
            <text:p>}</text:p>
          </table:table-cell>
          <table:table-cell table:number-columns-repeated="16377"/>
        </table:table-row>
        <table:table-row table:style-name="ro1">
          <table:table-cell office:value-type="float" office:value="17" table:style-name="ce2">
            <text:p>17</text:p>
          </table:table-cell>
          <table:table-cell office:value-type="float" office:value="13" table:style-name="ce1">
            <text:p>13</text:p>
          </table:table-cell>
          <table:table-cell office:value-type="string" table:style-name="ce1">
            <text:p>2014-02-28</text:p>
          </table:table-cell>
          <table:table-cell office:value-type="string" table:style-name="ce1">
            <text:p>('iran', 'russian', 'russia', 'putin', 'ukraine')</text:p>
          </table:table-cell>
          <table:table-cell office:value-type="string" table:style-name="ce1">
            <text:p>iran, syria, russia, syrian, official, russian, nuclear, israel, opposition, talk, israeli, regime, iranian, foreign, sanction, peace, geneva, military, palestinian, assad</text:p>
          </table:table-cell>
          <table:table-cell office:value-type="string" table:style-name="ce1">
            <text:p>russia, russian, official, iran, putin, moscow, korea, syria, north, ukraine, kerry, nuclear, military, sanction, president, syrian, talk, obama, foreign, israel</text:p>
          </table:table-cell>
          <table:table-cell office:value-type="string" table:style-name="ce1">
            <text:p>{</text:p>
            <text:p><text:s text:c="2"/>"summaries": [</text:p>
            <text:p><text:s text:c="4"/>{</text:p>
            <text:p><text:s text:c="6"/>"article_1": "Mikheil Saakashvili, Georgia's former president, advises Ukraine's new leaders on how to revive the economy and keep the country intact from Russian intervention."</text:p>
            <text:p><text:s text:c="4"/>},</text:p>
            <text:p><text:s text:c="4"/>{</text:p>
            <text:p><text:s text:c="6"/>"article_2": "The Sochi Olympics highlight Russia's return to global prominence and transformation into a modern country under Vladimir Putin's rule, but also showcase his intensified focus on 'traditional values' and hostility to Western influence."</text:p>
            <text:p><text:s text:c="4"/>},</text:p>
            <text:p><text:s text:c="4"/>{</text:p>
            <text:p><text:s text:c="6"/>"article_3": "Vladimir Putin's diplomatic efforts aim to reverse, delay, or hide Russia's decline, but his opponents' mistakes have given him opportunities to succeed, and he may end up with a 'brace of gold medals'."</text:p>
            <text:p><text:s text:c="4"/>},</text:p>
            <text:p><text:s text:c="4"/>{</text:p>
            <text:p><text:s text:c="6"/>"article_4": "The West should not be complacent about Russia's threat, which is rooted in its authoritarianism, corruption, and anti-Westernism, and should instead focus on supporting the Russian opposition and holding Russia accountable for its actions."</text:p>
            <text:p><text:s text:c="4"/>},</text:p>
            <text:p><text:s text:c="4"/>{</text:p>
            <text:p><text:s text:c="6"/>"article_5": "Russia's influence in Ukraine is growing, with President Yanukovych seeking protection from Russia and the Crimean legislature calling a referendum on the region's status, which could lead to greater autonomy or even secession from Ukraine."</text:p>
            <text:p><text:s text:c="4"/>}</text:p>
            <text:p><text:s text:c="2"/>],</text:p>
            <text:p><text:s text:c="2"/>"topic_change": "The topic shifted from focusing on Iran, Syria, and nuclear issues to focusing on Russia, Ukraine, and Putin's actions, indicating a change in the geopolitical focus of the topic.",</text:p>
            <text:p><text:s text:c="2"/>"narrative_before": "Before the change, the narrative centered around the threat of Iran's nuclear program and the conflict in Syria, with a focus on the international community's response to these issues.",</text:p>
            <text:p><text:s text:c="2"/>"narrative_after": "After the change, the narrative centers around Russia's actions in Ukraine and the implications of Putin's policies, with a focus on the geopolitical tensions between Russia and the West.",</text:p>
            <text:p><text:s text:c="2"/>"narrative_criteria": [</text:p>
            <text:p><text:s text:c="4"/>{</text:p>
            <text:p><text:s text:c="6"/>"setting": "The setting is the geopolitical arena, with a focus on Russia, Ukraine, and the West."</text:p>
            <text:p><text:s text:c="4"/>},</text:p>
            <text:p><text:s text:c="4"/>{</text:p>
            <text:p><text:s text:c="6"/>"characters": "The main characters are Vladimir Putin, Mikheil Saakashvili, and the Ukrainian government."</text:p>
            <text:p><text:s text:c="4"/>},</text:p>
            <text:p><text:s text:c="4"/>{</text:p>
            <text:p><text:s text:c="6"/>"plot": "The plot revolves around Russia's actions in Ukraine, including the annexation of Crimea and the support for separatist movements, and the international community's response to these actions."</text:p>
            <text:p><text:s text:c="4"/>},</text:p>
            <text:p><text:s text:c="4"/>{</text:p>
            <text:p><text:s text:c="6"/>"moral": "The moral judgment is implicit in the narrative, with a focus on the importance of upholding international law and protecting the sovereignty of Ukraine, as well as the need for the West to take a firmer stance against Russia's aggression."</text:p>
            <text:p><text:s text:c="4"/>}</text:p>
            <text:p><text:s text:c="2"/>],</text:p>
            <text:p><text:s text:c="2"/>"true_narrative": true</text:p>
            <text:p>}</text:p>
          </table:table-cell>
          <table:table-cell table:number-columns-repeated="16377"/>
        </table:table-row>
        <table:table-row table:style-name="ro1">
          <table:table-cell office:value-type="float" office:value="18" table:style-name="ce2">
            <text:p>18</text:p>
          </table:table-cell>
          <table:table-cell office:value-type="float" office:value="13" table:style-name="ce1">
            <text:p>13</text:p>
          </table:table-cell>
          <table:table-cell office:value-type="string" table:style-name="ce1">
            <text:p>2014-03-31</text:p>
          </table:table-cell>
          <table:table-cell office:value-type="string" table:style-name="ce1">
            <text:p>('ukraine', 'crimea', 'ukrainian', 'korea', 'north')</text:p>
          </table:table-cell>
          <table:table-cell office:value-type="string" table:style-name="ce1">
            <text:p>russia, russian, official, iran, putin, moscow, korea, syria, north, ukraine, kerry, nuclear, military, sanction, president, syrian, talk, obama, foreign, israel</text:p>
          </table:table-cell>
          <table:table-cell office:value-type="string" table:style-name="ce1">
            <text:p>russia, russian, ukraine, crimea, sanction, putin, ukrainian, moscow, official, military, obama, iran, president, foreign, nuclear, leader, west, vladimir_putin, kremlin, region</text:p>
          </table:table-cell>
          <table:table-cell office:value-type="string" table:style-name="ce1">
            <text:p>{</text:p>
            <text:p><text:s text:c="2"/>"summaries": [</text:p>
            <text:p><text:s text:c="4"/>{"article_1": "Ukrainian soldiers at a military base in Crimea are faced with a difficult decision: to pledge allegiance to the new Crimean government or remain loyal to Ukraine."},</text:p>
            <text:p><text:s text:c="4"/>{"article_2": "The West is tightening its squeeze on Russia over the Ukraine crisis, with the US and EU discussing closer ties with Kiev and Russia's upper house pledging to support Crimea's bid to join Russia."},</text:p>
            <text:p><text:s text:c="4"/>{"article_3": "The Kremlin has orchestrated events in Crimea, using old allies and long-simmering resentments to fill a power vacuum left by the ouster of Ukraine's Russian-backed president."},</text:p>
            <text:p><text:s text:c="4"/>{"article_4": "Ukraine is an alternative to Russia's authoritarian project, with a new government that is transparent and humble, and a people who are fighting for their independence and freedom."},</text:p>
            <text:p><text:s text:c="4"/>{"article_5": "Ukraine's military is severely depleted and struggling to defend itself against Russia, with the country seeking donations from its population to fund its army."}</text:p>
            <text:p><text:s text:c="2"/>],</text:p>
            <text:p><text:s text:c="2"/>"topic_change": "The topic shifted from a focus on international diplomacy and the Ukraine-Russia conflict to a focus on the internal struggles of Ukraine, including its military and its people.",</text:p>
            <text:p><text:s text:c="2"/>"narrative_before": "Before the change, the narrative centered around the international conflict between Ukraine and Russia, with a focus on the actions of world leaders and the implications of the crisis.",</text:p>
            <text:p><text:s text:c="2"/>"narrative_after": "After the change, the narrative centers around the internal struggles of Ukraine, including its military and its people, and the ways in which the country is responding to the crisis.",</text:p>
            <text:p><text:s text:c="2"/>"narrative_criteria": [</text:p>
            <text:p><text:s text:c="4"/>{"setting": "The setting is Ukraine, specifically Crimea, where the conflict is taking place."},</text:p>
            <text:p><text:s text:c="4"/>{"characters": "The characters are the Ukrainian soldiers, the Crimean government, and the Russian government, as well as the people of Ukraine and Russia."},</text:p>
            <text:p><text:s text:c="4"/>{"plot": "The plot is the conflict between Ukraine and Russia, and the ways in which Ukraine is responding to the crisis."},</text:p>
            <text:p><text:s text:c="4"/>{"moral": "The moral is that Ukraine's independence and freedom are worth fighting for, as seen in the words of Vitali Klitschko, who says 'What happens in Ukraine, if we reform, is a good example for Russia.'"}</text:p>
            <text:p><text:s text:c="2"/>],</text:p>
            <text:p><text:s text:c="2"/>"true_narrative": true</text:p>
            <text:p>}</text:p>
          </table:table-cell>
          <table:table-cell table:number-columns-repeated="16377"/>
        </table:table-row>
        <table:table-row table:style-name="ro1">
          <table:table-cell office:value-type="float" office:value="19" table:style-name="ce2">
            <text:p>19</text:p>
          </table:table-cell>
          <table:table-cell office:value-type="float" office:value="13" table:style-name="ce1">
            <text:p>13</text:p>
          </table:table-cell>
          <table:table-cell office:value-type="string" table:style-name="ce1">
            <text:p>2014-07-31</text:p>
          </table:table-cell>
          <table:table-cell office:value-type="string" table:style-name="ce1">
            <text:p>('israel', 'gaza', 'hama', 'israeli', 'crimea')</text:p>
          </table:table-cell>
          <table:table-cell office:value-type="string" table:style-name="ce1">
            <text:p>russia, ukraine, iran, russian, sanction, official, syria, military, obama, president, ukrainian, putin, moscow, nuclear, border, talk, israel, iranian, leader, syrian</text:p>
          </table:table-cell>
          <table:table-cell office:value-type="string" table:style-name="ce1">
            <text:p>russia, ukraine, israel, russian, sanction, israeli, gaza, hama, ukrainian, official, palestinian, iran, military, putin, moscow, separatist, kerry, rocket, foreign, border</text:p>
          </table:table-cell>
          <table:table-cell office:value-type="string" table:style-name="ce1">
            <text:p>{</text:p>
            <text:p><text:s text:c="2"/>"summaries": [</text:p>
            <text:p><text:s text:c="4"/>{</text:p>
            <text:p><text:s text:c="6"/>"article_1": "Egypt proposes a cease-fire between Israel and Hamas, but no agreement is reached as rocket fire and airstrikes continue."</text:p>
            <text:p><text:s text:c="4"/>},</text:p>
            <text:p><text:s text:c="4"/>{</text:p>
            <text:p><text:s text:c="6"/>"article_2": "Israel launches a ground invasion of Gaza in response to continued rocket fire, with the goal of targeting Hamas's military infrastructure and tunnels."</text:p>
            <text:p><text:s text:c="4"/>},</text:p>
            <text:p><text:s text:c="4"/>{</text:p>
            <text:p><text:s text:c="6"/>"article_3": "Hamas fighters infiltrate Israel through a tunnel and kill two Israeli soldiers, highlighting the security threat posed by Hamas's tunnel network."</text:p>
            <text:p><text:s text:c="4"/>},</text:p>
            <text:p><text:s text:c="4"/>{</text:p>
            <text:p><text:s text:c="6"/>"article_4": "Israel warns Gazans of a new attack after Hamas rejects a truce proposal, and a Palestinian rocket kills an Israeli civilian, the first death on the Israeli side."</text:p>
            <text:p><text:s text:c="4"/>},</text:p>
            <text:p><text:s text:c="4"/>{</text:p>
            <text:p><text:s text:c="6"/>"article_5": "The US calls for an immediate truce in Gaza as the death toll mounts, with 571 Palestinians killed and 25 Israeli soldiers killed in the past two days."</text:p>
            <text:p><text:s text:c="4"/>}</text:p>
            <text:p><text:s text:c="2"/>],</text:p>
            <text:p><text:s text:c="2"/>"topic_change": "The topic shifted from a focus on the conflict between Israel and Ukraine/Russia to a focus on the conflict between Israel and Hamas in Gaza, with a particular emphasis on the tunnel network and the security threat it poses.",</text:p>
            <text:p><text:s text:c="2"/>"narrative_before": "Before the change, the narrative centered around the conflict between Israel and Ukraine/Russia, with a focus on sanctions, military action, and diplomatic efforts.",</text:p>
            <text:p><text:s text:c="2"/>"narrative_after": "After the change, the narrative centers around the conflict between Israel and Hamas in Gaza, with a focus on the tunnel network, security threats, and the humanitarian crisis.",</text:p>
            <text:p><text:s text:c="2"/>"narrative_criteria": [</text:p>
            <text:p><text:s text:c="4"/>{</text:p>
            <text:p><text:s text:c="6"/>"setting": "The setting is the Gaza Strip and the surrounding areas, including Israel and Egypt."</text:p>
            <text:p><text:s text:c="4"/>},</text:p>
            <text:p><text:s text:c="4"/>{</text:p>
            <text:p><text:s text:c="6"/>"characters": "The main characters are the Israeli military, Hamas, and the Palestinian civilians caught in the conflict."</text:p>
            <text:p><text:s text:c="4"/>},</text:p>
            <text:p><text:s text:c="4"/>{</text:p>
            <text:p><text:s text:c="6"/>"plot": "The plot revolves around the conflict between Israel and Hamas, with a focus on the tunnel network and the security threats it poses, as well as the humanitarian crisis in Gaza."</text:p>
            <text:p><text:s text:c="4"/>},</text:p>
            <text:p><text:s text:c="4"/>{</text:p>
            <text:p><text:s text:c="6"/>"moral": "The moral of the narrative is that the conflict is a humanitarian crisis that requires a peaceful resolution, as emphasized by President Obama's call for an immediate truce."</text:p>
            <text:p><text:s text:c="4"/>}</text:p>
            <text:p><text:s text:c="2"/>],</text:p>
            <text:p><text:s text:c="2"/>"true_narrative": true</text:p>
            <text:p>}</text:p>
          </table:table-cell>
          <table:table-cell table:number-columns-repeated="16377"/>
        </table:table-row>
        <table:table-row table:style-name="ro1">
          <table:table-cell office:value-type="float" office:value="20" table:style-name="ce2">
            <text:p>20</text:p>
          </table:table-cell>
          <table:table-cell office:value-type="float" office:value="13" table:style-name="ce1">
            <text:p>13</text:p>
          </table:table-cell>
          <table:table-cell office:value-type="string" table:style-name="ce1">
            <text:p>2015-11-30</text:p>
          </table:table-cell>
          <table:table-cell office:value-type="string" table:style-name="ce1">
            <text:p>('iran', 'russian', 'nuclear', 'deal', 'iranian')</text:p>
          </table:table-cell>
          <table:table-cell office:value-type="string" table:style-name="ce1">
            <text:p>russia, russian, iran, israeli, military, official, palestinian, israel, moscow, nuclear, ukraine, putin, iranian, deal, obama, syria, kerry, sanction, agreement, foreign</text:p>
          </table:table-cell>
          <table:table-cell office:value-type="string" table:style-name="ce1">
            <text:p>russian, russia, iran, obama, official, military, moscow, putin, israeli, president, israel, sanction, sea, ukraine, meeting, talk, foreign, leader, palestinian, syria</text:p>
          </table:table-cell>
          <table:table-cell office:value-type="string" table:style-name="ce1">
            <text:p>{</text:p>
            <text:p><text:s text:c="2"/>"summaries": [</text:p>
            <text:p><text:s text:c="4"/>{</text:p>
            <text:p><text:s text:c="6"/>"article_1": "The US detects a flurry of Iranian hacking, targeting US officials, journalists, and academics, amid tensions over the Iran nuclear deal and the arrest of an Iranian-American businessman."</text:p>
            <text:p><text:s text:c="4"/>},</text:p>
            <text:p><text:s text:c="4"/>{</text:p>
            <text:p><text:s text:c="6"/>"article_2": "Russian President Putin meets with Iranian leader Khamenei to discuss Syria, with both sides expressing support for each other's positions, but analysts believe the alliance may be short-lived due to differing interests."</text:p>
            <text:p><text:s text:c="4"/>},</text:p>
            <text:p><text:s text:c="4"/>{</text:p>
            <text:p><text:s text:c="6"/>"article_3": "Iran's hard-liners assert their power, stepping up their involvement in the Syrian war and arresting Westerners, including a US-Iranian businessman, amid concerns that the nuclear deal will not lead to greater economic engagement with the West."</text:p>
            <text:p><text:s text:c="4"/>},</text:p>
            <text:p><text:s text:c="4"/>{</text:p>
            <text:p><text:s text:c="6"/>"article_4": "The Revolutionary Guard's actions suggest they may be trying to undermine the economic opening to the West, with the arrest of a US-Iranian businessman and harassment of Iranian businessmen with foreign ties."</text:p>
            <text:p><text:s text:c="4"/>},</text:p>
            <text:p><text:s text:c="4"/>{</text:p>
            <text:p><text:s text:c="6"/>"article_5": "The US and its allies are trying to coax Russia to distance itself from Iran and Assad, with the goal of ending the Syrian conflict, but Iran's influence in Syria remains a major obstacle."</text:p>
            <text:p><text:s text:c="4"/>}</text:p>
            <text:p><text:s text:c="2"/>],</text:p>
            <text:p><text:s text:c="2"/>"topic_change": "The topic shifted from focusing on the Iran nuclear deal and its implications for US-Iran relations to a focus on the power struggle within Iran and its impact on the country's foreign policy, particularly in Syria.",</text:p>
            <text:p><text:s text:c="2"/>"narrative_before": "Before the change, the narrative centered around the US-Iran nuclear deal and its potential to improve relations between the two countries, with a focus on the technical aspects of the deal and the reactions of various stakeholders.",</text:p>
            <text:p><text:s text:c="2"/>"narrative_after": "After the change, the narrative centers around the power struggle within Iran and its impact on the country's foreign policy, particularly in Syria, with a focus on the actions of hard-liners and their efforts to undermine the nuclear deal and limit the influence of reformists.",</text:p>
            <text:p><text:s text:c="2"/>"narrative_criteria": [</text:p>
            <text:p><text:s text:c="4"/>{</text:p>
            <text:p><text:s text:c="6"/>"setting": "The setting is the Middle East, specifically Iran and Syria, where the power struggle between hard-liners and reformists is taking place."</text:p>
            <text:p><text:s text:c="4"/>},</text:p>
            <text:p><text:s text:c="4"/>{</text:p>
            <text:p><text:s text:c="6"/>"characters": "The main characters are the leaders of Iran, including President Rouhani and Supreme Leader Khamenei, as well as the US and its allies, who are trying to influence Iran's foreign policy."</text:p>
            <text:p><text:s text:c="4"/>},</text:p>
            <text:p><text:s text:c="4"/>{</text:p>
            <text:p><text:s text:c="6"/>"plot": "The plot revolves around the power struggle within Iran and its impact on the country's foreign policy, particularly in Syria, with hard-liners trying to undermine the nuclear deal and limit the influence of reformists."</text:p>
            <text:p><text:s text:c="4"/>},</text:p>
            <text:p><text:s text:c="4"/>{</text:p>
            <text:p><text:s text:c="6"/>"moral": "The moral of the narrative is that the hard-liners' actions are a threat to the stability and security of the region, and that the US and its allies should be cautious in their dealings with Iran. (Source: Article 3, where Mehdi Khalaji is quoted as saying that the hard-liners' actions are a sign of the 'beginning of Rouhani's end'.)"</text:p>
            <text:p><text:s text:c="4"/>}</text:p>
            <text:p><text:s text:c="2"/>],</text:p>
            <text:p><text:s text:c="2"/>"true_narrative": true</text:p>
            <text:p>}</text:p>
          </table:table-cell>
          <table:table-cell table:number-columns-repeated="16377"/>
        </table:table-row>
        <table:table-row table:style-name="ro1">
          <table:table-cell office:value-type="float" office:value="21" table:style-name="ce2">
            <text:p>21</text:p>
          </table:table-cell>
          <table:table-cell office:value-type="float" office:value="13" table:style-name="ce1">
            <text:p>13</text:p>
          </table:table-cell>
          <table:table-cell office:value-type="string" table:style-name="ce1">
            <text:p>2016-01-31</text:p>
          </table:table-cell>
          <table:table-cell office:value-type="string" table:style-name="ce1">
            <text:p>('iran', 'russian', 'russia', 'iranian', 'ukraine')</text:p>
          </table:table-cell>
          <table:table-cell office:value-type="string" table:style-name="ce1">
            <text:p>russia, iran, russian, ukraine, sanction, deal, official, nuclear, agreement, israel, moscow, talk, obama, israeli, military, foreign, iranian, president, country, defense</text:p>
          </table:table-cell>
          <table:table-cell office:value-type="string" table:style-name="ce1">
            <text:p>iran, iranian, sanction, nuclear, russia, official, russian, tehran, deal, saudi_arabia, military, talk, obama, saudi, foreign, diplomatic, agreement, kerry, israeli, country</text:p>
          </table:table-cell>
          <table:table-cell office:value-type="string" table:style-name="ce1">
            <text:p>{</text:p>
            <text:p><text:s text:c="2"/>"summaries": [</text:p>
            <text:p><text:s text:c="4"/>{</text:p>
            <text:p><text:s text:c="6"/>"article_1": "Russian oil production is facing challenges due to low oil prices and US-led sanctions, which may lead to a decrease in production and investment in the industry."</text:p>
            <text:p><text:s text:c="4"/>},</text:p>
            <text:p><text:s text:c="4"/>{</text:p>
            <text:p><text:s text:c="6"/>"article_2": "Iran's hard-liners are gaining power and cracking down on political opponents, despite the nuclear deal with the US, which was expected to promote democratic change in the country."</text:p>
            <text:p><text:s text:c="4"/>},</text:p>
            <text:p><text:s text:c="4"/>{</text:p>
            <text:p><text:s text:c="6"/>"article_3": "The US and Iran have exchanged prisoners in a prisoner swap, with the US releasing seven Iranian nationals and Iran releasing four American citizens, including Washington Post journalist Jason Rezaian."</text:p>
            <text:p><text:s text:c="4"/>},</text:p>
            <text:p><text:s text:c="4"/>{</text:p>
            <text:p><text:s text:c="6"/>"article_4": "Iran is opening up to Western businesses, with companies such as Daimler and SAP expressing interest in investing in the country, and Iran preparing to restart oil exports to Europe."</text:p>
            <text:p><text:s text:c="4"/>},</text:p>
            <text:p><text:s text:c="4"/>{</text:p>
            <text:p><text:s text:c="6"/>"article_5": "The Iran nuclear deal is set to take effect, with most Western sanctions on Iran to be lifted, and Iran's economy expected to benefit from the release of frozen assets and increased oil exports."</text:p>
            <text:p><text:s text:c="4"/>}</text:p>
            <text:p><text:s text:c="2"/>],</text:p>
            <text:p><text:s text:c="2"/>"topic_change": "The topic shifted from focusing on the challenges faced by Russia's oil industry due to sanctions and low oil prices to a broader discussion of the implications of the Iran nuclear deal, including the potential for increased oil exports and the impact on the global oil market.",</text:p>
            <text:p><text:s text:c="2"/>"narrative_before": "Before the change, the narrative centered around the challenges faced by Russia's oil industry, including the impact of sanctions and low oil prices on production and investment.",</text:p>
            <text:p><text:s text:c="2"/>"narrative_after": "After the change, the narrative centers around the implications of the Iran nuclear deal, including the potential for increased oil exports and the impact on the global oil market.",</text:p>
            <text:p><text:s text:c="2"/>"narrative_criteria": [</text:p>
            <text:p><text:s text:c="4"/>{</text:p>
            <text:p><text:s text:c="6"/>"setting": "The setting is the global oil market, with a focus on Russia and Iran."</text:p>
            <text:p><text:s text:c="4"/>},</text:p>
            <text:p><text:s text:c="4"/>{</text:p>
            <text:p><text:s text:c="6"/>"characters": "The characters include governments, oil companies, and international organizations, such as the US, Russia, Iran, and the EU."</text:p>
            <text:p><text:s text:c="4"/>},</text:p>
            <text:p><text:s text:c="4"/>{</text:p>
            <text:p><text:s text:c="6"/>"plot": "The plot revolves around the challenges faced by Russia's oil industry and the implications of the Iran nuclear deal on the global oil market."</text:p>
            <text:p><text:s text:c="4"/>},</text:p>
            <text:p><text:s text:c="4"/>{</text:p>
            <text:p><text:s text:c="6"/>"moral": "The moral of the narrative is that the lifting of sanctions on Iran could lead to increased oil exports and economic benefits for the country, but also poses risks for the global oil market and the US's allies in the region."</text:p>
            <text:p><text:s text:c="4"/>}</text:p>
            <text:p><text:s text:c="2"/>],</text:p>
            <text:p><text:s text:c="2"/>"true_narrative": true</text:p>
            <text:p>}</text:p>
          </table:table-cell>
          <table:table-cell table:number-columns-repeated="16377"/>
        </table:table-row>
        <table:table-row table:style-name="ro1">
          <table:table-cell office:value-type="float" office:value="22" table:style-name="ce2">
            <text:p>22</text:p>
          </table:table-cell>
          <table:table-cell office:value-type="float" office:value="13" table:style-name="ce1">
            <text:p>13</text:p>
          </table:table-cell>
          <table:table-cell office:value-type="string" table:style-name="ce1">
            <text:p>2022-01-31</text:p>
          </table:table-cell>
          <table:table-cell office:value-type="string" table:style-name="ce1">
            <text:p>('ukraine', 'iran', 'nuclear', 'bide', 'administration')</text:p>
          </table:table-cell>
          <table:table-cell office:value-type="string" table:style-name="ce1">
            <text:p>russia, ukraine, iran, russian, official, putin, military, sanction, bide, administration, nuclear, moscow, talk, nato, security, soviet, foreign, ally, country, israel</text:p>
          </table:table-cell>
          <table:table-cell office:value-type="string" table:style-name="ce1">
            <text:p>russia, ukraine, russian, putin, military, official, sanction, moscow, nato, ukrainian, iran, security, troop, ally, weapon, kazakhstan, administration, foreign, soviet, country</text:p>
          </table:table-cell>
          <table:table-cell office:value-type="string" table:style-name="ce1">
            <text:p>{</text:p>
            <text:p><text:s text:c="2"/>"summaries": [</text:p>
            <text:p><text:s text:c="4"/>{</text:p>
            <text:p><text:s text:c="6"/>"article_1": "Differences within the US team negotiating with Iran on a nuclear deal have led to some members stepping back or leaving the talks, with disagreements over how to enforce sanctions and whether to cut off negotiations as Iran's nuclear program advances."</text:p>
            <text:p><text:s text:c="4"/>},</text:p>
            <text:p><text:s text:c="4"/>{</text:p>
            <text:p><text:s text:c="6"/>"article_2": "Nuclear power can play an important role in a low-carbon world, despite its high cost and environmental challenges, and governments around the world are investing in new nuclear technologies to reduce carbon emissions."</text:p>
            <text:p><text:s text:c="4"/>},</text:p>
            <text:p><text:s text:c="4"/>{</text:p>
            <text:p><text:s text:c="6"/>"article_3": "Iran is demanding a legal pledge from the US that it won't quit the nuclear deal again, a demand that has been a key obstacle in the Vienna talks, and Western diplomats are exploring ideas to generate additional confidence in the deal."</text:p>
            <text:p><text:s text:c="4"/>},</text:p>
            <text:p><text:s text:c="4"/>{</text:p>
            <text:p><text:s text:c="6"/>"article_4": "Iran is seeking closer ties with China as nuclear talks drag on, and China is boosting its shipments of cheap Iranian crude oil, but the US is enforcing its sanctions on Iran and warning China not to risk its interests."</text:p>
            <text:p><text:s text:c="4"/>},</text:p>
            <text:p><text:s text:c="4"/>{</text:p>
            <text:p><text:s text:c="6"/>"article_5": "The Biden administration's foreign-policy initiatives are being hindered by domestic troubles, including the pandemic, the economy, and partisan divisions, which are making it difficult to advance diplomatic efforts, particularly with regards to Iran and Russia."</text:p>
            <text:p><text:s text:c="4"/>}</text:p>
            <text:p><text:s text:c="2"/>],</text:p>
            <text:p><text:s text:c="2"/>"topic_change": "The topic shifted from focusing on the US-Iran nuclear deal and the challenges of enforcing sanctions to a broader discussion of nuclear power as a low-carbon energy source and the challenges of developing new nuclear technologies, with a focus on the US, Europe, and China.",</text:p>
            <text:p><text:s text:c="2"/>"narrative_before": "Before the change, the narrative centered around the US-Iran nuclear deal, with a focus on the challenges of enforcing sanctions and the potential consequences of a US withdrawal.",</text:p>
            <text:p><text:s text:c="2"/>"narrative_after": "After the change, the narrative centers around the potential of nuclear power as a low-carbon energy source and the challenges of developing new nuclear technologies, with a focus on the US, Europe, and China.",</text:p>
            <text:p><text:s text:c="2"/>"narrative_criteria": [</text:p>
            <text:p><text:s text:c="4"/>{</text:p>
            <text:p><text:s text:c="6"/>"setting": "The setting is the global energy landscape, with a focus on the US, Europe, and China."</text:p>
            <text:p><text:s text:c="4"/>},</text:p>
            <text:p><text:s text:c="4"/>{</text:p>
            <text:p><text:s text:c="6"/>"characters": "The characters are governments, policymakers, and experts in the field of nuclear energy."</text:p>
            <text:p><text:s text:c="4"/>},</text:p>
            <text:p><text:s text:c="4"/>{</text:p>
            <text:p><text:s text:c="6"/>"plot": "The plot revolves around the challenges of developing new nuclear technologies and the potential of nuclear power as a low-carbon energy source."</text:p>
            <text:p><text:s text:c="4"/>},</text:p>
            <text:p><text:s text:c="4"/>{</text:p>
            <text:p><text:s text:c="6"/>"moral": "There is no clear moral judgment in the texts, but the narrative implies that developing new nuclear technologies is necessary to reduce carbon emissions and mitigate climate change."</text:p>
            <text:p><text:s text:c="4"/>}</text:p>
            <text:p><text:s text:c="2"/>],</text:p>
            <text:p><text:s text:c="2"/>"true_narrative": true</text:p>
            <text:p>}</text:p>
          </table:table-cell>
          <table:table-cell table:number-columns-repeated="16377"/>
        </table:table-row>
        <table:table-row table:style-name="ro1">
          <table:table-cell office:value-type="float" office:value="23" table:style-name="ce2">
            <text:p>23</text:p>
          </table:table-cell>
          <table:table-cell office:value-type="float" office:value="13" table:style-name="ce1">
            <text:p>13</text:p>
          </table:table-cell>
          <table:table-cell office:value-type="string" table:style-name="ce1">
            <text:p>2022-03-31</text:p>
          </table:table-cell>
          <table:table-cell office:value-type="string" table:style-name="ce1">
            <text:p>('war', 'official', 'troop', 'military', 'security')</text:p>
          </table:table-cell>
          <table:table-cell office:value-type="string" table:style-name="ce1">
            <text:p>ukraine, russia, russian, putin, ukrainian, sanction, moscow, official, military, invasion, kyiv, war, troop, nato, country, defense, western, security, president, attack</text:p>
          </table:table-cell>
          <table:table-cell office:value-type="string" table:style-name="ce1">
            <text:p>russia, ukraine, russian, ukrainian, sanction, putin, war, invasion, military, moscow, official, western, country, nuclear, nato, kyiv, weapon, iran, president, defense</text:p>
          </table:table-cell>
          <table:table-cell office:value-type="string" table:style-name="ce1">
            <text:p>{</text:p>
            <text:p><text:s text:c="2"/>"summaries": [</text:p>
            <text:p><text:s text:c="4"/>{</text:p>
            <text:p><text:s text:c="6"/>"article_1": "Russia's military invasion of Ukraine has been marked by a series of failures, including the loss of four Russian generals and the use of poorly motivated conscript soldiers, which has led to a reevaluation of the West's assessment of Russia's military capabilities."</text:p>
            <text:p><text:s text:c="4"/>},</text:p>
            <text:p><text:s text:c="4"/>{</text:p>
            <text:p><text:s text:c="6"/>"article_2": "Talks to end the Ukraine war have paused as Russia's offensive intensifies, with airstrikes hitting the capital Kyiv and the western city of Rivne, and the US pressing China over its alignment with Moscow."</text:p>
            <text:p><text:s text:c="4"/>},</text:p>
            <text:p><text:s text:c="4"/>{</text:p>
            <text:p><text:s text:c="6"/>"article_3": "Russia bombards Kyiv as European leaders arrive in Ukraine's capital, with the city's mayor imposing a 36-hour curfew and officials from Poland, the Czech Republic, and Slovenia meeting with Ukraine's Zelensky."</text:p>
            <text:p><text:s text:c="4"/>},</text:p>
            <text:p><text:s text:c="4"/>{</text:p>
            <text:p><text:s text:c="6"/>"article_4": "A Ukrainian researcher has leaked internal communications of the Trickbot hacking group, revealing the inner workings of one of the world's most powerful cybercrime groups and its possible connections to Russian intelligence agencies."</text:p>
            <text:p><text:s text:c="4"/>},</text:p>
            <text:p><text:s text:c="4"/>{</text:p>
            <text:p><text:s text:c="6"/>"article_5": "Russia's invasion of Ukraine has given NATO a renewed focus and purpose, prompting the alliance to reinforce its eastern front and consider permanently basing troops on its eastern flank."</text:p>
            <text:p><text:s text:c="4"/>}</text:p>
            <text:p><text:s text:c="2"/>],</text:p>
            <text:p><text:s text:c="2"/>"topic_change": "The topic shifted from a focus on Russia's military failures and the consequences of its invasion of Ukraine to a focus on the international response to the invasion, including NATO's renewed focus and the cybercrime activities of the Trickbot group.",</text:p>
            <text:p><text:s text:c="2"/>"narrative_before": "Before the change, the narrative centered around Russia's military failures and the consequences of its invasion of Ukraine, with a focus on the military's poor performance and the impact on the Ukrainian people.",</text:p>
            <text:p><text:s text:c="2"/>"narrative_after": "After the change, the narrative centers around the international response to the invasion, including NATO's renewed focus and the cybercrime activities of the Trickbot group, with a focus on the global implications of the conflict.",</text:p>
            <text:p><text:s text:c="2"/>"narrative_criteria": [</text:p>
            <text:p><text:s text:c="4"/>{</text:p>
            <text:p><text:s text:c="6"/>"setting": "The setting of the narrative is the conflict in Ukraine and the international response to it, including the actions of Russia, NATO, and the Trickbot group."</text:p>
            <text:p><text:s text:c="4"/>},</text:p>
            <text:p><text:s text:c="4"/>{</text:p>
            <text:p><text:s text:c="6"/>"characters": "The characters in the narrative include Russia, Ukraine, NATO, and the Trickbot group, with key figures such as Vladimir Putin, Volodymyr Zelensky, and Jens Stoltenberg playing important roles."</text:p>
            <text:p><text:s text:c="4"/>},</text:p>
            <text:p><text:s text:c="4"/>{</text:p>
            <text:p><text:s text:c="6"/>"plot": "The plot of the narrative revolves around the conflict in Ukraine, including Russia's invasion, NATO's response, and the cybercrime activities of the Trickbot group, with a focus on the global implications of the conflict."</text:p>
            <text:p><text:s text:c="4"/>},</text:p>
            <text:p><text:s text:c="4"/>{</text:p>
            <text:p><text:s text:c="6"/>"moral": "The moral of the narrative is that the international community must come together to respond to the threat posed by Russia's aggression and to protect the sovereignty and territorial integrity of Ukraine."</text:p>
            <text:p><text:s text:c="4"/>}</text:p>
            <text:p><text:s text:c="2"/>],</text:p>
            <text:p><text:s text:c="2"/>"true_narrative": true</text:p>
            <text:p>}</text:p>
          </table:table-cell>
          <table:table-cell table:number-columns-repeated="16377"/>
        </table:table-row>
        <table:table-row table:style-name="ro1">
          <table:table-cell office:value-type="float" office:value="24" table:style-name="ce2">
            <text:p>24</text:p>
          </table:table-cell>
          <table:table-cell office:value-type="float" office:value="15" table:style-name="ce1">
            <text:p>15</text:p>
          </table:table-cell>
          <table:table-cell office:value-type="string" table:style-name="ce1">
            <text:p>2014-03-31</text:p>
          </table:table-cell>
          <table:table-cell office:value-type="string" table:style-name="ce1">
            <text:p>('search', 'malaysia', 'malaysian', 'satellite', 'ocean')</text:p>
          </table:table-cell>
          <table:table-cell office:value-type="string" table:style-name="ce1">
            <text:p>airline, flight, carrier, airport, pilot, passenger, air, aircraft, plane, jet, boeing, fly, train, airbus, route, ticket, aviation, rail, travel, safety</text:p>
          </table:table-cell>
          <table:table-cell office:value-type="string" table:style-name="ce1">
            <text:p>airline, flight, plane, search, aircraft, malaysia, passenger, boeing, malaysian, air, jet, satellite, ocean, airport, radar, carrier, pilot, aviation, fly, investigator</text:p>
          </table:table-cell>
          <table:table-cell office:value-type="string" table:style-name="ce1">
            <text:p>{</text:p>
            <text:p><text:s text:c="2"/>"summaries": [</text:p>
            <text:p><text:s text:c="4"/>{</text:p>
            <text:p><text:s text:c="6"/>"article_1": "Australia's search for Malaysia Airlines Flight 370 continues, with satellite images of possible debris in the southern Indian Ocean remaining the most promising lead, despite no signs of the plane being found yet."</text:p>
            <text:p><text:s text:c="4"/>},</text:p>
            <text:p><text:s text:c="4"/>{</text:p>
            <text:p><text:s text:c="6"/>"article_2": "A new satellite image from China shows a potential new lead in the search for Malaysia Airlines Flight 370, but search teams are concerned that the debris may have sunk, and the search area has been expanded to 13,900 square miles."</text:p>
            <text:p><text:s text:c="4"/>},</text:p>
            <text:p><text:s text:c="4"/>{</text:p>
            <text:p><text:s text:c="6"/>"article_3": "Malaysia's handling of the search for Flight 370 has been criticized for being opaque, with the government releasing information too slowly, leading to frustration among families of the passengers and criticism from other countries."</text:p>
            <text:p><text:s text:c="4"/>},</text:p>
            <text:p><text:s text:c="4"/>{</text:p>
            <text:p><text:s text:c="6"/>"article_4": "Debris field in the southern Indian Ocean is considered the most credible lead in the search for Malaysia Airlines Flight 370, but search teams have not been able to locate the objects, and the search area has been expanded to 27,000 square nautical miles."</text:p>
            <text:p><text:s text:c="4"/>},</text:p>
            <text:p><text:s text:c="4"/>{</text:p>
            <text:p><text:s text:c="6"/>"article_5": "Malaysia says it tracked an object over the Strait of Malacca on Saturday morning, but it is unclear if it is related to Flight 370, and the search area is being widened to include the Strait of Malacca and the South China Sea."</text:p>
            <text:p><text:s text:c="4"/>}</text:p>
            <text:p><text:s text:c="2"/>],</text:p>
            <text:p><text:s text:c="2"/>"topic_change": {</text:p>
            <text:p><text:s text:c="4"/>"topic_before": "The topic before the change was centered around the search for Malaysia Airlines Flight 370, with a focus on the search efforts, the possible locations of the plane, and the reactions of the families of the passengers.",</text:p>
            <text:p><text:s text:c="4"/>"topic_after": "The topic after the change shifted to include the search efforts, the possible locations of the plane, the reactions of the families of the passengers, and the criticism of Malaysia's handling of the search, as well as the widening of the search area and the involvement of more countries.",</text:p>
            <text:p><text:s text:c="4"/>"changes": "The change in topic was induced by the shift in focus from the search efforts to the criticism of Malaysia's handling of the search, as well as the widening of the search area and the involvement of more countries."</text:p>
            <text:p><text:s text:c="2"/>},</text:p>
            <text:p><text:s text:c="2"/>"narrative_before": {</text:p>
            <text:p><text:s text:c="4"/>"Before the change, the narrative centered around the search for Malaysia Airlines Flight 370, with a focus on the search efforts, the possible locations of the plane, and the reactions of the families of the passengers. The narrative was driven by the need to find the plane and bring closure to the families of the passengers.",</text:p>
            <text:p><text:s text:c="4"/>"narrative_after": "After the change, the narrative centers around the criticism of Malaysia's handling of the search, as well as the widening of the search area and the involvement of more countries. The narrative is driven by the need for transparency and accountability in the search efforts."</text:p>
            <text:p><text:s text:c="2"/>},</text:p>
            <text:p><text:s text:c="2"/>"narrative_criteria": [</text:p>
            <text:p><text:s text:c="4"/>{</text:p>
            <text:p><text:s text:c="6"/>"setting": "The search area in the southern Indian Ocean and the Strait of Malacca, as well as the involvement of multiple countries and organizations."</text:p>
            <text:p><text:s text:c="4"/>},</text:p>
            <text:p><text:s text:c="4"/>{</text:p>
            <text:p><text:s text:c="6"/>"characters": "The families of the passengers, the Malaysian government, and the search teams, as well as the international community."</text:p>
            <text:p><text:s text:c="4"/>},</text:p>
            <text:p><text:s text:c="4"/>{</text:p>
            <text:p><text:s text:c="6"/>"plot": "The search for Malaysia Airlines Flight 370, the criticism of Malaysia's handling of the search, and the widening of the search area."</text:p>
            <text:p><text:s text:c="4"/>},</text:p>
            <text:p><text:s text:c="4"/>{</text:p>
            <text:p><text:s text:c="6"/>"moral": "The importance of transparency and accountability in the search efforts, as well as the need to bring closure to the families of the passengers."</text:p>
            <text:p><text:s text:c="4"/>}</text:p>
            <text:p><text:s text:c="2"/>],</text:p>
            <text:p><text:s text:c="2"/>"true_narrative": true</text:p>
            <text:p>}</text:p>
          </table:table-cell>
          <table:table-cell table:number-columns-repeated="16377"/>
        </table:table-row>
        <table:table-row table:style-name="ro1">
          <table:table-cell office:value-type="float" office:value="25" table:style-name="ce2">
            <text:p>25</text:p>
          </table:table-cell>
          <table:table-cell office:value-type="float" office:value="15" table:style-name="ce1">
            <text:p>15</text:p>
          </table:table-cell>
          <table:table-cell office:value-type="string" table:style-name="ce1">
            <text:p>2014-07-31</text:p>
          </table:table-cell>
          <table:table-cell office:value-type="string" table:style-name="ce1">
            <text:p>('search', 'crash', 'ocean', 'satellite', 'dutch')</text:p>
          </table:table-cell>
          <table:table-cell office:value-type="string" table:style-name="ce1">
            <text:p>airline, plane, flight, airport, aircraft, passenger, jet, carrier, air, boeing, pilot, fly, search, aviation, train, engine, satellite, airbus, travel, crash</text:p>
          </table:table-cell>
          <table:table-cell office:value-type="string" table:style-name="ce1">
            <text:p>airline, flight, plane, crash, malaysia, jet, aircraft, passenger, air, carrier, airport, boeing, fly, aviation, airbus, safety, investigator, engine, international, train</text:p>
          </table:table-cell>
          <table:table-cell office:value-type="string" table:style-name="ce1">
            <text:p>{</text:p>
            <text:p><text:s text:c="2"/>"summaries": [</text:p>
            <text:p><text:s text:c="4"/>{</text:p>
            <text:p><text:s text:c="6"/>"article_1": "The search for Malaysia Airlines Flight 370 continues with the Australian Transport Safety Bureau set to select a contractor to lead the search in the Indian Ocean, with deep-sea recovery industry experts bidding to use their technologies to find the missing plane."</text:p>
            <text:p><text:s text:c="4"/>},</text:p>
            <text:p><text:s text:c="4"/>{</text:p>
            <text:p><text:s text:c="6"/>"article_2": "The bodies of the victims of Malaysia Airlines Flight 17 are being removed from the crash site in Ukraine, but the process is being hindered by the conflict between Ukrainian forces and pro-Russian rebels, who have agreed to hand over the black boxes to Malaysian officials."</text:p>
            <text:p><text:s text:c="4"/>},</text:p>
            <text:p><text:s text:c="4"/>{</text:p>
            <text:p><text:s text:c="6"/>"article_3": "The recovery of the remains of the passengers and crew of Malaysia Airlines Flight 17 is ongoing, but the process is being delayed due to the conflict in Ukraine, with the rebels controlling the crash site refusing to allow international investigators to access the area."</text:p>
            <text:p><text:s text:c="4"/>},</text:p>
            <text:p><text:s text:c="4"/>{</text:p>
            <text:p><text:s text:c="6"/>"article_4": "The Dutch government is sending a team of investigators and police officers to Ukraine to help with the recovery of the remains of the victims of Malaysia Airlines Flight 17, but the rebels controlling the crash site have refused to allow them to enter the area unless they are unarmed."</text:p>
            <text:p><text:s text:c="4"/>},</text:p>
            <text:p><text:s text:c="4"/>{</text:p>
            <text:p><text:s text:c="6"/>"article_5": "The villages near the crash site of Malaysia Airlines Flight 17 are still reeling from the disaster, with residents struggling to cope with the trauma and the lack of support from the government and international community."</text:p>
            <text:p><text:s text:c="4"/>}</text:p>
            <text:p><text:s text:c="2"/>],</text:p>
            <text:p><text:s text:c="2"/>"topic_change": "The topic shifted from a general discussion of the search for Malaysia Airlines Flight 370 to a specific discussion of the crash of Malaysia Airlines Flight 17 and the recovery efforts in Ukraine.",</text:p>
            <text:p><text:s text:c="2"/>"narrative_before": "Before the change, the narrative centered around the search for a missing plane, with a focus on the technical and logistical challenges of finding a plane that had disappeared in the Indian Ocean.",</text:p>
            <text:p><text:s text:c="2"/>"narrative_after": "After the change, the narrative centers around the aftermath of a plane crash in Ukraine, with a focus on the recovery of the remains of the victims and the conflict between Ukrainian forces and pro-Russian rebels.",</text:p>
            <text:p><text:s text:c="2"/>"narrative_criteria": [</text:p>
            <text:p><text:s text:c="4"/>{</text:p>
            <text:p><text:s text:c="6"/>"setting": "The setting is the crash site in Ukraine, where the conflict between Ukrainian forces and pro-Russian rebels is hindering the recovery efforts."</text:p>
            <text:p><text:s text:c="4"/>},</text:p>
            <text:p><text:s text:c="4"/>{</text:p>
            <text:p><text:s text:c="6"/>"characters": "The characters include the victims of the plane crash, their families, the Ukrainian government, the pro-Russian rebels, and the international community."</text:p>
            <text:p><text:s text:c="4"/>},</text:p>
            <text:p><text:s text:c="4"/>{</text:p>
            <text:p><text:s text:c="6"/>"plot": "The plot revolves around the recovery of the remains of the victims and the conflict between Ukrainian forces and pro-Russian rebels, with the rebels controlling the crash site refusing to allow international investigators to access the area."</text:p>
            <text:p><text:s text:c="4"/>},</text:p>
            <text:p><text:s text:c="4"/>{</text:p>
            <text:p><text:s text:c="6"/>"moral": "The moral of the story is that the conflict and lack of cooperation between different groups can lead to a delay in the recovery of the remains of the victims and hinder the investigation into the cause of the crash."</text:p>
            <text:p><text:s text:c="4"/>}</text:p>
            <text:p><text:s text:c="2"/>],</text:p>
            <text:p><text:s text:c="2"/>"true_narrative": true</text:p>
            <text:p>}</text:p>
          </table:table-cell>
          <table:table-cell table:number-columns-repeated="16377"/>
        </table:table-row>
        <table:table-row table:style-name="ro1">
          <table:table-cell office:value-type="float" office:value="26" table:style-name="ce2">
            <text:p>26</text:p>
          </table:table-cell>
          <table:table-cell office:value-type="float" office:value="16" table:style-name="ce1">
            <text:p>16</text:p>
          </table:table-cell>
          <table:table-cell office:value-type="string" table:style-name="ce1">
            <text:p>2010-09-30</text:p>
          </table:table-cell>
          <table:table-cell office:value-type="string" table:style-name="ce1">
            <text:p>('require', 'percentage', 'experience', 'average', 'management')</text:p>
          </table:table-cell>
          <table:table-cell office:value-type="string" table:style-name="ce1">
            <text:p>school, student, education, college, university, teacher, program, foundation, child, class, graduate, fund, charter, parent, professor, campus, donation, community, donor, nonprofit</text:p>
          </table:table-cell>
          <table:table-cell office:value-type="string" table:style-name="ce1">
            <text:p>student, school, program, university, require, class, college, percentage, teacher, experience, graduate, education, fund, career, percentage_emba, average, management, emba, median, gmat_score</text:p>
          </table:table-cell>
          <table:table-cell office:value-type="string" table:style-name="ce1">
            <text:p>```json</text:p>
            <text:p>{</text:p>
            <text:p><text:s text:c="2"/>"summaries": [</text:p>
            <text:p><text:s text:c="4"/>{</text:p>
            <text:p><text:s text:c="6"/>"article_1": "The Northwestern University's Kellogg School of Management EMBA program provides a comprehensive overview of its application deadlines, accreditation, average work experience, and program details."</text:p>
            <text:p><text:s text:c="4"/>},</text:p>
            <text:p><text:s text:c="4"/>{</text:p>
            <text:p><text:s text:c="6"/>"article_2": "The Stockholm School of Economics EMBA program offers a brief overview of its application deadlines, accreditation, average work experience, and program details."</text:p>
            <text:p><text:s text:c="4"/>},</text:p>
            <text:p><text:s text:c="4"/>{</text:p>
            <text:p><text:s text:c="6"/>"article_3": "The University of Maryland's Robert H. Smith School of Business EMBA program provides a detailed overview of its application deadlines, accreditation, average work experience, and program details."</text:p>
            <text:p><text:s text:c="4"/>},</text:p>
            <text:p><text:s text:c="4"/>{</text:p>
            <text:p><text:s text:c="6"/>"article_4": "The Duke University's Fuqua School of Business EMBA program offers a comprehensive overview of its application deadlines, accreditation, average work experience, and program details."</text:p>
            <text:p><text:s text:c="4"/>},</text:p>
            <text:p><text:s text:c="4"/>{</text:p>
            <text:p><text:s text:c="6"/>"article_5": "The Purdue University's Krannert School of Management EMBA program provides a detailed overview of its application deadlines, accreditation, average work experience, and program details."</text:p>
            <text:p><text:s text:c="4"/>}</text:p>
            <text:p><text:s text:c="2"/>],</text:p>
            <text:p><text:s text:c="2"/>"topic_change": "The topic shifted from a general discussion of EMBA programs to a more specific focus on the details of individual EMBA programs, including their application deadlines, accreditation, average work experience, and program details.",</text:p>
            <text:p><text:s text:c="2"/>"narrative_before": "Before the change, the narrative centered around the general characteristics of EMBA programs, such as their focus on business management and leadership.",</text:p>
            <text:p><text:s text:c="2"/>"narrative_after": "After the change, the narrative centers around the specific details of individual EMBA programs, highlighting their unique features and requirements.",</text:p>
            <text:p><text:s text:c="2"/>"narrative_criteria": [</text:p>
            <text:p><text:s text:c="4"/>{</text:p>
            <text:p><text:s text:c="6"/>"setting": "The setting is the context in which the EMBA programs operate, including the universities and business schools that offer them."</text:p>
            <text:p><text:s text:c="4"/>},</text:p>
            <text:p><text:s text:c="4"/>{</text:p>
            <text:p><text:s text:c="6"/>"characters": "The characters are the students, faculty, and administrators involved in the EMBA programs, as well as the business leaders and organizations that they interact with."</text:p>
            <text:p><text:s text:c="4"/>},</text:p>
            <text:p><text:s text:c="4"/>{</text:p>
            <text:p><text:s text:c="6"/>"plot": "The plot is the sequence of events and decisions that lead to the development and implementation of the EMBA programs, including the application process, curriculum, and career outcomes."</text:p>
            <text:p><text:s text:c="4"/>},</text:p>
            <text:p><text:s text:c="4"/>{</text:p>
            <text:p><text:s text:c="6"/>"moral": "There is no clear moral judgment in the provided texts, suggesting that the change is a content change rather than a narrative shift."</text:p>
            <text:p><text:s text:c="4"/>}</text:p>
            <text:p><text:s text:c="2"/>],</text:p>
            <text:p><text:s text:c="2"/>"true_narrative": false</text:p>
            <text:p>}</text:p>
            <text:p>```</text:p>
          </table:table-cell>
          <table:table-cell table:number-columns-repeated="16377"/>
        </table:table-row>
        <table:table-row table:style-name="ro1">
          <table:table-cell office:value-type="float" office:value="27" table:style-name="ce2">
            <text:p>27</text:p>
          </table:table-cell>
          <table:table-cell office:value-type="float" office:value="18" table:style-name="ce1">
            <text:p>18</text:p>
          </table:table-cell>
          <table:table-cell office:value-type="string" table:style-name="ce1">
            <text:p>2011-03-31</text:p>
          </table:table-cell>
          <table:table-cell office:value-type="string" table:style-name="ce1">
            <text:p>('nuclear', 'reactor', 'radiation', 'project', 'japan')</text:p>
          </table:table-cell>
          <table:table-cell office:value-type="string" table:style-name="ce1">
            <text:p>energy, power, plant, utility, project, environmental, electricity, epa, water, gas, fuel, cost, nuclear, electric, green, company, industry, ethanol, carbon, emission</text:p>
          </table:table-cell>
          <table:table-cell office:value-type="string" table:style-name="ce1">
            <text:p>nuclear, plant, reactor, power, radiation, energy, japan, water, tepco, radioactive, fuel, electricity, fukushima_daiichi, fukushima, electric, japanese, cool, level, supply, damage</text:p>
          </table:table-cell>
          <table:table-cell office:value-type="string" table:style-name="ce1">
            <text:p>{</text:p>
            <text:p><text:s text:c="2"/>"summaries": [</text:p>
            <text:p><text:s text:c="4"/>{</text:p>
            <text:p><text:s text:c="6"/>"article_1": "The 2011 Japan earthquake and tsunami caused significant disruptions to various industries, including electronics, autos, steel, manufacturing, food, retailing, chemicals, power, finance, and travel, due to supply chain issues and power outages."</text:p>
            <text:p><text:s text:c="4"/>},</text:p>
            <text:p><text:s text:c="4"/>{</text:p>
            <text:p><text:s text:c="6"/>"article_2": "The Japanese government declared an emergency at the Fukushima Daiichi nuclear plant after a radiation leak, and the evacuation radius was expanded to six miles, with radiation levels reaching 1,000 times normal in the control room."</text:p>
            <text:p><text:s text:c="4"/>},</text:p>
            <text:p><text:s text:c="4"/>{</text:p>
            <text:p><text:s text:c="6"/>"article_3": "The Fukushima Daiichi nuclear plant's troubled history and safety concerns are highlighted, with the plant having the highest accident rate among Japanese nuclear plants and workers exposed to more radiation than peers at other plants."</text:p>
            <text:p><text:s text:c="4"/>},</text:p>
            <text:p><text:s text:c="4"/>{</text:p>
            <text:p><text:s text:c="6"/>"article_4": "The Fukushima Daiichi nuclear plant's Reactor No. 4 had a troubled history, with a buildup of heat and pressure inside the reactor, and the plant's safety record was already poor before the earthquake and tsunami."</text:p>
            <text:p><text:s text:c="4"/>},</text:p>
            <text:p><text:s text:c="4"/>{</text:p>
            <text:p><text:s text:c="6"/>"article_5": "The Japanese government expanded the evacuation radius around the Fukushima Daiichi nuclear plant to six miles, and Tokyo Electric Power Co. asked industrial customers to close or reduce operations to save electricity and ensure supplies to households."</text:p>
            <text:p><text:s text:c="4"/>}</text:p>
            <text:p><text:s text:c="2"/>],</text:p>
            <text:p><text:s text:c="2"/>"topic_change": "The topic shifted from a general discussion of the impact of the 2011 Japan earthquake and tsunami on various industries to a specific focus on the nuclear crisis at the Fukushima Daiichi plant, with a focus on safety concerns, radiation leaks, and evacuation efforts.",</text:p>
            <text:p><text:s text:c="2"/>"narrative_before": "Before the change, the narrative centered around the economic and industrial impact of the 2011 Japan earthquake and tsunami, with a focus on supply chain disruptions and power outages.",</text:p>
            <text:p><text:s text:c="2"/>"narrative_after": "After the change, the narrative centers around the nuclear crisis at the Fukushima Daiichi plant, with a focus on safety concerns, radiation leaks, and evacuation efforts.",</text:p>
            <text:p><text:s text:c="2"/>"narrative_criteria": [</text:p>
            <text:p><text:s text:c="4"/>{</text:p>
            <text:p><text:s text:c="6"/>"setting": "The setting is the Fukushima Daiichi nuclear plant and the surrounding area, where a nuclear crisis is unfolding."</text:p>
            <text:p><text:s text:c="4"/>},</text:p>
            <text:p><text:s text:c="4"/>{</text:p>
            <text:p><text:s text:c="6"/>"characters": "The characters include the Japanese government, Tokyo Electric Power Co., and the workers at the Fukushima Daiichi plant, who are struggling to contain the crisis."</text:p>
            <text:p><text:s text:c="4"/>},</text:p>
            <text:p><text:s text:c="4"/>{</text:p>
            <text:p><text:s text:c="6"/>"plot": "The plot revolves around the nuclear crisis at the Fukushima Daiichi plant, with a focus on safety concerns, radiation leaks, and evacuation efforts."</text:p>
            <text:p><text:s text:c="4"/>},</text:p>
            <text:p><text:s text:c="4"/>{</text:p>
            <text:p><text:s text:c="6"/>"moral": "The moral of the story is that the nuclear industry must prioritize safety and take steps to prevent such crises in the future, as highlighted by the Japanese government's declaration of an emergency and the evacuation of thousands of residents."</text:p>
            <text:p><text:s text:c="4"/>}</text:p>
            <text:p><text:s text:c="2"/>],</text:p>
            <text:p><text:s text:c="2"/>"true_narrative": true</text:p>
            <text:p>}</text:p>
          </table:table-cell>
          <table:table-cell table:number-columns-repeated="16377"/>
        </table:table-row>
        <table:table-row table:style-name="ro1">
          <table:table-cell office:value-type="float" office:value="28" table:style-name="ce2">
            <text:p>28</text:p>
          </table:table-cell>
          <table:table-cell office:value-type="float" office:value="20" table:style-name="ce1">
            <text:p>20</text:p>
          </table:table-cell>
          <table:table-cell office:value-type="string" table:style-name="ce1">
            <text:p>2012-08-31</text:p>
          </table:table-cell>
          <table:table-cell office:value-type="string" table:style-name="ce1">
            <text:p>('medal', 'gold', 'olympic', 'meter', 'london')</text:p>
          </table:table-cell>
          <table:table-cell office:value-type="string" table:style-name="ce1">
            <text:p>game, team, olympic, win, player, sport, olympics, season, play, yankee, medal, athlete, coach, league, baseball, ball, mets, stadium, football, match</text:p>
          </table:table-cell>
          <table:table-cell office:value-type="string" table:style-name="ce1">
            <text:p>game, team, win, olympic, medal, player, play, gold, olympics, sport, season, athlete, coach, meter, jet, match, yankee, london, final, race</text:p>
          </table:table-cell>
          <table:table-cell office:value-type="string" table:style-name="ce1">
            <text:p>{</text:p>
            <text:p><text:s text:c="2"/>"summaries": [</text:p>
            <text:p><text:s text:c="4"/>{</text:p>
            <text:p><text:s text:c="6"/>"article_1": "Michael Phelps becomes the most decorated Olympic athlete in history, winning two gold medals, bringing his total to 21."</text:p>
            <text:p><text:s text:c="4"/>},</text:p>
            <text:p><text:s text:c="4"/>{</text:p>
            <text:p><text:s text:c="6"/>"article_2": "The US track and field team faces a decline in performance and management issues, with a new chief executive, Max Siegel, trying to turn the team around."</text:p>
            <text:p><text:s text:c="4"/>},</text:p>
            <text:p><text:s text:c="4"/>{</text:p>
            <text:p><text:s text:c="6"/>"article_3": "The debate over whether the number of gold medals or overall medals is more important in Olympic rankings continues, with different countries and media outlets having different opinions."</text:p>
            <text:p><text:s text:c="4"/>},</text:p>
            <text:p><text:s text:c="4"/>{</text:p>
            <text:p><text:s text:c="6"/>"article_4": "A collection of articles highlighting the achievements of Asian athletes in various Olympic events, including China, Japan, South Korea, and others."</text:p>
            <text:p><text:s text:c="4"/>},</text:p>
            <text:p><text:s text:c="4"/>{</text:p>
            <text:p><text:s text:c="6"/>"article_5": "A viral phenomenon emerges on Tumblr, featuring McKayla Maroney's unimpressed face in various Olympic moments, and the reaction of athletes and fans to it."</text:p>
            <text:p><text:s text:c="4"/>}</text:p>
            <text:p><text:s text:c="2"/>],</text:p>
            <text:p><text:s text:c="2"/>"topic_change": "The topic shifted from focusing on the US track and field team's decline and management issues to a broader discussion of Olympic events, athletes, and issues, with a focus on the London 2012 Olympics.",</text:p>
            <text:p><text:s text:c="2"/>"narrative_before": "Before the change, the narrative centered around the decline of the US track and field team and the efforts of its new chief executive to turn it around.",</text:p>
            <text:p><text:s text:c="2"/>"narrative_after": "After the change, the narrative centers around the broader Olympic experience, including the achievements of various athletes, the issues surrounding Olympic rankings, and the lighter side of the Games, such as viral phenomena and athlete reactions.",</text:p>
            <text:p><text:s text:c="2"/>"narrative_criteria": [</text:p>
            <text:p><text:s text:c="4"/>{</text:p>
            <text:p><text:s text:c="6"/>"setting": "The Olympic Games in London 2012, with various venues and events mentioned throughout the articles."</text:p>
            <text:p><text:s text:c="4"/>},</text:p>
            <text:p><text:s text:c="4"/>{</text:p>
            <text:p><text:s text:c="6"/>"characters": "The athletes, coaches, and officials involved in the Olympic events, including Michael Phelps, Max Siegel, and McKayla Maroney."</text:p>
            <text:p><text:s text:c="4"/>},</text:p>
            <text:p><text:s text:c="4"/>{</text:p>
            <text:p><text:s text:c="6"/>"plot": "The narrative is fragmented and lacks a clear plot, with various articles focusing on different aspects of the Olympics."</text:p>
            <text:p><text:s text:c="4"/>},</text:p>
            <text:p><text:s text:c="4"/>{</text:p>
            <text:p><text:s text:c="6"/>"moral": "There is no clear moral judgment in the articles, as they focus on reporting on events and issues rather than making value judgments."</text:p>
            <text:p><text:s text:c="4"/>}</text:p>
            <text:p><text:s text:c="2"/>],</text:p>
            <text:p><text:s text:c="2"/>"true_narrative": false</text:p>
            <text:p>}</text:p>
          </table:table-cell>
          <table:table-cell table:number-columns-repeated="16377"/>
        </table:table-row>
        <table:table-row table:style-name="ro1">
          <table:table-cell office:value-type="float" office:value="29" table:style-name="ce2">
            <text:p>29</text:p>
          </table:table-cell>
          <table:table-cell office:value-type="float" office:value="20" table:style-name="ce1">
            <text:p>20</text:p>
          </table:table-cell>
          <table:table-cell office:value-type="string" table:style-name="ce1">
            <text:p>2014-02-28</text:p>
          </table:table-cell>
          <table:table-cell office:value-type="string" table:style-name="ce1">
            <text:p>('olympic', 'medal', 'sochi', 'olympics', 'gold')</text:p>
          </table:table-cell>
          <table:table-cell office:value-type="string" table:style-name="ce1">
            <text:p>game, team, player, play, season, win, coach, super_bowl, league, football, sport, nfl, stadium, ranger, score, seahawk, playoff, fan, knick, ball</text:p>
          </table:table-cell>
          <table:table-cell office:value-type="string" table:style-name="ce1">
            <text:p>game, team, olympic, medal, win, sochi, sport, olympics, player, play, season, coach, athlete, gold, hockey, skate, fan, yankee, finish, skater</text:p>
          </table:table-cell>
          <table:table-cell office:value-type="string" table:style-name="ce1">
            <text:p>{</text:p>
            <text:p><text:s text:c="2"/>"summaries": [</text:p>
            <text:p><text:s text:c="4"/>{</text:p>
            <text:p><text:s text:c="6"/>"article_1": "The article discusses the 2014 Sochi Winter Olympics medal count and how Norway is expected to win the most gold medals, with the U.S. being a close second."</text:p>
            <text:p><text:s text:c="4"/>},</text:p>
            <text:p><text:s text:c="4"/>{</text:p>
            <text:p><text:s text:c="6"/>"article_2": "The article explores the cultural and lifestyle factors that contribute to Norway's success in the Winter Olympics, particularly in the region of Trøndelag."</text:p>
            <text:p><text:s text:c="4"/>},</text:p>
            <text:p><text:s text:c="4"/>{</text:p>
            <text:p><text:s text:c="6"/>"article_3": "The article reports on the Russian team's surprise victory in the Sochi Olympics, winning 33 total medals and 13 gold medals, and how they dominated the medal count in the final days of the Games."</text:p>
            <text:p><text:s text:c="4"/>},</text:p>
            <text:p><text:s text:c="4"/>{</text:p>
            <text:p><text:s text:c="6"/>"article_4": "The article discusses the financial and logistical issues surrounding the Sochi Olympics, including the high cost of the Games and the controversy surrounding the construction of the RussSki Gorki Jumping Center."</text:p>
            <text:p><text:s text:c="4"/>},</text:p>
            <text:p><text:s text:c="4"/>{</text:p>
            <text:p><text:s text:c="6"/>"article_5": "The article provides tips for understanding the Olympic speedskating competition and reports on the opening ceremony of the Sochi Olympics, as well as the reactions of Sochi residents and visitors to the Games."</text:p>
            <text:p><text:s text:c="4"/>}</text:p>
            <text:p><text:s text:c="2"/>],</text:p>
            <text:p><text:s text:c="2"/>"topic_change": "The topic shifted from focusing on the 2014 Sochi Winter Olympics and the medal count to discussing the cultural and lifestyle factors that contribute to Norway's success in the Winter Olympics, and then to the Russian team's surprise victory and the financial and logistical issues surrounding the Sochi Olympics.",</text:p>
            <text:p><text:s text:c="2"/>"narrative_before": "Before the change, the narrative centered around the 2014 Sochi Winter Olympics and the medal count, with a focus on the competition between Norway and the U.S.",</text:p>
            <text:p><text:s text:c="2"/>"narrative_after": "After the change, the narrative centers around the cultural and lifestyle factors that contribute to Norway's success in the Winter Olympics, and then shifts to the Russian team's surprise victory and the financial and logistical issues surrounding the Sochi Olympics.",</text:p>
            <text:p><text:s text:c="2"/>"narrative_criteria": [</text:p>
            <text:p><text:s text:c="4"/>{</text:p>
            <text:p><text:s text:c="6"/>"setting": "The setting is the 2014 Sochi Winter Olympics and the region of Trøndelag in Norway."</text:p>
            <text:p><text:s text:c="4"/>},</text:p>
            <text:p><text:s text:c="4"/>{</text:p>
            <text:p><text:s text:c="6"/>"characters": "The characters are the athletes and teams competing in the Olympics, including Norway, the U.S., and Russia."</text:p>
            <text:p><text:s text:c="4"/>},</text:p>
            <text:p><text:s text:c="4"/>{</text:p>
            <text:p><text:s text:c="6"/>"plot": "The plot revolves around the competition for medals and the factors that contribute to success in the Winter Olympics."</text:p>
            <text:p><text:s text:c="4"/>},</text:p>
            <text:p><text:s text:c="4"/>{</text:p>
            <text:p><text:s text:c="6"/>"moral": "The moral is that hard work, dedication, and a strong cultural and lifestyle foundation are key to success in the Winter Olympics, as seen in Norway's success and the Russian team's surprise victory."</text:p>
            <text:p><text:s text:c="4"/>}</text:p>
            <text:p><text:s text:c="2"/>],</text:p>
            <text:p><text:s text:c="2"/>"true_narrative": true</text:p>
            <text:p>}</text:p>
          </table:table-cell>
          <table:table-cell table:number-columns-repeated="16377"/>
        </table:table-row>
        <table:table-row table:style-name="ro1">
          <table:table-cell office:value-type="float" office:value="30" table:style-name="ce2">
            <text:p>30</text:p>
          </table:table-cell>
          <table:table-cell office:value-type="float" office:value="20" table:style-name="ce1">
            <text:p>20</text:p>
          </table:table-cell>
          <table:table-cell office:value-type="string" table:style-name="ce1">
            <text:p>2014-03-31</text:p>
          </table:table-cell>
          <table:table-cell office:value-type="string" table:style-name="ce1">
            <text:p>('olympic', 'medal', 'sochi', 'olympics', 'gold')</text:p>
          </table:table-cell>
          <table:table-cell office:value-type="string" table:style-name="ce1">
            <text:p>game, team, olympic, medal, win, sochi, sport, olympics, player, play, season, coach, athlete, gold, hockey, skate, fan, yankee, finish, skater</text:p>
          </table:table-cell>
          <table:table-cell office:value-type="string" table:style-name="ce1">
            <text:p>game, team, season, player, play, win, coach, league, tournament, jackson, knick, baseball, sport, basketball, yankee, fan, mets, jet, final, athlete</text:p>
          </table:table-cell>
          <table:table-cell office:value-type="string" table:style-name="ce1">
            <text:p>{</text:p>
            <text:p><text:s text:c="2"/>"summaries": [</text:p>
            <text:p><text:s text:c="4"/>{"article_1": "The Sochi Olympics' legacy is uncertain, with many of the lifts built for the Games facing an uncertain future due to a lack of tourism in the area."},</text:p>
            <text:p><text:s text:c="4"/>{"article_2": "The price of gold has declined due to improved economic news and a decrease in investor demand."},</text:p>
            <text:p><text:s text:c="4"/>{"article_3": "The prices of platinum and palladium are expected to rise due to a tight supply-and-demand outlook and increased demand from the auto sector."},</text:p>
            <text:p><text:s text:c="4"/>{"article_4": "Gold miners are shifting their focus from growth to profits, and investors should consider looking at smaller miners for potential deals."},</text:p>
            <text:p><text:s text:c="4"/>{"article_5": "The Ukraine crisis is casting a shadow over the Paralympic Games, with some countries considering pulling out due to safety concerns."}</text:p>
            <text:p><text:s text:c="2"/>],</text:p>
            <text:p><text:s text:c="2"/>"topic_change": "The topic shifted from the Sochi Olympics and the legacy of the Games to the gold and precious metals market, with a focus on the decline of gold prices and the rise of platinum and palladium.",</text:p>
            <text:p><text:s text:c="2"/>"narrative_before": "Before the change, the narrative centered around the uncertainty and potential failure of the Sochi Olympics' legacy, with a focus on the lifts and infrastructure built for the Games.",</text:p>
            <text:p><text:s text:c="2"/>"narrative_after": "After the change, the narrative centers around the gold and precious metals market, with a focus on the decline of gold prices and the rise of platinum and palladium, but without a clear moral or value judgement.",</text:p>
            <text:p><text:s text:c="2"/>"narrative_criteria": [</text:p>
            <text:p><text:s text:c="4"/>{"setting": "The setting is the gold and precious metals market, with a focus on the decline of gold prices and the rise of platinum and palladium."},</text:p>
            <text:p><text:s text:c="4"/>{"characters": "The characters are investors, gold miners, and the International Olympic Committee."},</text:p>
            <text:p><text:s text:c="4"/>{"plot": "The plot is the shift in the gold and precious metals market, with a focus on the decline of gold prices and the rise of platinum and palladium."},</text:p>
            <text:p><text:s text:c="4"/>{"moral": "There is no clear moral or value judgement in the narrative after the change."}</text:p>
            <text:p><text:s text:c="2"/>],</text:p>
            <text:p><text:s text:c="2"/>"true_narrative": false</text:p>
            <text:p>}</text:p>
          </table:table-cell>
          <table:table-cell table:number-columns-repeated="16377"/>
        </table:table-row>
        <table:table-row table:style-name="ro1">
          <table:table-cell office:value-type="float" office:value="31" table:style-name="ce2">
            <text:p>31</text:p>
          </table:table-cell>
          <table:table-cell office:value-type="float" office:value="20" table:style-name="ce1">
            <text:p>20</text:p>
          </table:table-cell>
          <table:table-cell office:value-type="string" table:style-name="ce1">
            <text:p>2016-08-31</text:p>
          </table:table-cell>
          <table:table-cell office:value-type="string" table:style-name="ce1">
            <text:p>('rio', 'olympic', 'olympics', 'medal', 'gold')</text:p>
          </table:table-cell>
          <table:table-cell office:value-type="string" table:style-name="ce1">
            <text:p>game, team, player, sport, win, play, season, athlete, olympic, olympics, rio, yankee, league, coach, mets, baseball, ball, field, nb, soccer</text:p>
          </table:table-cell>
          <table:table-cell office:value-type="string" table:style-name="ce1">
            <text:p>game, rio, olympic, team, olympics, win, sport, medal, athlete, gold, player, coach, play, yankee, season, race, final, swimmer, meter, finish</text:p>
          </table:table-cell>
          <table:table-cell office:value-type="string" table:style-name="ce1">
            <text:p>{</text:p>
            <text:p><text:s text:c="2"/>"summaries": [</text:p>
            <text:p><text:s text:c="4"/>{</text:p>
            <text:p><text:s text:c="6"/>"article_1": "The Wall Street Journal's medal predictions for the 2016 Rio Olympics were largely incorrect, with the US winning more medals than expected, particularly in swimming and track and field."</text:p>
            <text:p><text:s text:c="4"/>},</text:p>
            <text:p><text:s text:c="4"/>{</text:p>
            <text:p><text:s text:c="6"/>"article_2": "Despite the progress made by women in sports, they still lag behind men in participation, events, and medals awarded at the Olympics, with a significant gap remaining in many sports."</text:p>
            <text:p><text:s text:c="4"/>},</text:p>
            <text:p><text:s text:c="4"/>{</text:p>
            <text:p><text:s text:c="6"/>"article_3": "The final weekend of the 2016 Rio Olympics features several key events, including the men's 4x100-meter relay, the marathon, and the women's basketball final, with many athletes competing in their last Olympic games."</text:p>
            <text:p><text:s text:c="4"/>},</text:p>
            <text:p><text:s text:c="4"/>{</text:p>
            <text:p><text:s text:c="6"/>"article_4": "The 2016 Rio Olympics have a subdued corporate presence, with sponsors returning tickets and reducing their marketing efforts due to the economic and political instability in Brazil."</text:p>
            <text:p><text:s text:c="4"/>},</text:p>
            <text:p><text:s text:c="4"/>{</text:p>
            <text:p><text:s text:c="6"/>"article_5": "The 2016 Rio Olympics will be broadcast on various platforms, including TV, tablets, phones, and 4K screens, with NBC offering a range of streaming options and virtual reality coverage."</text:p>
            <text:p><text:s text:c="4"/>}</text:p>
            <text:p><text:s text:c="2"/>],</text:p>
            <text:p><text:s text:c="2"/>"topic_change": "The topic shifted from a focus on the US Olympic team's performance and the medal count to a broader discussion of the Olympics as a whole, including the corporate presence, broadcasting, and technological advancements.",</text:p>
            <text:p><text:s text:c="2"/>"narrative_before": "Before the change, the narrative centered around the US Olympic team's dominance and the medal count, with a focus on the success of American athletes in various sports.",</text:p>
            <text:p><text:s text:c="2"/>"narrative_after": "After the change, the narrative centers around the Olympics as a whole, including the corporate presence, broadcasting, and technological advancements, with a focus on the broader context and experience of the games.",</text:p>
            <text:p><text:s text:c="2"/>"narrative_criteria": [</text:p>
            <text:p><text:s text:c="4"/>{</text:p>
            <text:p><text:s text:c="6"/>"setting": "The Olympics in Rio, Brazil, serve as the setting for the narrative."</text:p>
            <text:p><text:s text:c="4"/>},</text:p>
            <text:p><text:s text:c="4"/>{</text:p>
            <text:p><text:s text:c="6"/>"characters": "The athletes, sponsors, and organizers are the main characters in the narrative."</text:p>
            <text:p><text:s text:c="4"/>},</text:p>
            <text:p><text:s text:c="4"/>{</text:p>
            <text:p><text:s text:c="6"/>"plot": "The plot revolves around the events and competitions of the Olympics, including the medal count, corporate presence, and technological advancements."</text:p>
            <text:p><text:s text:c="4"/>},</text:p>
            <text:p><text:s text:c="4"/>{</text:p>
            <text:p><text:s text:c="6"/>"moral": "There is no clear moral judgment in the narrative, but rather a focus on the facts and events of the Olympics."</text:p>
            <text:p><text:s text:c="4"/>}</text:p>
            <text:p><text:s text:c="2"/>],</text:p>
            <text:p><text:s text:c="2"/>"true_narrative": false</text:p>
            <text:p>}</text:p>
          </table:table-cell>
          <table:table-cell table:number-columns-repeated="16377"/>
        </table:table-row>
        <table:table-row table:style-name="ro1">
          <table:table-cell office:value-type="float" office:value="32" table:style-name="ce2">
            <text:p>32</text:p>
          </table:table-cell>
          <table:table-cell office:value-type="float" office:value="20" table:style-name="ce1">
            <text:p>20</text:p>
          </table:table-cell>
          <table:table-cell office:value-type="string" table:style-name="ce1">
            <text:p>2016-09-30</text:p>
          </table:table-cell>
          <table:table-cell office:value-type="string" table:style-name="ce1">
            <text:p>('rio', 'olympic', 'olympics', 'medal', 'gold')</text:p>
          </table:table-cell>
          <table:table-cell office:value-type="string" table:style-name="ce1">
            <text:p>game, rio, olympic, team, olympics, win, sport, medal, athlete, gold, player, coach, play, yankee, season, race, final, swimmer, meter, finish</text:p>
          </table:table-cell>
          <table:table-cell office:value-type="string" table:style-name="ce1">
            <text:p>game, team, play, season, player, win, sport, nfl, football, league, jet, fan, quarterback, yankee, coach, yard, giant, mets, golf, baseball</text:p>
          </table:table-cell>
          <table:table-cell office:value-type="string" table:style-name="ce1">
            <text:p>{</text:p>
            <text:p><text:s text:c="2"/>"summaries": [</text:p>
            <text:p><text:s text:c="4"/>{</text:p>
            <text:p><text:s text:c="6"/>"article_1": "Gold prices are high in India, leading to a surge in people selling their old gold, which is contributing to a decline in India's gold imports."</text:p>
            <text:p><text:s text:c="4"/>},</text:p>
            <text:p><text:s text:c="4"/>{</text:p>
            <text:p><text:s text:c="6"/>"article_2": "Investors have several options to buy gold, including buying physical gold, investing in gold ETFs, or buying shares of gold miners."</text:p>
            <text:p><text:s text:c="4"/>},</text:p>
            <text:p><text:s text:c="4"/>{</text:p>
            <text:p><text:s text:c="6"/>"article_3": "The Rio 2016 Paralympic Games faced financial woes, but ultimately attracted over two million fans and finished with a successful event."</text:p>
            <text:p><text:s text:c="4"/>},</text:p>
            <text:p><text:s text:c="4"/>{</text:p>
            <text:p><text:s text:c="6"/>"article_4": "The Rio Paralympics had a successful turnout, with over two million fans attending, and the event was a showcase for disabled athletes."</text:p>
            <text:p><text:s text:c="4"/>},</text:p>
            <text:p><text:s text:c="4"/>{</text:p>
            <text:p><text:s text:c="6"/>"article_5": "The Rio Paralympics faced financial difficulties, but organizers were able to assemble financing and the event was a success."</text:p>
            <text:p><text:s text:c="4"/>}</text:p>
            <text:p><text:s text:c="2"/>],</text:p>
            <text:p><text:s text:c="2"/>"topic_change": "The topic shifted from discussing gold prices and investments to the Rio 2016 Paralympic Games, with a focus on the event's financial struggles and ultimate success.",</text:p>
            <text:p><text:s text:c="2"/>"narrative_before": "Before the change, the narrative centered around the economic and market aspects of gold, with a focus on prices, investments, and the impact of government policies.",</text:p>
            <text:p><text:s text:c="2"/>"narrative_after": "After the change, the narrative centers around the Paralympic Games, with a focus on the event's financial struggles, the success of the event, and the stories of the athletes.",</text:p>
            <text:p><text:s text:c="2"/>"narrative_criteria": [</text:p>
            <text:p><text:s text:c="4"/>{</text:p>
            <text:p><text:s text:c="6"/>"setting": "The setting is the Rio 2016 Paralympic Games, with a focus on the event's financial struggles and ultimate success."</text:p>
            <text:p><text:s text:c="4"/>},</text:p>
            <text:p><text:s text:c="4"/>{</text:p>
            <text:p><text:s text:c="6"/>"characters": "The characters are the athletes, organizers, and officials involved in the Paralympic Games, with a focus on their stories and experiences."</text:p>
            <text:p><text:s text:c="4"/>},</text:p>
            <text:p><text:s text:c="4"/>{</text:p>
            <text:p><text:s text:c="6"/>"plot": "The plot is the financial struggles of the Paralympic Games, the efforts to assemble financing, and the ultimate success of the event."</text:p>
            <text:p><text:s text:c="4"/>},</text:p>
            <text:p><text:s text:c="4"/>{</text:p>
            <text:p><text:s text:c="6"/>"moral": "The moral is that determination and perseverance can lead to success, as seen in the stories of the athletes and the organizers who worked to make the event a success. (Source: Article 4, quote from Brad Snyder)"</text:p>
            <text:p><text:s text:c="4"/>}</text:p>
            <text:p><text:s text:c="2"/>],</text:p>
            <text:p><text:s text:c="2"/>"true_narrative": true</text:p>
            <text:p>}</text:p>
          </table:table-cell>
          <table:table-cell table:number-columns-repeated="16377"/>
        </table:table-row>
        <table:table-row table:style-name="ro1">
          <table:table-cell office:value-type="float" office:value="33" table:style-name="ce2">
            <text:p>33</text:p>
          </table:table-cell>
          <table:table-cell office:value-type="float" office:value="20" table:style-name="ce1">
            <text:p>20</text:p>
          </table:table-cell>
          <table:table-cell office:value-type="string" table:style-name="ce1">
            <text:p>2018-02-28</text:p>
          </table:table-cell>
          <table:table-cell office:value-type="string" table:style-name="ce1">
            <text:p>('olympics', 'medal', 'olympic', 'pyeongchang', 'league')</text:p>
          </table:table-cell>
          <table:table-cell office:value-type="string" table:style-name="ce1">
            <text:p>game, team, play, season, win, football, player, sport, coach, nfl, super_bowl, league, athlete, eagle, olympic, alabama, patriot, quarterback, fan, playoff</text:p>
          </table:table-cell>
          <table:table-cell office:value-type="string" table:style-name="ce1">
            <text:p>game, olympics, team, olympic, sport, medal, athlete, win, pyeongchang, winter, skate, gold, coach, player, race, event, ice, skater, ski, super_bowl</text:p>
          </table:table-cell>
          <table:table-cell office:value-type="string" table:style-name="ce1">
            <text:p>{</text:p>
            <text:p><text:s text:c="2"/>"summaries": [</text:p>
            <text:p><text:s text:c="4"/>{</text:p>
            <text:p><text:s text:c="6"/>"article_1": "The 2018 Pyeongchang Olympics face challenges such as a decline in TV ratings, a lack of recognizable stars, and a controversy surrounding North Korea's participation."</text:p>
            <text:p><text:s text:c="4"/>},</text:p>
            <text:p><text:s text:c="4"/>{</text:p>
            <text:p><text:s text:c="6"/>"article_2": "The Wall Street Journal projects Norway and the U.S. to top the 2018 Olympics medal count, with Norway predicted to win 23 medals in cross-country skiing-related sports."</text:p>
            <text:p><text:s text:c="4"/>},</text:p>
            <text:p><text:s text:c="4"/>{</text:p>
            <text:p><text:s text:c="6"/>"article_3": "Samsung's chairman, Lee Kun-hee, played a significant role in bringing the 2018 Winter Olympics to Pyeongchang, South Korea, and the company is now heavily involved in the Games."</text:p>
            <text:p><text:s text:c="4"/>},</text:p>
            <text:p><text:s text:c="4"/>{</text:p>
            <text:p><text:s text:c="6"/>"article_4": "The U.S. finishes fourth in the 2018 Winter Olympics medal count, its lowest finish since 1998, with Norway and Canada winning 29 and 31 medals respectively."</text:p>
            <text:p><text:s text:c="4"/>},</text:p>
            <text:p><text:s text:c="4"/>{</text:p>
            <text:p><text:s text:c="6"/>"article_5": "Norway has a remarkable day at the 2018 Winter Olympics, winning six medals, including gold in the men's downhill and biathlon events, and taking the lead in the overall medal count."</text:p>
            <text:p><text:s text:c="4"/>}</text:p>
            <text:p><text:s text:c="2"/>],</text:p>
            <text:p><text:s text:c="2"/>"topic_change": "The topic shifted from focusing on the 2018 Winter Olympics in general to a more specific focus on the performance of the Norwegian team and their success in the Games.",</text:p>
            <text:p><text:s text:c="2"/>"narrative_before": "Before the change, the narrative centered around the challenges and controversies surrounding the 2018 Winter Olympics, including the decline in TV ratings and the controversy surrounding North Korea's participation.",</text:p>
            <text:p><text:s text:c="2"/>"narrative_after": "After the change, the narrative centers around the success of the Norwegian team and their remarkable performance in the Games, highlighting their dominance in cross-country skiing and other events.",</text:p>
            <text:p><text:s text:c="2"/>"narrative_criteria": [</text:p>
            <text:p><text:s text:c="4"/>{</text:p>
            <text:p><text:s text:c="6"/>"setting": "The setting is the 2018 Winter Olympics in Pyeongchang, South Korea."</text:p>
            <text:p><text:s text:c="4"/>},</text:p>
            <text:p><text:s text:c="4"/>{</text:p>
            <text:p><text:s text:c="6"/>"characters": "The main characters are the Norwegian team, including athletes such as Aksel Lund Svindal, Kjetil Jansrud, and Johannes Thingnes Bø."</text:p>
            <text:p><text:s text:c="4"/>},</text:p>
            <text:p><text:s text:c="4"/>{</text:p>
            <text:p><text:s text:c="6"/>"plot": "The plot revolves around the Norwegian team's remarkable performance in the Games, including their wins in cross-country skiing, biathlon, and Alpine skiing events."</text:p>
            <text:p><text:s text:c="4"/>},</text:p>
            <text:p><text:s text:c="4"/>{</text:p>
            <text:p><text:s text:c="6"/>"moral": "The moral of the story is that hard work and determination can lead to success, as seen in the Norwegian team's dedication to their training and their ultimate triumph in the Games. (Source: Article 5, where athletes such as Aksel Lund Svindal and Johannes Thingnes Bø express their emotions and gratitude after winning their events)"</text:p>
            <text:p><text:s text:c="4"/>}</text:p>
            <text:p><text:s text:c="2"/>],</text:p>
            <text:p><text:s text:c="2"/>"true_narrative": true</text:p>
            <text:p>}</text:p>
          </table:table-cell>
          <table:table-cell table:number-columns-repeated="16377"/>
        </table:table-row>
        <table:table-row table:style-name="ro1">
          <table:table-cell office:value-type="float" office:value="34" table:style-name="ce2">
            <text:p>34</text:p>
          </table:table-cell>
          <table:table-cell office:value-type="float" office:value="20" table:style-name="ce1">
            <text:p>20</text:p>
          </table:table-cell>
          <table:table-cell office:value-type="string" table:style-name="ce1">
            <text:p>2018-03-31</text:p>
          </table:table-cell>
          <table:table-cell office:value-type="string" table:style-name="ce1">
            <text:p>('olympics', 'medal', 'olympic', 'pyeongchang', 'basketball')</text:p>
          </table:table-cell>
          <table:table-cell office:value-type="string" table:style-name="ce1">
            <text:p>game, olympics, team, olympic, sport, medal, athlete, win, pyeongchang, winter, skate, gold, coach, player, race, event, ice, skater, ski, super_bowl</text:p>
          </table:table-cell>
          <table:table-cell office:value-type="string" table:style-name="ce1">
            <text:p>game, team, player, play, win, basketball, league, season, sport, coach, tournament, fan, seed, baseball, nfl, nb, football, upset, athlete, shot</text:p>
          </table:table-cell>
          <table:table-cell office:value-type="string" table:style-name="ce1">
            <text:p>{</text:p>
            <text:p><text:s text:c="2"/>"summaries": [</text:p>
            <text:p><text:s text:c="4"/>{</text:p>
            <text:p><text:s text:c="6"/>"article_1": "Olympic athletes call for overhaul of the US Olympic Committee, citing the organization's handling of sexual abuse allegations and its prioritization of its own reputation over athlete safety."</text:p>
            <text:p><text:s text:c="4"/>},</text:p>
            <text:p><text:s text:c="4"/>{</text:p>
            <text:p><text:s text:c="6"/>"article_2": "The US Olympic Committee operates as a monopoly, and Congress should provide oversight to ensure athlete safety and rights, as well as to maximize Team USA's medal haul."</text:p>
            <text:p><text:s text:c="4"/>},</text:p>
            <text:p><text:s text:c="4"/>{</text:p>
            <text:p><text:s text:c="6"/>"article_3": "College basketball has been plagued by scandals, including corruption, abuse of power, and prioritization of winning over athlete well-being."</text:p>
            <text:p><text:s text:c="4"/>},</text:p>
            <text:p><text:s text:c="4"/>{</text:p>
            <text:p><text:s text:c="6"/>"article_4": "A book review of 'Basketball: Great Writing About America's Game' highlights the sport's ability to transcend its commercialization and showcase its beauty and poetry."</text:p>
            <text:p><text:s text:c="4"/>},</text:p>
            <text:p><text:s text:c="4"/>{</text:p>
            <text:p><text:s text:c="6"/>"article_5": "Alumni are buying second homes in college towns to attend games and experience the vibrant lifestyle of university communities."</text:p>
            <text:p><text:s text:c="4"/>}</text:p>
            <text:p><text:s text:c="2"/>],</text:p>
            <text:p><text:s text:c="2"/>"topic_change": "The topic shifted from Olympic sports and scandals to college basketball and its commercialization, with a focus on the intersection of sports, money, and community.",</text:p>
            <text:p><text:s text:c="2"/>"narrative_before": "Before the change, the narrative centered around the abuse of power and prioritization of reputation in Olympic sports, with a focus on the US Olympic Committee's handling of scandals.",</text:p>
            <text:p><text:s text:c="2"/>"narrative_after": "After the change, the narrative centers around the commercialization of college basketball, the prioritization of winning over athlete well-being, and the intersection of sports, money, and community.",</text:p>
            <text:p><text:s text:c="2"/>"narrative_criteria": [</text:p>
            <text:p><text:s text:c="4"/>{</text:p>
            <text:p><text:s text:c="6"/>"setting": "The setting is the world of Olympic sports (article 1) and college basketball (articles 3-5), with a focus on the US Olympic Committee and college teams."</text:p>
            <text:p><text:s text:c="4"/>},</text:p>
            <text:p><text:s text:c="4"/>{</text:p>
            <text:p><text:s text:c="6"/>"characters": "The characters are Olympic athletes (article 1), college basketball players and coaches (articles 3-5), and alumni (article 5)."</text:p>
            <text:p><text:s text:c="4"/>},</text:p>
            <text:p><text:s text:c="4"/>{</text:p>
            <text:p><text:s text:c="6"/>"plot": "The plot involves the abuse of power and prioritization of reputation in Olympic sports (article 1), the commercialization of college basketball and its consequences (articles 3-5), and the intersection of sports, money, and community (articles 4-5)."</text:p>
            <text:p><text:s text:c="4"/>},</text:p>
            <text:p><text:s text:c="4"/>{</text:p>
            <text:p><text:s text:c="6"/>"moral": "The moral is that the prioritization of winning and profit over athlete well-being is wrong (article 3), and that community and loyalty are important aspects of sports (article 5)."</text:p>
            <text:p><text:s text:c="4"/>}</text:p>
            <text:p><text:s text:c="2"/>],</text:p>
            <text:p><text:s text:c="2"/>"true_narrative": true</text:p>
            <text:p>}</text:p>
          </table:table-cell>
          <table:table-cell table:number-columns-repeated="16377"/>
        </table:table-row>
        <table:table-row table:style-name="ro1">
          <table:table-cell office:value-type="float" office:value="35" table:style-name="ce2">
            <text:p>35</text:p>
          </table:table-cell>
          <table:table-cell office:value-type="float" office:value="20" table:style-name="ce1">
            <text:p>20</text:p>
          </table:table-cell>
          <table:table-cell office:value-type="string" table:style-name="ce1">
            <text:p>2021-07-31</text:p>
          </table:table-cell>
          <table:table-cell office:value-type="string" table:style-name="ce1">
            <text:p>('olympic', 'olympics', 'league', 'tokyo', 'season')</text:p>
          </table:table-cell>
          <table:table-cell office:value-type="string" table:style-name="ce1">
            <text:p>team, game, athlete, player, win, sport, play, ncaa, season, coach, tournament, olympic, league, ball, nb, playoff, golf, fan, tennis, football</text:p>
          </table:table-cell>
          <table:table-cell office:value-type="string" table:style-name="ce1">
            <text:p>game, team, olympic, athlete, olympics, sport, win, tokyo, player, play, final, medal, gold, woman, race, coach, bile, soccer, basketball, compete</text:p>
          </table:table-cell>
          <table:table-cell office:value-type="string" table:style-name="ce1">
            <text:p>{</text:p>
            <text:p><text:s text:c="2"/>"summaries": [</text:p>
            <text:p><text:s text:c="4"/>{</text:p>
            <text:p><text:s text:c="6"/>"article_1": "The 2021 Olympics in Tokyo are facing financial and public backlash due to the COVID-19 pandemic, with many Japanese citizens opposing the event and sponsors struggling to benefit from it."</text:p>
            <text:p><text:s text:c="4"/>},</text:p>
            <text:p><text:s text:c="4"/>{</text:p>
            <text:p><text:s text:c="6"/>"article_2": "NBCUniversal is using the Tokyo Olympics to boost its Peacock streaming service, offering original content and free ad-supported tier to attract viewers and convert them into paying customers."</text:p>
            <text:p><text:s text:c="4"/>},</text:p>
            <text:p><text:s text:c="4"/>{</text:p>
            <text:p><text:s text:c="6"/>"article_3": "Japanese companies that sponsored the Tokyo Olympics are struggling to benefit from the event due to the no-spectator rule, which limits their marketing opportunities and may lead to financial losses."</text:p>
            <text:p><text:s text:c="4"/>},</text:p>
            <text:p><text:s text:c="4"/>{</text:p>
            <text:p><text:s text:c="6"/>"article_4": "The Tokyo Olympics have become a bureaucratic nightmare due to the lack of planning and preparation, with a massive and confusing system in place to control the spread of COVID-19."</text:p>
            <text:p><text:s text:c="4"/>},</text:p>
            <text:p><text:s text:c="4"/>{</text:p>
            <text:p><text:s text:c="6"/>"article_5": "Athletes are testing positive for COVID-19 at an alarming rate, causing concerns about the safety of the Olympics and the potential for a widespread outbreak."</text:p>
            <text:p><text:s text:c="4"/>}</text:p>
            <text:p><text:s text:c="2"/>],</text:p>
            <text:p><text:s text:c="2"/>"topic_change": "The topic shifted from a general discussion about the Olympics to a specific focus on the challenges and controversies surrounding the 2021 Tokyo Olympics, including the COVID-19 pandemic, financial struggles, and bureaucratic issues.",</text:p>
            <text:p><text:s text:c="2"/>"narrative_before": "Before the change, the narrative centered around the Olympics as a global sporting event, with a focus on the athletes, teams, and competitions.",</text:p>
            <text:p><text:s text:c="2"/>"narrative_after": "After the change, the narrative centers around the Olympics as a complex and challenging event, with a focus on the COVID-19 pandemic, financial struggles, and bureaucratic issues.",</text:p>
            <text:p><text:s text:c="2"/>"narrative_criteria": [</text:p>
            <text:p><text:s text:c="4"/>{</text:p>
            <text:p><text:s text:c="6"/>"setting": "The setting is the 2021 Tokyo Olympics, with a focus on the city of Tokyo and the surrounding areas."</text:p>
            <text:p><text:s text:c="4"/>},</text:p>
            <text:p><text:s text:c="4"/>{</text:p>
            <text:p><text:s text:c="6"/>"characters": "The characters include athletes, sponsors, organizers, and the Japanese public, with a focus on their experiences and perspectives."</text:p>
            <text:p><text:s text:c="4"/>},</text:p>
            <text:p><text:s text:c="4"/>{</text:p>
            <text:p><text:s text:c="6"/>"plot": "The plot revolves around the challenges and controversies surrounding the Olympics, including the COVID-19 pandemic, financial struggles, and bureaucratic issues."</text:p>
            <text:p><text:s text:c="4"/>},</text:p>
            <text:p><text:s text:c="4"/>{</text:p>
            <text:p><text:s text:c="6"/>"moral": "The moral of the narrative is that the Olympics are a complex and challenging event that requires careful planning and preparation, and that the COVID-19 pandemic has highlighted the importance of prioritizing public health and safety."</text:p>
            <text:p><text:s text:c="4"/>}</text:p>
            <text:p><text:s text:c="2"/>],</text:p>
            <text:p><text:s text:c="2"/>"true_narrative": true</text:p>
            <text:p>}</text:p>
          </table:table-cell>
          <table:table-cell table:number-columns-repeated="16377"/>
        </table:table-row>
        <table:table-row table:style-name="ro1">
          <table:table-cell office:value-type="float" office:value="36" table:style-name="ce2">
            <text:p>36</text:p>
          </table:table-cell>
          <table:table-cell office:value-type="float" office:value="20" table:style-name="ce1">
            <text:p>20</text:p>
          </table:table-cell>
          <table:table-cell office:value-type="string" table:style-name="ce1">
            <text:p>2022-02-28</text:p>
          </table:table-cell>
          <table:table-cell office:value-type="string" table:style-name="ce1">
            <text:p>('olympic', 'olympics', 'skate', 'player', 'medal')</text:p>
          </table:table-cell>
          <table:table-cell office:value-type="string" table:style-name="ce1">
            <text:p>game, team, player, djokovic, play, win, season, sport, athlete, football, tennis, nfl, olympic, super_bowl, league, olympics, fan, playoff, australian, quarterback</text:p>
          </table:table-cell>
          <table:table-cell office:value-type="string" table:style-name="ce1">
            <text:p>game, team, olympic, olympics, sport, win, skate, athlete, medal, super_bowl, coach, player, league, gold, play, valieva, event, season, nfl, woman</text:p>
          </table:table-cell>
          <table:table-cell office:value-type="string" table:style-name="ce1">
            <text:p>{</text:p>
            <text:p><text:s text:c="2"/>"summaries": [</text:p>
            <text:p><text:s text:c="4"/>{</text:p>
            <text:p><text:s text:c="6"/>"article_1": "China surpasses its previous Winter Olympic medal count with a snowboarding win, thanks to its largest-ever Winter Games delegation and a strong performance in short-track speedskating and freestyle skiing."</text:p>
            <text:p><text:s text:c="4"/>},</text:p>
            <text:p><text:s text:c="4"/>{</text:p>
            <text:p><text:s text:c="6"/>"article_2": "Russian figure skater Kamila Valieva is at the center of a doping saga, with her coach Eteri Tutberidze facing criticism for her training methods, which have raised concerns about the welfare of underage athletes."</text:p>
            <text:p><text:s text:c="4"/>},</text:p>
            <text:p><text:s text:c="4"/>{</text:p>
            <text:p><text:s text:c="6"/>"article_3": "Kamila Valieva, a 15-year-old Russian figure skater, is allowed to compete at the Olympics despite testing positive for a banned heart drug, thanks to a novel interpretation of a new loophole in the World Anti-Doping Agency's code."</text:p>
            <text:p><text:s text:c="4"/>},</text:p>
            <text:p><text:s text:c="4"/>{</text:p>
            <text:p><text:s text:c="6"/>"article_4": "The dominance of young Russian figure skaters, particularly those coached by Eteri Tutberidze, has raised concerns about the welfare of underage athletes and the sport's reliance on short-term success over long-term health."</text:p>
            <text:p><text:s text:c="4"/>},</text:p>
            <text:p><text:s text:c="4"/>{</text:p>
            <text:p><text:s text:c="6"/>"article_5": "Nathan Chen, an American figure skater, faces a crucial short program in the men's competition, where one mistake could cost him a medal, and he must reframe his mindset to overcome his past struggles with the short program."</text:p>
            <text:p><text:s text:c="4"/>}</text:p>
            <text:p><text:s text:c="2"/>],</text:p>
            <text:p><text:s text:c="2"/>"topic_change": "The topic shifted from a general focus on sports, particularly figure skating and the Olympics, to a more specific focus on the controversy surrounding Kamila Valieva's doping case and the concerns about the welfare of underage athletes in figure skating.",</text:p>
            <text:p><text:s text:c="2"/>"narrative_before": "Before the change, the narrative centered around the excitement and achievements of the Olympics, with a focus on individual athletes and their performances.",</text:p>
            <text:p><text:s text:c="2"/>"narrative_after": "After the change, the narrative centers around the controversy and concerns surrounding Kamila Valieva's doping case and the treatment of underage athletes in figure skating.",</text:p>
            <text:p><text:s text:c="2"/>"narrative_criteria": [</text:p>
            <text:p><text:s text:c="4"/>{</text:p>
            <text:p><text:s text:c="6"/>"setting": "The Olympics, figure skating competitions, and the lives of athletes"</text:p>
            <text:p><text:s text:c="4"/>},</text:p>
            <text:p><text:s text:c="4"/>{</text:p>
            <text:p><text:s text:c="6"/>"characters": "Kamila Valieva, Eteri Tutberidze, Nathan Chen, and other athletes and coaches"</text:p>
            <text:p><text:s text:c="4"/>},</text:p>
            <text:p><text:s text:c="4"/>{</text:p>
            <text:p><text:s text:c="6"/>"plot": "The controversy surrounding Kamila Valieva's doping case and the concerns about the welfare of underage athletes in figure skating"</text:p>
            <text:p><text:s text:c="4"/>},</text:p>
            <text:p><text:s text:c="4"/>{</text:p>
            <text:p><text:s text:c="6"/>"moral": "The moral of the narrative is that the pursuit of success and glory in sports should not come at the cost of the well-being and safety of young athletes."</text:p>
            <text:p><text:s text:c="4"/>}</text:p>
            <text:p><text:s text:c="2"/>],</text:p>
            <text:p><text:s text:c="2"/>"true_narrative": true</text:p>
            <text:p>}</text:p>
          </table:table-cell>
          <table:table-cell table:number-columns-repeated="16377"/>
        </table:table-row>
        <table:table-row table:style-name="ro1">
          <table:table-cell office:value-type="float" office:value="37" table:style-name="ce2">
            <text:p>37</text:p>
          </table:table-cell>
          <table:table-cell office:value-type="float" office:value="29" table:style-name="ce1">
            <text:p>29</text:p>
          </table:table-cell>
          <table:table-cell office:value-type="string" table:style-name="ce1">
            <text:p>2014-10-31</text:p>
          </table:table-cell>
          <table:table-cell office:value-type="string" table:style-name="ce1">
            <text:p>('ebola', 'drug', 'africa', 'worker', 'dallas')</text:p>
          </table:table-cell>
          <table:table-cell office:value-type="string" table:style-name="ce1">
            <text:p>patient, drug, doctor, health, ebola, medical, hospital, disease, dr, treatment, care, cancer, virus, study, outbreak, physician, treat, medicine, fda, healthcare</text:p>
          </table:table-cell>
          <table:table-cell office:value-type="string" table:style-name="ce1">
            <text:p>ebola, patient, health, hospital, disease, drug, virus, dr, medical, nurse, doctor, africa, treat, worker, outbreak, treatment, cdc, duncan, quarantine, dallas</text:p>
          </table:table-cell>
          <table:table-cell office:value-type="string" table:style-name="ce1">
            <text:p>{</text:p>
            <text:p><text:s text:c="2"/>"summaries": [</text:p>
            <text:p><text:s text:c="4"/>{</text:p>
            <text:p><text:s text:c="6"/>"article_1": "Pharmaceutical companies and health officials scramble to test and produce treatments for the Ebola virus as the outbreak in West Africa worsens."</text:p>
            <text:p><text:s text:c="4"/>},</text:p>
            <text:p><text:s text:c="4"/>{</text:p>
            <text:p><text:s text:c="6"/>"article_2": "The rapid response to the new Ebola case in New York City presents a contrast to the response in Dallas, where officials learned from their mistakes and applied new lessons to prevent the spread of the disease."</text:p>
            <text:p><text:s text:c="4"/>},</text:p>
            <text:p><text:s text:c="4"/>{</text:p>
            <text:p><text:s text:c="6"/>"article_3": "The number of people possibly exposed to Ebola in Dallas has dropped to 50 from 100, and officials are working to reassure the public that the outbreak is manageable."</text:p>
            <text:p><text:s text:c="4"/>},</text:p>
            <text:p><text:s text:c="4"/>{</text:p>
            <text:p><text:s text:c="6"/>"article_4": "A nurse in Texas has tested positive for Ebola, the first case of transmission in the US, and officials are working to contain the outbreak and prevent further spread."</text:p>
            <text:p><text:s text:c="4"/>},</text:p>
            <text:p><text:s text:c="4"/>{</text:p>
            <text:p><text:s text:c="6"/>"article_5": "The lack of qualified staff is hindering the fight against Ebola in Africa, where thousands of health workers are needed to combat the disease, but training and recruitment efforts are underway."</text:p>
            <text:p><text:s text:c="4"/>}</text:p>
            <text:p><text:s text:c="2"/>],</text:p>
            <text:p><text:s text:c="2"/>"topic_change": "The topic shifted from a focus on the global response to the Ebola outbreak, including the development of treatments and the efforts of pharmaceutical companies, to a focus on the challenges of containing the outbreak in West Africa, including the lack of qualified staff and the need for training and recruitment efforts.",</text:p>
            <text:p><text:s text:c="2"/>"narrative_before": "Before the change, the narrative centered around the global response to the Ebola outbreak, with a focus on the development of treatments and the efforts of pharmaceutical companies to combat the disease.",</text:p>
            <text:p><text:s text:c="2"/>"narrative_after": "After the change, the narrative centers around the challenges of containing the outbreak in West Africa, including the lack of qualified staff and the need for training and recruitment efforts.",</text:p>
            <text:p><text:s text:c="2"/>"narrative_criteria": [</text:p>
            <text:p><text:s text:c="4"/>{</text:p>
            <text:p><text:s text:c="6"/>"setting": "The setting is West Africa, where the Ebola outbreak is occurring, and the US, where the disease is being contained."</text:p>
            <text:p><text:s text:c="4"/>},</text:p>
            <text:p><text:s text:c="4"/>{</text:p>
            <text:p><text:s text:c="6"/>"characters": "The characters include health workers, patients, and officials working to contain the outbreak."</text:p>
            <text:p><text:s text:c="4"/>},</text:p>
            <text:p><text:s text:c="4"/>{</text:p>
            <text:p><text:s text:c="6"/>"plot": "The plot revolves around the efforts to contain the Ebola outbreak in West Africa, including the development of treatments, the need for training and recruitment of health workers, and the challenges of preventing the spread of the disease."</text:p>
            <text:p><text:s text:c="4"/>},</text:p>
            <text:p><text:s text:c="4"/>{</text:p>
            <text:p><text:s text:c="6"/>"moral": "The moral of the narrative is that the lack of qualified staff and the need for training and recruitment efforts are major challenges in containing the Ebola outbreak, and that the global community must work together to address these issues."</text:p>
            <text:p><text:s text:c="4"/>}</text:p>
            <text:p><text:s text:c="2"/>],</text:p>
            <text:p><text:s text:c="2"/>"true_narrative": true</text:p>
            <text:p>}</text:p>
          </table:table-cell>
          <table:table-cell table:number-columns-repeated="16377"/>
        </table:table-row>
        <table:table-row table:style-name="ro1">
          <table:table-cell office:value-type="float" office:value="38" table:style-name="ce2">
            <text:p>38</text:p>
          </table:table-cell>
          <table:table-cell office:value-type="float" office:value="29" table:style-name="ce1">
            <text:p>29</text:p>
          </table:table-cell>
          <table:table-cell office:value-type="string" table:style-name="ce1">
            <text:p>2014-12-31</text:p>
          </table:table-cell>
          <table:table-cell office:value-type="string" table:style-name="ce1">
            <text:p>('ebola', 'drug', 'africa', 'fda', 'duncan')</text:p>
          </table:table-cell>
          <table:table-cell office:value-type="string" table:style-name="ce1">
            <text:p>ebola, patient, drug, dr, doctor, hospital, medical, health, disease, treatment, virus, treat, cancer, fda, outbreak, care, medicine, study, center, healthcare</text:p>
          </table:table-cell>
          <table:table-cell office:value-type="string" table:style-name="ce1">
            <text:p>drug, patient, health, treatment, dr, hospital, doctor, disease, medical, ebola, fda, cancer, virus, care, study, medicine, outbreak, treat, blood, vaccine</text:p>
          </table:table-cell>
          <table:table-cell office:value-type="string" table:style-name="ce1">
            <text:p>{</text:p>
            <text:p><text:s text:c="2"/>"summaries": [</text:p>
            <text:p><text:s text:c="4"/>{</text:p>
            <text:p><text:s text:c="6"/>"article_1": "The FDA approved a morcellator device in 1991 without sufficient safety testing, leading to the spread of cancer in some women, and the FDA is now reviewing its approval process for medical devices."</text:p>
            <text:p><text:s text:c="4"/>},</text:p>
            <text:p><text:s text:c="4"/>{</text:p>
            <text:p><text:s text:c="6"/>"article_2": "The FDA has not disclosed financial ties between medical-device makers and doctors who review devices for the agency, and some doctors have received significant payments from companies whose products they are evaluating."</text:p>
            <text:p><text:s text:c="4"/>},</text:p>
            <text:p><text:s text:c="4"/>{</text:p>
            <text:p><text:s text:c="6"/>"article_3": "The World Health Organization (WHO) is seeking to improve its response to global health emergencies, including the Ebola outbreak, by forming rapid-response teams and improving its surveillance and funding."</text:p>
            <text:p><text:s text:c="4"/>},</text:p>
            <text:p><text:s text:c="4"/>{</text:p>
            <text:p><text:s text:c="6"/>"article_4": "The FDA has approved a new drug, Lynparza, to treat ovarian cancer in patients with BRCA mutations, and the drug is the first to be approved for this specific type of cancer."</text:p>
            <text:p><text:s text:c="4"/>},</text:p>
            <text:p><text:s text:c="4"/>{</text:p>
            <text:p><text:s text:c="6"/>"article_5": "Immunotherapy, a type of cancer treatment that uses the body's immune system to fight cancer, is showing promising results in clinical trials and is being tested in various types of cancer, including melanoma, lung cancer, and ovarian cancer."</text:p>
            <text:p><text:s text:c="4"/>}</text:p>
            <text:p><text:s text:c="2"/>],</text:p>
            <text:p><text:s text:c="2"/>"topic_change": "The topic shifted from a focus on medical devices and their approval process to a focus on healthcare and medical treatments, specifically immunotherapy and its potential to treat various types of cancer.",</text:p>
            <text:p><text:s text:c="2"/>"narrative_before": "Before the change, the narrative centered around the approval process for medical devices and the potential risks associated with them, with a focus on the FDA's role in regulating these devices.",</text:p>
            <text:p><text:s text:c="2"/>"narrative_after": "After the change, the narrative centers around the potential of immunotherapy to treat various types of cancer, with a focus on the promising results of clinical trials and the need for further research and development.",</text:p>
            <text:p><text:s text:c="2"/>"narrative_criteria": [</text:p>
            <text:p><text:s text:c="4"/>{</text:p>
            <text:p><text:s text:c="6"/>"setting": "The setting is the medical field, with a focus on the FDA and the World Health Organization (WHO) as key players."</text:p>
            <text:p><text:s text:c="4"/>},</text:p>
            <text:p><text:s text:c="4"/>{</text:p>
            <text:p><text:s text:c="6"/>"characters": "The characters are the doctors, researchers, and patients who are affected by the medical devices and treatments being discussed."</text:p>
            <text:p><text:s text:c="4"/>},</text:p>
            <text:p><text:s text:c="4"/>{</text:p>
            <text:p><text:s text:c="6"/>"plot": "The plot revolves around the development and approval of medical devices and treatments, and the potential risks and benefits associated with them."</text:p>
            <text:p><text:s text:c="4"/>},</text:p>
            <text:p><text:s text:c="4"/>{</text:p>
            <text:p><text:s text:c="6"/>"moral": "The moral of the story is that the FDA and WHO must prioritize patient safety and take a more proactive approach to regulating medical devices and treatments, as seen in the FDA's decision to review its approval process for medical devices and the WHO's efforts to improve its response to global health emergencies."</text:p>
            <text:p><text:s text:c="4"/>}</text:p>
            <text:p><text:s text:c="2"/>],</text:p>
            <text:p><text:s text:c="2"/>"true_narrative": true</text:p>
            <text:p>}</text:p>
          </table:table-cell>
          <table:table-cell table:number-columns-repeated="16377"/>
        </table:table-row>
        <table:table-row table:style-name="ro1">
          <table:table-cell office:value-type="float" office:value="39" table:style-name="ce2">
            <text:p>39</text:p>
          </table:table-cell>
          <table:table-cell office:value-type="float" office:value="29" table:style-name="ce1">
            <text:p>29</text:p>
          </table:table-cell>
          <table:table-cell office:value-type="string" table:style-name="ce1">
            <text:p>2020-02-29</text:p>
          </table:table-cell>
          <table:table-cell office:value-type="string" table:style-name="ce1">
            <text:p>('coronaviru', 'virus', 'vaping', 'product', 'spread')</text:p>
          </table:table-cell>
          <table:table-cell office:value-type="string" table:style-name="ce1">
            <text:p>health, patient, drug, virus, hospital, medical, dr, doctor, outbreak, disease, cancer, treatment, coronaviru, ecigarette, product, infect, fda, infection, medicine, spread</text:p>
          </table:table-cell>
          <table:table-cell office:value-type="string" table:style-name="ce1">
            <text:p>health, virus, coronaviru, patient, hospital, drug, outbreak, infection, disease, dr, medical, spread, infect, death, people, doctor, confirm, symptom, quarantine, epidemic</text:p>
          </table:table-cell>
          <table:table-cell office:value-type="string" table:style-name="ce1">
            <text:p>{</text:p>
            <text:p><text:s text:c="2"/>"summaries": [</text:p>
            <text:p><text:s text:c="4"/>{</text:p>
            <text:p><text:s text:c="6"/>"article_1": "The article discusses the rapid spread of the coronavirus globally, with cases reported in 46 countries, and the challenges faced by public-health officials in containing the outbreak due to its mild symptoms and ease of transmission."</text:p>
            <text:p><text:s text:c="4"/>},</text:p>
            <text:p><text:s text:c="4"/>{</text:p>
            <text:p><text:s text:c="6"/>"article_2": "The article reports on the trend of consumer goods makers eliminating gender traits from their marketing, with companies like Bic and Care/of launching gender-neutral products, as consumers increasingly question the value of gender-differentiated products."</text:p>
            <text:p><text:s text:c="4"/>},</text:p>
            <text:p><text:s text:c="4"/>{</text:p>
            <text:p><text:s text:c="6"/>"article_3": "The article reports on the US imposing entry restrictions on foreign nationals who visited China in the past 14 days, and quarantining Americans who visited the province at the center of the outbreak, as the number of cases in the US rises to 7."</text:p>
            <text:p><text:s text:c="4"/>},</text:p>
            <text:p><text:s text:c="4"/>{</text:p>
            <text:p><text:s text:c="6"/>"article_4": "The article tells the story of how a sales conference in Singapore spread the coronavirus to several countries, including the UK, France, and South Korea, and the efforts of health authorities to track and contain the outbreak."</text:p>
            <text:p><text:s text:c="4"/>},</text:p>
            <text:p><text:s text:c="4"/>{</text:p>
            <text:p><text:s text:c="6"/>"article_5": "The article reports on the spread of the coronavirus to several European countries, including Switzerland, Germany, and Spain's Canary Islands, and the measures being taken to contain the outbreak."</text:p>
            <text:p><text:s text:c="4"/>}</text:p>
            <text:p><text:s text:c="2"/>],</text:p>
            <text:p><text:s text:c="2"/>"topic_change": "The topic shifted from discussing the spread of the coronavirus and its challenges to a more globalized and interconnected world, to a focus on the specific cases and outbreaks in various countries, with a greater emphasis on the efforts of health authorities to contain the outbreak.",</text:p>
            <text:p><text:s text:c="2"/>"narrative_before": "Before the change, the narrative centered around the rapid spread of the coronavirus and the challenges faced by public-health officials in containing the outbreak, with a focus on the global implications of the pandemic.",</text:p>
            <text:p><text:s text:c="2"/>"narrative_after": "After the change, the narrative centers around the specific cases and outbreaks in various countries, with a greater emphasis on the efforts of health authorities to contain the outbreak and the interconnectedness of the world.",</text:p>
            <text:p><text:s text:c="2"/>"narrative_criteria": [</text:p>
            <text:p><text:s text:c="4"/>{</text:p>
            <text:p><text:s text:c="6"/>"setting": "The setting is the global community, with specific locations such as China, Italy, and Singapore mentioned in the articles."</text:p>
            <text:p><text:s text:c="4"/>},</text:p>
            <text:p><text:s text:c="4"/>{</text:p>
            <text:p><text:s text:c="6"/>"characters": "The characters are the public-health officials, health authorities, and individuals affected by the outbreak, such as the 41-year-old Malaysian participant and the Italian tourists in the Canary Islands."</text:p>
            <text:p><text:s text:c="4"/>},</text:p>
            <text:p><text:s text:c="4"/>{</text:p>
            <text:p><text:s text:c="6"/>"plot": "The plot is the spread of the coronavirus and the efforts of health authorities to contain the outbreak, with a focus on the specific cases and outbreaks in various countries."</text:p>
            <text:p><text:s text:c="4"/>},</text:p>
            <text:p><text:s text:c="4"/>{</text:p>
            <text:p><text:s text:c="6"/>"moral": "The moral is not explicitly stated, but it can be inferred that the narrative is centered around the importance of global cooperation and the need for health authorities to work together to contain the outbreak."</text:p>
            <text:p><text:s text:c="4"/>}</text:p>
            <text:p><text:s text:c="2"/>],</text:p>
            <text:p><text:s text:c="2"/>"true_narrative": true</text:p>
            <text:p>}</text:p>
          </table:table-cell>
          <table:table-cell table:number-columns-repeated="16377"/>
        </table:table-row>
        <table:table-row table:style-name="ro1">
          <table:table-cell office:value-type="float" office:value="40" table:style-name="ce2">
            <text:p>40</text:p>
          </table:table-cell>
          <table:table-cell office:value-type="float" office:value="29" table:style-name="ce1">
            <text:p>29</text:p>
          </table:table-cell>
          <table:table-cell office:value-type="string" table:style-name="ce1">
            <text:p>2020-03-31</text:p>
          </table:table-cell>
          <table:table-cell office:value-type="string" table:style-name="ce1">
            <text:p>('coronaviru', 'pandemic', 'drug', 'covid', 'week')</text:p>
          </table:table-cell>
          <table:table-cell office:value-type="string" table:style-name="ce1">
            <text:p>health, virus, coronaviru, patient, hospital, drug, outbreak, infection, disease, dr, medical, spread, infect, death, people, doctor, confirm, symptom, quarantine, epidemic</text:p>
          </table:table-cell>
          <table:table-cell office:value-type="string" table:style-name="ce1">
            <text:p>coronaviru, virus, health, hospital, patient, pandemic, spread, covid, medical, disease, people, outbreak, infection, doctor, dr, care, death, drug, infect, week</text:p>
          </table:table-cell>
          <table:table-cell office:value-type="string" table:style-name="ce1">
            <text:p>{</text:p>
            <text:p><text:s text:c="2"/>"summaries": [</text:p>
            <text:p><text:s text:c="4"/>{</text:p>
            <text:p><text:s text:c="6"/>"article_1": "Regeneron and Sanofi are testing their arthritis drug Kevzara as a potential treatment for Covid-19 symptoms, with the goal of starting a trial within weeks."</text:p>
            <text:p><text:s text:c="4"/>},</text:p>
            <text:p><text:s text:c="4"/>{</text:p>
            <text:p><text:s text:c="6"/>"article_2": "Drugmakers are struggling to obtain blood samples from recovered patients to develop antibody-based treatments for Covid-19, with several companies racing to find a cure."</text:p>
            <text:p><text:s text:c="4"/>},</text:p>
            <text:p><text:s text:c="4"/>{</text:p>
            <text:p><text:s text:c="6"/>"article_3": "Doctors are turning to malaria drugs, such as chloroquine and hydroxychloroquine, as potential treatments for Covid-19, despite a lack of scientific evidence and concerns about shortages."</text:p>
            <text:p><text:s text:c="4"/>},</text:p>
            <text:p><text:s text:c="4"/>{</text:p>
            <text:p><text:s text:c="6"/>"article_4": "President Trump's claims that malaria drugs can treat Covid-19 have sparked a surge in demand, leading to shortages and concerns about the safety and efficacy of the treatments."</text:p>
            <text:p><text:s text:c="4"/>},</text:p>
            <text:p><text:s text:c="4"/>{</text:p>
            <text:p><text:s text:c="6"/>"article_5": "Dozens of drugmakers are working on vaccines and therapies to combat Covid-19, but the development process is slow and uncertain, with many challenges and uncertainties ahead."</text:p>
            <text:p><text:s text:c="4"/>}</text:p>
            <text:p><text:s text:c="2"/>],</text:p>
            <text:p><text:s text:c="2"/>"topic_change": "The topic shifted from discussing the challenges of developing treatments for Covid-19, such as obtaining blood samples and testing malaria drugs, to a broader focus on the efforts of multiple drugmakers to find cures and treatments for the virus.",</text:p>
            <text:p><text:s text:c="2"/>"narrative_before": "Before the change, the narrative centered around the challenges of developing treatments for Covid-19, with a focus on the difficulties of obtaining blood samples and testing malaria drugs.",</text:p>
            <text:p><text:s text:c="2"/>"narrative_after": "After the change, the narrative centers around the efforts of multiple drugmakers to find cures and treatments for Covid-19, with a focus on the progress and challenges of vaccine and therapy development.",</text:p>
            <text:p><text:s text:c="2"/>"narrative_criteria": [</text:p>
            <text:p><text:s text:c="4"/>{</text:p>
            <text:p><text:s text:c="6"/>"setting": "The setting is the global response to the Covid-19 pandemic, with a focus on the efforts of drugmakers and researchers to find cures and treatments."</text:p>
            <text:p><text:s text:c="4"/>},</text:p>
            <text:p><text:s text:c="4"/>{</text:p>
            <text:p><text:s text:c="6"/>"characters": "The characters are the drugmakers, researchers, and patients affected by the pandemic, with a focus on their efforts and challenges in finding cures and treatments."</text:p>
            <text:p><text:s text:c="4"/>},</text:p>
            <text:p><text:s text:c="4"/>{</text:p>
            <text:p><text:s text:c="6"/>"plot": "The plot is the development of vaccines and therapies to combat Covid-19, with a focus on the challenges and uncertainties of the process."</text:p>
            <text:p><text:s text:c="4"/>},</text:p>
            <text:p><text:s text:c="4"/>{</text:p>
            <text:p><text:s text:c="6"/>"moral": "There is no clear moral judgment in the text, but the narrative implies a value judgment about the importance of finding cures and treatments for the pandemic."</text:p>
            <text:p><text:s text:c="4"/>}</text:p>
            <text:p><text:s text:c="2"/>],</text:p>
            <text:p><text:s text:c="2"/>"true_narrative": true</text:p>
            <text:p>}</text:p>
          </table:table-cell>
          <table:table-cell table:number-columns-repeated="16377"/>
        </table:table-row>
        <table:table-row table:style-name="ro1">
          <table:table-cell office:value-type="float" office:value="41" table:style-name="ce2">
            <text:p>41</text:p>
          </table:table-cell>
          <table:table-cell office:value-type="float" office:value="29" table:style-name="ce1">
            <text:p>29</text:p>
          </table:table-cell>
          <table:table-cell office:value-type="string" table:style-name="ce1">
            <text:p>2020-04-30</text:p>
          </table:table-cell>
          <table:table-cell office:value-type="string" table:style-name="ce1">
            <text:p>('pandemic', 'covid', 'reopen', 'lockdown', 'mask')</text:p>
          </table:table-cell>
          <table:table-cell office:value-type="string" table:style-name="ce1">
            <text:p>coronaviru, virus, health, hospital, patient, pandemic, spread, covid, medical, disease, people, outbreak, infection, doctor, dr, care, death, drug, infect, week</text:p>
          </table:table-cell>
          <table:table-cell office:value-type="string" table:style-name="ce1">
            <text:p>coronaviru, pandemic, virus, covid, health, hospital, patient, death, medical, mask, people, infection, dr, lockdown, disease, crisis, doctor, spread, week, drug</text:p>
          </table:table-cell>
          <table:table-cell office:value-type="string" table:style-name="ce1">
            <text:p>{</text:p>
            <text:p><text:s text:c="2"/>"summaries": [</text:p>
            <text:p><text:s text:c="4"/>{</text:p>
            <text:p><text:s text:c="6"/>"article_1": "The US Centers for Disease Control and Prevention recommends wearing protective masks in public during the coronavirus pandemic to reduce the risk of asymptomatic individuals spreading the virus."</text:p>
            <text:p><text:s text:c="4"/>},</text:p>
            <text:p><text:s text:c="4"/>{</text:p>
            <text:p><text:s text:c="6"/>"article_2": "The US was unprepared for the coronavirus pandemic due to a lack of stockpiled protective equipment, including masks, and a failure to invest in domestic production capacity."</text:p>
            <text:p><text:s text:c="4"/>},</text:p>
            <text:p><text:s text:c="4"/>{</text:p>
            <text:p><text:s text:c="6"/>"article_3": "The US government has signed contracts with unproven vendors to purchase masks at high prices, with some vendors missing delivery deadlines or being accused of fraud."</text:p>
            <text:p><text:s text:c="4"/>},</text:p>
            <text:p><text:s text:c="4"/>{</text:p>
            <text:p><text:s text:c="6"/>"article_4": "Several companies, including 3M, have increased mask production to meet the high demand for protective equipment during the coronavirus pandemic."</text:p>
            <text:p><text:s text:c="4"/>},</text:p>
            <text:p><text:s text:c="4"/>{</text:p>
            <text:p><text:s text:c="6"/>"article_5": "3M's CEO states that demand for N95 masks exceeds their production capacity, and the company is working to increase production to meet the demand."</text:p>
            <text:p><text:s text:c="4"/>}</text:p>
            <text:p><text:s text:c="2"/>],</text:p>
            <text:p><text:s text:c="2"/>"topic_change": "The topic shifted from discussing the benefits and challenges of wearing masks during the pandemic to the shortage of masks and the efforts of companies to increase production to meet the demand.",</text:p>
            <text:p><text:s text:c="2"/>"narrative_before": "Before the change, the narrative centered around the benefits of wearing masks during the pandemic, including reducing the risk of asymptomatic individuals spreading the virus and the importance of wearing masks in public.",</text:p>
            <text:p><text:s text:c="2"/>"narrative_after": "After the change, the narrative centers around the shortage of masks and the efforts of companies to increase production to meet the demand, highlighting the challenges and failures of the US in preparing for the pandemic.",</text:p>
            <text:p><text:s text:c="2"/>"narrative_criteria": [</text:p>
            <text:p><text:s text:c="4"/>{</text:p>
            <text:p><text:s text:c="6"/>"setting": "The setting is the US during the coronavirus pandemic."</text:p>
            <text:p><text:s text:c="4"/>},</text:p>
            <text:p><text:s text:c="4"/>{</text:p>
            <text:p><text:s text:c="6"/>"characters": "The characters include government officials, healthcare workers, and companies such as 3M and Honeywell."</text:p>
            <text:p><text:s text:c="4"/>},</text:p>
            <text:p><text:s text:c="4"/>{</text:p>
            <text:p><text:s text:c="6"/>"plot": "The plot revolves around the shortage of masks and the efforts of companies to increase production to meet the demand, as well as the challenges and failures of the US in preparing for the pandemic."</text:p>
            <text:p><text:s text:c="4"/>},</text:p>
            <text:p><text:s text:c="4"/>{</text:p>
            <text:p><text:s text:c="6"/>"moral": "The moral is that the US was unprepared for the pandemic and that the shortage of masks highlights the need for better preparedness and investment in domestic production capacity."</text:p>
            <text:p><text:s text:c="4"/>}</text:p>
            <text:p><text:s text:c="2"/>],</text:p>
            <text:p><text:s text:c="2"/>"true_narrative": true</text:p>
            <text:p>}</text:p>
          </table:table-cell>
          <table:table-cell table:number-columns-repeated="16377"/>
        </table:table-row>
        <table:table-row table:style-name="ro1">
          <table:table-cell office:value-type="float" office:value="42" table:style-name="ce2">
            <text:p>42</text:p>
          </table:table-cell>
          <table:table-cell office:value-type="float" office:value="29" table:style-name="ce1">
            <text:p>29</text:p>
          </table:table-cell>
          <table:table-cell office:value-type="string" table:style-name="ce1">
            <text:p>2021-12-31</text:p>
          </table:table-cell>
          <table:table-cell office:value-type="string" table:style-name="ce1">
            <text:p>('omicron', 'omicron_variant', 'variant', 'delta_variant', 'day')</text:p>
          </table:table-cell>
          <table:table-cell office:value-type="string" table:style-name="ce1">
            <text:p>vaccine, covid, vaccinate, health, drug, people, vaccination, patient, variant, virus, dose, infection, shot, hospital, pandemic, booster, pfizer, doctor, omicron, medical</text:p>
          </table:table-cell>
          <table:table-cell office:value-type="string" table:style-name="ce1">
            <text:p>covid, vaccine, omicron, health, vaccinate, variant, virus, people, patient, infection, vaccination, omicron_variant, hospital, pandemic, disease, drug, spread, dose, booster, mask</text:p>
          </table:table-cell>
          <table:table-cell office:value-type="string" table:style-name="ce1">
            <text:p>{</text:p>
            <text:p><text:s text:c="2"/>"summaries": [</text:p>
            <text:p><text:s text:c="4"/>{</text:p>
            <text:p><text:s text:c="6"/>"article_1": "Scientists are racing to understand the Omicron variant, a new Covid-19 variant that has spread to over 80 countries, and its potential impact on vaccines, treatments, and past infections."</text:p>
            <text:p><text:s text:c="4"/>},</text:p>
            <text:p><text:s text:c="4"/>{</text:p>
            <text:p><text:s text:c="6"/>"article_2": "The Omicron variant is spreading rapidly across the world, with over 50 mutations, including 30 on the spike protein, giving it an edge over older variants, and potentially making it more transmissible and able to evade the immune system."</text:p>
            <text:p><text:s text:c="4"/>},</text:p>
            <text:p><text:s text:c="4"/>{</text:p>
            <text:p><text:s text:c="6"/>"article_3": "The UK is facing a rapid increase in Omicron cases, with scientists warning that the variant could lead to a surge in hospital admissions and deaths, despite its potential to cause milder disease."</text:p>
            <text:p><text:s text:c="4"/>},</text:p>
            <text:p><text:s text:c="4"/>{</text:p>
            <text:p><text:s text:c="6"/>"article_4": "Asia-Pacific nations are taking tougher measures to combat the Omicron variant, including stricter travel restrictions and quarantine measures, as the variant spreads rapidly across the region."</text:p>
            <text:p><text:s text:c="4"/>},</text:p>
            <text:p><text:s text:c="4"/>{</text:p>
            <text:p><text:s text:c="6"/>"article_5": "The Omicron variant has around 50 mutations, including 30 on the spike protein, and may be able to evade the immune system, but existing vaccines may still be effective against it."</text:p>
            <text:p><text:s text:c="4"/>}</text:p>
            <text:p><text:s text:c="2"/>],</text:p>
            <text:p><text:s text:c="2"/>"topic_change": "The topic shifted from a general discussion of the Omicron variant's characteristics and its potential impact on vaccines and treatments to a more specific focus on the variant's rapid spread and its potential consequences, including the need for stricter measures to combat it.",</text:p>
            <text:p><text:s text:c="2"/>"narrative_before": "Before the change, the narrative centered around the scientific community's efforts to understand the Omicron variant and its potential impact on vaccines and treatments.",</text:p>
            <text:p><text:s text:c="2"/>"narrative_after": "After the change, the narrative centers around the rapid spread of the Omicron variant and the need for stricter measures to combat it, highlighting the potential consequences of the variant's spread, including a surge in hospital admissions and deaths.",</text:p>
            <text:p><text:s text:c="2"/>"narrative_criteria": [</text:p>
            <text:p><text:s text:c="4"/>{</text:p>
            <text:p><text:s text:c="6"/>"setting": "The setting is the global community, with a focus on the UK and Asia-Pacific nations, where the Omicron variant is spreading rapidly."</text:p>
            <text:p><text:s text:c="4"/>},</text:p>
            <text:p><text:s text:c="4"/>{</text:p>
            <text:p><text:s text:c="6"/>"characters": "The characters are scientists, health officials, and governments, who are working to understand and combat the Omicron variant."</text:p>
            <text:p><text:s text:c="4"/>},</text:p>
            <text:p><text:s text:c="4"/>{</text:p>
            <text:p><text:s text:c="6"/>"plot": "The plot is the rapid spread of the Omicron variant and the need for stricter measures to combat it, including travel restrictions and quarantine measures."</text:p>
            <text:p><text:s text:c="4"/>},</text:p>
            <text:p><text:s text:c="4"/>{</text:p>
            <text:p><text:s text:c="6"/>"moral": "The moral is that the Omicron variant poses a significant threat to global health and that stricter measures are needed to combat it, as stated by the World Health Organization and health officials in the articles."</text:p>
            <text:p><text:s text:c="4"/>}</text:p>
            <text:p><text:s text:c="2"/>],</text:p>
            <text:p><text:s text:c="2"/>"true_narrative": true</text:p>
            <text:p>}</text:p>
          </table:table-cell>
          <table:table-cell table:number-columns-repeated="16377"/>
        </table:table-row>
        <table:table-row table:style-name="ro1">
          <table:table-cell office:value-type="float" office:value="43" table:style-name="ce2">
            <text:p>43</text:p>
          </table:table-cell>
          <table:table-cell office:value-type="float" office:value="31" table:style-name="ce1">
            <text:p>31</text:p>
          </table:table-cell>
          <table:table-cell office:value-type="string" table:style-name="ce1">
            <text:p>2016-04-30</text:p>
          </table:table-cell>
          <table:table-cell office:value-type="string" table:style-name="ce1">
            <text:p>('property', 'hotel', 'venture', 'realestate', 'market')</text:p>
          </table:table-cell>
          <table:table-cell office:value-type="string" table:style-name="ce1">
            <text:p>company, fund, firm, investor, capital, investment, venture, partner, startup, market, raise, invest, equity, deal, private, property, starwood, anbang, mdb, privateequity</text:p>
          </table:table-cell>
          <table:table-cell office:value-type="string" table:style-name="ce1">
            <text:p>company, fund, firm, investor, capital, investment, venture, partner, mdb, equity, invest, raise, startup, ipo, market, private, deal, valuation, privateequity, property</text:p>
          </table:table-cell>
          <table:table-cell office:value-type="string" table:style-name="ce1">
            <text:p>{</text:p>
            <text:p><text:s text:c="2"/>"summaries": [</text:p>
            <text:p><text:s text:c="4"/>{</text:p>
            <text:p><text:s text:c="6"/>"article_1": "Several private equity and venture capital firms have raised funds in 2016, with some exceeding their target amounts, while others are still seeking to close their funds."</text:p>
            <text:p><text:s text:c="4"/>},</text:p>
            <text:p><text:s text:c="4"/>{</text:p>
            <text:p><text:s text:c="6"/>"article_2": "The UK commercial property market is experiencing a decline in foreign investor interest due to uncertainty surrounding the Brexit vote, with transaction volumes down 43% in the first quarter compared to the same period in 2015."</text:p>
            <text:p><text:s text:c="4"/>},</text:p>
            <text:p><text:s text:c="4"/>{</text:p>
            <text:p><text:s text:c="6"/>"article_3": "The IPO market is experiencing a slowdown, with the pace of initial public offerings being the slowest since the first quarter of 2009, and analysts warning that the second quarter may not bring much relief."</text:p>
            <text:p><text:s text:c="4"/>},</text:p>
            <text:p><text:s text:c="4"/>{</text:p>
            <text:p><text:s text:c="6"/>"article_4": "Hotel club lounges are being revamped to offer high-end upgrades to food, drinks, and amenities, with some hotels charging extra for access to these exclusive areas."</text:p>
            <text:p><text:s text:c="4"/>},</text:p>
            <text:p><text:s text:c="4"/>{</text:p>
            <text:p><text:s text:c="6"/>"article_5": "Hotels are incorporating technology into their rooms and services, with some hotels using robots and mobile apps to enhance the guest experience, while others are taking a more minimalist approach."</text:p>
            <text:p><text:s text:c="4"/>}</text:p>
            <text:p><text:s text:c="2"/>],</text:p>
            <text:p><text:s text:c="2"/>"topic_change": "The topic change consists of a shift from a focus on private equity and venture capital firms raising funds to a focus on the impact of technology on the hotel industry and the decline of foreign investor interest in the UK property market.",</text:p>
            <text:p><text:s text:c="2"/>"narrative_before": "Before the change, the narrative centered around the private equity and venture capital industry, with a focus on firms raising funds and investing in various sectors.",</text:p>
            <text:p><text:s text:c="2"/>"narrative_after": "After the change, the narrative centers around the hotel industry and the impact of technology on it, as well as the decline of foreign investor interest in the UK property market.",</text:p>
            <text:p><text:s text:c="2"/>"narrative_criteria": [</text:p>
            <text:p><text:s text:c="4"/>{</text:p>
            <text:p><text:s text:c="6"/>"setting": "The setting is the private equity and venture capital industry, the hotel industry, and the UK property market."</text:p>
            <text:p><text:s text:c="4"/>},</text:p>
            <text:p><text:s text:c="4"/>{</text:p>
            <text:p><text:s text:c="6"/>"characters": "The characters are the private equity and venture capital firms, hotel owners and managers, and investors in the UK property market."</text:p>
            <text:p><text:s text:c="4"/>},</text:p>
            <text:p><text:s text:c="4"/>{</text:p>
            <text:p><text:s text:c="6"/>"plot": "The plot is the shift in focus from private equity and venture capital to the hotel industry and the impact of technology on it, as well as the decline of foreign investor interest in the UK property market."</text:p>
            <text:p><text:s text:c="4"/>},</text:p>
            <text:p><text:s text:c="4"/>{</text:p>
            <text:p><text:s text:c="6"/>"moral": "There is no clear moral judgment in the texts provided, but the narrative suggests that the decline of foreign investor interest in the UK property market may have negative consequences for the industry."</text:p>
            <text:p><text:s text:c="4"/>}</text:p>
            <text:p><text:s text:c="2"/>],</text:p>
            <text:p><text:s text:c="2"/>"true_narrative": false</text:p>
            <text:p>}</text:p>
          </table:table-cell>
          <table:table-cell table:number-columns-repeated="16377"/>
        </table:table-row>
        <table:table-row table:style-name="ro1">
          <table:table-cell office:value-type="float" office:value="44" table:style-name="ce2">
            <text:p>44</text:p>
          </table:table-cell>
          <table:table-cell office:value-type="float" office:value="32" table:style-name="ce1">
            <text:p>32</text:p>
          </table:table-cell>
          <table:table-cell office:value-type="string" table:style-name="ce1">
            <text:p>2016-09-30</text:p>
          </table:table-cell>
          <table:table-cell office:value-type="string" table:style-name="ce1">
            <text:p>('stumpf', 'fargo', 'customer', 'sale', 'account')</text:p>
          </table:table-cell>
          <table:table-cell office:value-type="string" table:style-name="ce1">
            <text:p>bk, gigot, llc, insurance, goldman, southern, life, morgan_stanley, insurer, stevenson, aig, bean, metlife, florida, northern, lehman, eastern, western, firm, pwc</text:p>
          </table:table-cell>
          <table:table-cell office:value-type="string" table:style-name="ce1">
            <text:p>stumpf, fargo, customer, bk, gigot, sale, employee, goldman, llc, senator, crossselling, insurance, tolstedt, culture, account, bank, pay, crosstalk, shelby, street</text:p>
          </table:table-cell>
          <table:table-cell office:value-type="string" table:style-name="ce1">
            <text:p>{</text:p>
            <text:p><text:s text:c="2"/>"summaries": [</text:p>
            <text:p><text:s text:c="4"/>{</text:p>
            <text:p><text:s text:c="6"/>"article_1": "Wells Fargo CEO John Stumpf testifies to the Senate Banking Committee about the bank's sales practices and the opening of unauthorized accounts, and regulators discuss their investigation and enforcement actions against the bank."</text:p>
            <text:p><text:s text:c="4"/>},</text:p>
            <text:p><text:s text:c="4"/>{</text:p>
            <text:p><text:s text:c="6"/>"article_2": "The Los Angeles City Attorney's Office, the Office of the Comptroller of the Currency, and the Consumer Financial Protection Bureau discuss their investigation and enforcement actions against Wells Fargo, and the bank's CEO, John Stumpf, denies that the company's culture is obsessed with nonstop selling that ran amok."</text:p>
            <text:p><text:s text:c="4"/>},</text:p>
            <text:p><text:s text:c="4"/>{</text:p>
            <text:p><text:s text:c="6"/>"article_3": "The Consumer Financial Protection Bureau's Director, Richard Cordray, discusses the agency's investigation and enforcement actions against Wells Fargo, and the bank's CEO, John Stumpf, denies that the company's culture is obsessed with nonstop selling that ran amok."</text:p>
            <text:p><text:s text:c="4"/>},</text:p>
            <text:p><text:s text:c="4"/>{</text:p>
            <text:p><text:s text:c="6"/>"article_4": "Wells Fargo's high-pressure sales culture is discussed, and the bank's CEO, John Stumpf, defends the bank's culture and lays blame on bad employees, while the bank announces it will eliminate the practices at the center of the controversy."</text:p>
            <text:p><text:s text:c="4"/>},</text:p>
            <text:p><text:s text:c="4"/>{</text:p>
            <text:p><text:s text:c="6"/>"article_5": "Wells Fargo CEO John Stumpf defends the bank's culture and says that some employees didn't honor the bank's culture, and the bank announces it will eliminate product sales goals and focus on customer satisfaction."</text:p>
            <text:p><text:s text:c="4"/>}</text:p>
            <text:p><text:s text:c="2"/>],</text:p>
            <text:p><text:s text:c="2"/>"topic_change": "The topic shifted from discussing the opening of unauthorized accounts and the bank's sales practices to the bank's high-pressure sales culture and the CEO's defense of the bank's culture.",</text:p>
            <text:p><text:s text:c="2"/>"narrative_before": "Before the change, the narrative centered around the bank's sales practices and the opening of unauthorized accounts, with a focus on the bank's wrongdoing and the regulators' investigation.",</text:p>
            <text:p><text:s text:c="2"/>"narrative_after": "After the change, the narrative centers around the bank's high-pressure sales culture and the CEO's defense of the bank's culture, with a focus on the bank's accountability and the CEO's leadership.",</text:p>
            <text:p><text:s text:c="2"/>"narrative_criteria": [</text:p>
            <text:p><text:s text:c="4"/>{</text:p>
            <text:p><text:s text:c="6"/>"setting": "The setting of the narrative is the banking industry, with a focus on Wells Fargo and its sales practices."</text:p>
            <text:p><text:s text:c="4"/>},</text:p>
            <text:p><text:s text:c="4"/>{</text:p>
            <text:p><text:s text:c="6"/>"characters": "The characters of the narrative include Wells Fargo employees, regulators, and the bank's CEO, John Stumpf."</text:p>
            <text:p><text:s text:c="4"/>},</text:p>
            <text:p><text:s text:c="4"/>{</text:p>
            <text:p><text:s text:c="6"/>"plot": "The plot of the narrative revolves around the bank's sales practices, the opening of unauthorized accounts, and the regulators' investigation and enforcement actions against the bank."</text:p>
            <text:p><text:s text:c="4"/>},</text:p>
            <text:p><text:s text:c="4"/>{</text:p>
            <text:p><text:s text:c="6"/>"moral": "The moral of the narrative is that the bank's high-pressure sales culture is a major contributor to its wrongdoing, and that the CEO and regulators must take responsibility for holding the bank accountable."</text:p>
            <text:p><text:s text:c="4"/>}</text:p>
            <text:p><text:s text:c="2"/>],</text:p>
            <text:p><text:s text:c="2"/>"true_narrative": true</text:p>
            <text:p>}</text:p>
          </table:table-cell>
          <table:table-cell table:number-columns-repeated="16377"/>
        </table:table-row>
        <table:table-row table:style-name="ro1">
          <table:table-cell office:value-type="float" office:value="45" table:style-name="ce2">
            <text:p>45</text:p>
          </table:table-cell>
          <table:table-cell office:value-type="float" office:value="35" table:style-name="ce1">
            <text:p>35</text:p>
          </table:table-cell>
          <table:table-cell office:value-type="string" table:style-name="ce1">
            <text:p>2011-03-31</text:p>
          </table:table-cell>
          <table:table-cell office:value-type="string" table:style-name="ce1">
            <text:p>('japan', 'earthquake', 'yen', 'gain', 'quake')</text:p>
          </table:table-cell>
          <table:table-cell office:value-type="string" table:style-name="ce1">
            <text:p>yen, japan, japanese, rise, fell, stock, bank, market, gain, share, tokyo, profit, china, hong_kong, korea, maker, drop, earnings, dollar, nikkei</text:p>
          </table:table-cell>
          <table:table-cell office:value-type="string" table:style-name="ce1">
            <text:p>japan, japanese, tokyo, yen, earthquake, stock, rise, fell, market, quake, share, bank, disaster, gain, china, hong_kong, nikkei, earthquake_tsunami, loss, trade</text:p>
          </table:table-cell>
          <table:table-cell office:value-type="string" table:style-name="ce1">
            <text:p>{</text:p>
            <text:p><text:s text:c="2"/>"summaries": [</text:p>
            <text:p><text:s text:c="4"/>{</text:p>
            <text:p><text:s text:c="6"/>"article_1": "The 2011 Japan earthquake and tsunami caused significant disruptions to the global economy, particularly in the manufacturing and supply chain sectors, with Japan being a major producer of advanced components and electronics."</text:p>
            <text:p><text:s text:c="4"/>},</text:p>
            <text:p><text:s text:c="4"/>{</text:p>
            <text:p><text:s text:c="6"/>"article_2": "Bank of Japan Governor Masaaki Shirakawa discusses the country's deflationary economy and the central bank's efforts to address it through unconventional monetary policies, including quantitative easing and asset purchases."</text:p>
            <text:p><text:s text:c="4"/>},</text:p>
            <text:p><text:s text:c="4"/>{</text:p>
            <text:p><text:s text:c="6"/>"article_3": "The G7 central banks intervene in the foreign exchange market to stabilize the yen, which had risen sharply in the wake of the Japan earthquake and tsunami, and to restore calm to the markets."</text:p>
            <text:p><text:s text:c="4"/>},</text:p>
            <text:p><text:s text:c="4"/>{</text:p>
            <text:p><text:s text:c="6"/>"article_4": "The Japan earthquake and tsunami are expected to have a significant impact on the country's economy, with production suffering and the potential for shortages of key components around the world, and the global economy may also be affected by the disruption to Japan's supply chains."</text:p>
            <text:p><text:s text:c="4"/>},</text:p>
            <text:p><text:s text:c="4"/>{</text:p>
            <text:p><text:s text:c="6"/>"article_5": "The yen's gains may sputter as traders and analysts doubt the scale of the repatriation of funds by Japanese companies and insurers, and the dollar may trade in a range of 80.50 yen to 83 yen for the coming week."</text:p>
            <text:p><text:s text:c="4"/>}</text:p>
            <text:p><text:s text:c="2"/>],</text:p>
            <text:p><text:s text:c="2"/>"topic_change": "The topic shifted from a focus on the economic impact of the Japan earthquake and tsunami on the global economy, particularly in the manufacturing and supply chain sectors, to a focus on the economic and financial implications of the disaster for Japan and the global economy, including the potential for shortages, disruptions to supply chains, and the impact on the yen and global markets.",</text:p>
            <text:p><text:s text:c="2"/>"narrative_before": "Before the change, the narrative centered around the economic impact of the Japan earthquake and tsunami on the global economy, with a focus on the disruptions to manufacturing and supply chains.",</text:p>
            <text:p><text:s text:c="2"/>"narrative_after": "After the change, the narrative centers around the economic and financial implications of the disaster for Japan and the global economy, with a focus on the potential for shortages, disruptions to supply chains, and the impact on the yen and global markets.",</text:p>
            <text:p><text:s text:c="2"/>"narrative_criteria": [</text:p>
            <text:p><text:s text:c="4"/>{</text:p>
            <text:p><text:s text:c="6"/>"setting": "The setting is Japan and the global economy, with a focus on the impact of the earthquake and tsunami on the country's manufacturing and supply chain sectors."</text:p>
            <text:p><text:s text:c="4"/>},</text:p>
            <text:p><text:s text:c="4"/>{</text:p>
            <text:p><text:s text:c="6"/>"characters": "The characters are the Japanese government, businesses, and individuals affected by the disaster, as well as the global economy and international markets."</text:p>
            <text:p><text:s text:c="4"/>},</text:p>
            <text:p><text:s text:c="4"/>{</text:p>
            <text:p><text:s text:c="6"/>"plot": "The plot revolves around the economic and financial implications of the disaster, including the potential for shortages, disruptions to supply chains, and the impact on the yen and global markets."</text:p>
            <text:p><text:s text:c="4"/>},</text:p>
            <text:p><text:s text:c="4"/>{</text:p>
            <text:p><text:s text:c="6"/>"moral": "There is no clear moral judgment in the texts, but the narrative implies that the disaster has significant economic and financial implications for Japan and the global economy, and that the government and businesses must take steps to mitigate these effects."</text:p>
            <text:p><text:s text:c="4"/>}</text:p>
            <text:p><text:s text:c="2"/>],</text:p>
            <text:p><text:s text:c="2"/>"true_narrative": false</text:p>
            <text:p>}</text:p>
          </table:table-cell>
          <table:table-cell table:number-columns-repeated="16377"/>
        </table:table-row>
        <table:table-row table:style-name="ro1">
          <table:table-cell office:value-type="float" office:value="46" table:style-name="ce2">
            <text:p>46</text:p>
          </table:table-cell>
          <table:table-cell office:value-type="float" office:value="36" table:style-name="ce1">
            <text:p>36</text:p>
          </table:table-cell>
          <table:table-cell office:value-type="string" table:style-name="ce1">
            <text:p>2014-09-30</text:p>
          </table:table-cell>
          <table:table-cell office:value-type="string" table:style-name="ce1">
            <text:p>('scotland', 'scottish', 'independence', 'argentina', 'referendum')</text:p>
          </table:table-cell>
          <table:table-cell office:value-type="string" table:style-name="ce1">
            <text:p>party, government, election, political, argentina, prime_minister, vote, brazil, country, candidate, president, poll, minister, power, leader, parliament, silva, argentine, opposition, cabinet</text:p>
          </table:table-cell>
          <table:table-cell office:value-type="string" table:style-name="ce1">
            <text:p>party, vote, scotland, government, election, political, independence, scottish, poll, referendum, leader, brazil, country, prime_minister, parliament, campaign, cameron, voter, scot, support</text:p>
          </table:table-cell>
          <table:table-cell office:value-type="string" table:style-name="ce1">
            <text:p>{</text:p>
            <text:p><text:s text:c="2"/>"summaries": [</text:p>
            <text:p><text:s text:c="4"/>{</text:p>
            <text:p><text:s text:c="6"/>"article_1": "The article discusses the Scottish independence referendum and the efforts of Alex Salmond, the leader of the Scottish National Party, to persuade Scots to vote for independence."</text:p>
            <text:p><text:s text:c="4"/>},</text:p>
            <text:p><text:s text:c="4"/>{</text:p>
            <text:p><text:s text:c="6"/>"article_2": "The article reviews three books about the Battle of Bannockburn and discusses the historical context of Scottish independence and its relevance to the current referendum."</text:p>
            <text:p><text:s text:c="4"/>},</text:p>
            <text:p><text:s text:c="4"/>{</text:p>
            <text:p><text:s text:c="6"/>"article_3": "The article reports on a recent poll showing a close race between the pro-independence and pro-union camps in the Scottish referendum, with the pro-union camp gaining momentum."</text:p>
            <text:p><text:s text:c="4"/>},</text:p>
            <text:p><text:s text:c="4"/>{</text:p>
            <text:p><text:s text:c="6"/>"article_4": "The article discusses the issue of expatriate Scots being denied the right to vote in the Scottish independence referendum, with some Scots living abroad feeling frustrated and excluded from the process."</text:p>
            <text:p><text:s text:c="4"/>},</text:p>
            <text:p><text:s text:c="4"/>{</text:p>
            <text:p><text:s text:c="6"/>"article_5": "The article reports on the results of the Scottish independence referendum, with the pro-union camp winning by a narrow margin, and the implications of the result for Scotland and the UK."</text:p>
            <text:p><text:s text:c="4"/>}</text:p>
            <text:p><text:s text:c="2"/>],</text:p>
            <text:p><text:s text:c="2"/>"topic_change": "The topic shifted from a general discussion of the Scottish independence referendum and the efforts of Alex Salmond to a focus on the actual results of the referendum and the implications of the outcome.",</text:p>
            <text:p><text:s text:c="2"/>"narrative_before": "Before the change, the narrative centered around the Scottish independence referendum and the efforts of Alex Salmond to persuade Scots to vote for independence, with a focus on the potential benefits and risks of independence.",</text:p>
            <text:p><text:s text:c="2"/>"narrative_after": "After the change, the narrative centers around the actual results of the referendum and the implications of the outcome, with a focus on the emotions and reactions of the Scottish people and the implications for Scotland and the UK.",</text:p>
            <text:p><text:s text:c="2"/>"narrative_criteria": [</text:p>
            <text:p><text:s text:c="4"/>{</text:p>
            <text:p><text:s text:c="6"/>"setting": "The setting is Scotland, with a focus on the country's history, culture, and politics."</text:p>
            <text:p><text:s text:c="4"/>},</text:p>
            <text:p><text:s text:c="4"/>{</text:p>
            <text:p><text:s text:c="6"/>"characters": "The main characters are Alex Salmond, the leader of the Scottish National Party, and the Scottish people, who are being persuaded to vote for independence."</text:p>
            <text:p><text:s text:c="4"/>},</text:p>
            <text:p><text:s text:c="4"/>{</text:p>
            <text:p><text:s text:c="6"/>"plot": "The plot revolves around the Scottish independence referendum and the efforts of Alex Salmond to persuade Scots to vote for independence, with a focus on the potential benefits and risks of independence."</text:p>
            <text:p><text:s text:c="4"/>},</text:p>
            <text:p><text:s text:c="4"/>{</text:p>
            <text:p><text:s text:c="6"/>"moral": "The moral of the story is that the Scottish people have the right to self-determination and should be able to make their own decisions about their country's future, as stated by Alex Salmond in the article."</text:p>
            <text:p><text:s text:c="4"/>}</text:p>
            <text:p><text:s text:c="2"/>],</text:p>
            <text:p><text:s text:c="2"/>"true_narrative": true</text:p>
            <text:p>}</text:p>
          </table:table-cell>
          <table:table-cell table:number-columns-repeated="16377"/>
        </table:table-row>
        <table:table-row table:style-name="ro1">
          <table:table-cell office:value-type="float" office:value="47" table:style-name="ce2">
            <text:p>47</text:p>
          </table:table-cell>
          <table:table-cell office:value-type="float" office:value="36" table:style-name="ce1">
            <text:p>36</text:p>
          </table:table-cell>
          <table:table-cell office:value-type="string" table:style-name="ce1">
            <text:p>2014-10-31</text:p>
          </table:table-cell>
          <table:table-cell office:value-type="string" table:style-name="ce1">
            <text:p>('scotland', 'scottish', 'independence', 'neves', 'scot')</text:p>
          </table:table-cell>
          <table:table-cell office:value-type="string" table:style-name="ce1">
            <text:p>party, vote, scotland, government, election, political, independence, scottish, poll, referendum, leader, brazil, country, prime_minister, parliament, campaign, cameron, voter, scot, support</text:p>
          </table:table-cell>
          <table:table-cell office:value-type="string" table:style-name="ce1">
            <text:p>party, government, vote, election, political, brazil, neves, poll, parliament, country, rousseff, president, voter, candidate, leader, win, minister, prime_minister, opposition, brazilian</text:p>
          </table:table-cell>
          <table:table-cell office:value-type="string" table:style-name="ce1">
            <text:p>{</text:p>
            <text:p><text:s text:c="2"/>"summaries": [</text:p>
            <text:p><text:s text:c="4"/>{</text:p>
            <text:p><text:s text:c="6"/>"article_1": "Catalonia's independence movement remains strong despite a court injunction against holding a nonbinding referendum, with activists using social media to organize massive demonstrations and crowdfunding to promote the cause."</text:p>
            <text:p><text:s text:c="4"/>},</text:p>
            <text:p><text:s text:c="4"/>{</text:p>
            <text:p><text:s text:c="6"/>"article_2": "Brazilian opposition candidate Aécio Neves is gaining momentum in the presidential election, with polls showing him within striking distance of incumbent President Dilma Rousseff, who is seeking a second term."</text:p>
            <text:p><text:s text:c="4"/>},</text:p>
            <text:p><text:s text:c="4"/>{</text:p>
            <text:p><text:s text:c="6"/>"article_3": "Marina Silva, the third-place finisher in the first round of the Brazilian election, is considering backing Aécio Neves in the runoff against Dilma Rousseff, but her support is not guaranteed and would depend on her level of involvement."</text:p>
            <text:p><text:s text:c="4"/>},</text:p>
            <text:p><text:s text:c="4"/>{</text:p>
            <text:p><text:s text:c="6"/>"article_4": "The Brazilian election is a technical tie between Aécio Neves and Dilma Rousseff, with Neves focusing on the economy and promising to trim government spending and tame inflation, while Rousseff maintains a loyal base of support among low-income voters."</text:p>
            <text:p><text:s text:c="4"/>},</text:p>
            <text:p><text:s text:c="4"/>{</text:p>
            <text:p><text:s text:c="6"/>"article_5": "The Bank of England had planned to flood the financial system with emergency cash and hold extra sterling auctions to secure banks' funding if Scotland had voted for independence in the 2014 referendum."</text:p>
            <text:p><text:s text:c="4"/>}</text:p>
            <text:p><text:s text:c="2"/>],</text:p>
            <text:p><text:s text:c="2"/>"topic_change": "The topic shifted from discussing the Scottish independence referendum and its potential consequences to the Brazilian presidential election and the opposition candidate Aécio Neves' chances of winning.",</text:p>
            <text:p><text:s text:c="2"/>"narrative_before": "Before the change, the narrative centered around the Scottish independence referendum and its potential consequences, with a focus on the economic and political implications of a 'yes' vote.",</text:p>
            <text:p><text:s text:c="2"/>"narrative_after": "After the change, the narrative centers around the Brazilian presidential election and the opposition candidate Aécio Neves' chances of winning, with a focus on the economic and political implications of his potential victory.",</text:p>
            <text:p><text:s text:c="2"/>"narrative_criteria": [</text:p>
            <text:p><text:s text:c="4"/>{</text:p>
            <text:p><text:s text:c="6"/>"setting": "The setting is the political landscape of Scotland and the UK (article 5) and later the political landscape of Brazil (articles 2-4)."</text:p>
            <text:p><text:s text:c="4"/>},</text:p>
            <text:p><text:s text:c="4"/>{</text:p>
            <text:p><text:s text:c="6"/>"characters": "The characters are the Scottish people and the UK government (article 5) and later Aécio Neves and Dilma Rousseff (articles 2-4)."</text:p>
            <text:p><text:s text:c="4"/>},</text:p>
            <text:p><text:s text:c="4"/>{</text:p>
            <text:p><text:s text:c="6"/>"plot": "The plot is the potential consequences of a Scottish independence vote (article 5) and the Brazilian presidential election and the opposition candidate's chances of winning (articles 2-4)."</text:p>
            <text:p><text:s text:c="4"/>},</text:p>
            <text:p><text:s text:c="4"/>{</text:p>
            <text:p><text:s text:c="6"/>"moral": "There is no clear moral judgment in the articles, but the narrative implies that a change in government could have positive economic consequences (article 4)."</text:p>
            <text:p><text:s text:c="4"/>}</text:p>
            <text:p><text:s text:c="2"/>],</text:p>
            <text:p><text:s text:c="2"/>"true_narrative": false</text:p>
            <text:p>}</text:p>
          </table:table-cell>
          <table:table-cell table:number-columns-repeated="16377"/>
        </table:table-row>
        <table:table-row table:style-name="ro1">
          <table:table-cell office:value-type="float" office:value="48" table:style-name="ce2">
            <text:p>48</text:p>
          </table:table-cell>
          <table:table-cell office:value-type="float" office:value="38" table:style-name="ce1">
            <text:p>38</text:p>
          </table:table-cell>
          <table:table-cell office:value-type="string" table:style-name="ce1">
            <text:p>2011-07-31</text:p>
          </table:table-cell>
          <table:table-cell office:value-type="string" table:style-name="ce1">
            <text:p>('july', 'march', 'april', 'june', 'murdoch')</text:p>
          </table:table-cell>
          <table:table-cell office:value-type="string" table:style-name="ce1">
            <text:p>weiner, june, news, york, medium, post, time, press, story, newspaper, palin, report, twitter, huntsman, fox, anthony_weiner, woman, journal, reporter, reader</text:p>
          </table:table-cell>
          <table:table-cell office:value-type="string" table:style-name="ce1">
            <text:p>news, july, murdoch, hack, newspaper, medium, tabloid, editor, brook, corp, journal, police, press, bskyb, scandal, paper, time, journalist, corps, london</text:p>
          </table:table-cell>
          <table:table-cell office:value-type="string" table:style-name="ce1">
            <text:p>{</text:p>
            <text:p><text:s text:c="2"/>"summaries": [</text:p>
            <text:p><text:s text:c="4"/>{</text:p>
            <text:p><text:s text:c="6"/>"article_1": "A judge's ruling in a case involving racial preferences in university admissions could have significant implications for the Supreme Court's future decisions on the issue."</text:p>
            <text:p><text:s text:c="4"/>},</text:p>
            <text:p><text:s text:c="4"/>{</text:p>
            <text:p><text:s text:c="6"/>"article_2": "Some on the left argue that the media should be more biased in favor of the left, while others argue that the media should remain neutral and balanced."</text:p>
            <text:p><text:s text:c="4"/>},</text:p>
            <text:p><text:s text:c="4"/>{</text:p>
            <text:p><text:s text:c="6"/>"article_3": "The author argues that presidential approval ratings are not a reliable indicator of a president's re-election prospects and that other factors, such as the economy and the media, play a more significant role."</text:p>
            <text:p><text:s text:c="4"/>},</text:p>
            <text:p><text:s text:c="4"/>{</text:p>
            <text:p><text:s text:c="6"/>"article_4": "Some on the left are calling for Justice Ginsburg to retire, citing her age and the potential for a Republican president to appoint a conservative successor, while others argue that she should stay on the court."</text:p>
            <text:p><text:s text:c="4"/>},</text:p>
            <text:p><text:s text:c="4"/>{</text:p>
            <text:p><text:s text:c="6"/>"article_5": "The author argues that the First Rule of Liberalism is that government failure always justifies more government, and that this mindset is evident in the Obama administration's response to the economic stimulus package."</text:p>
            <text:p><text:s text:c="4"/>}</text:p>
            <text:p><text:s text:c="2"/>],</text:p>
            <text:p><text:s text:c="2"/>"topic_change": "The topic appears to have shifted from discussing the media and politics to focusing on the Obama administration's policies and the economy.",</text:p>
            <text:p><text:s text:c="2"/>"narrative_before": "Before the change, the narrative centered around the media's role in politics and the potential for bias in reporting.",</text:p>
            <text:p><text:s text:c="2"/>"narrative_after": "After the change, the narrative centers around the Obama administration's policies and the economy, with a focus on the government's response to economic challenges.",</text:p>
            <text:p><text:s text:c="2"/>"narrative_criteria": [</text:p>
            <text:p><text:s text:c="4"/>{</text:p>
            <text:p><text:s text:c="6"/>"setting": "The setting is the United States, with a focus on the Obama administration and the economy."</text:p>
            <text:p><text:s text:c="4"/>},</text:p>
            <text:p><text:s text:c="4"/>{</text:p>
            <text:p><text:s text:c="6"/>"characters": "The characters include President Obama, Justice Ginsburg, and various politicians and experts."</text:p>
            <text:p><text:s text:c="4"/>},</text:p>
            <text:p><text:s text:c="4"/>{</text:p>
            <text:p><text:s text:c="6"/>"plot": "The plot revolves around the Obama administration's policies and the economy, with a focus on the government's response to economic challenges."</text:p>
            <text:p><text:s text:c="4"/>},</text:p>
            <text:p><text:s text:c="4"/>{</text:p>
            <text:p><text:s text:c="6"/>"moral": "The moral of the narrative is that the government should take action to address economic challenges, as evident in the Obama administration's response to the stimulus package."</text:p>
            <text:p><text:s text:c="4"/>}</text:p>
            <text:p><text:s text:c="2"/>],</text:p>
            <text:p><text:s text:c="2"/>"true_narrative": true</text:p>
            <text:p>}</text:p>
          </table:table-cell>
          <table:table-cell table:number-columns-repeated="16377"/>
        </table:table-row>
        <table:table-row table:style-name="ro1">
          <table:table-cell office:value-type="float" office:value="49" table:style-name="ce2">
            <text:p>49</text:p>
          </table:table-cell>
          <table:table-cell office:value-type="float" office:value="39" table:style-name="ce1">
            <text:p>39</text:p>
          </table:table-cell>
          <table:table-cell office:value-type="string" table:style-name="ce1">
            <text:p>2011-03-31</text:p>
          </table:table-cell>
          <table:table-cell office:value-type="string" table:style-name="ce1">
            <text:p>('rebel', 'libya', 'libyan', 'col_gadhafi', 'nofly_zone')</text:p>
          </table:table-cell>
          <table:table-cell office:value-type="string" table:style-name="ce1">
            <text:p>military, official, attack, force, security, pakistan, iraq, army, kill, afghanistan, government, afghan, police, war, soldier, defense, davis, taliban, intelligence, civilian</text:p>
          </table:table-cell>
          <table:table-cell office:value-type="string" table:style-name="ce1">
            <text:p>military, rebel, libya, force, official, col_gadhafi, libyan, attack, nofly_zone, government, gadhafi, security, civilian, iraq, troop, kill, pakistan, afghanistan, defense, war</text:p>
          </table:table-cell>
          <table:table-cell office:value-type="string" table:style-name="ce1">
            <text:p>{</text:p>
            <text:p><text:s text:c="2"/>"summaries": [</text:p>
            <text:p><text:s text:c="4"/>{</text:p>
            <text:p><text:s text:c="6"/>"article_1": "Allied forces launched airstrikes against Libyan government forces, with the goal of protecting civilians and enforcing a no-fly zone, as Col. Gadhafi vowed to continue fighting and arm civilians to defend against the coalition."</text:p>
            <text:p><text:s text:c="4"/>},</text:p>
            <text:p><text:s text:c="4"/>{</text:p>
            <text:p><text:s text:c="6"/>"article_2": "The Arab League urged the imposition of a no-fly zone in Libya, with the U.S. and European Union deferring to the 22-member league to determine whether outside military forces should intervene in the conflict."</text:p>
            <text:p><text:s text:c="4"/>},</text:p>
            <text:p><text:s text:c="4"/>{</text:p>
            <text:p><text:s text:c="6"/>"article_3": "Allied forces attacked Libya, with French fighter jets leading the charge, in a dramatic escalation of the turmoil in the region, as Col. Gadhafi's forces continued to attack Benghazi and the international community sought to impose a no-fly zone."</text:p>
            <text:p><text:s text:c="4"/>},</text:p>
            <text:p><text:s text:c="4"/>{</text:p>
            <text:p><text:s text:c="6"/>"article_4": "The Obama administration, working with allies, looked into options for intervention in Libya, as the conflict appeared to settle into a stalemate, with rebels and government forces dug in and neither side able to gain a decisive advantage."</text:p>
            <text:p><text:s text:c="4"/>},</text:p>
            <text:p><text:s text:c="4"/>{</text:p>
            <text:p><text:s text:c="6"/>"article_5": "The U.N. Security Council voted to authorize the imposition of a no-fly zone in Libya, with 10 members voting in favor and 5 abstaining, as the international community sought to protect civilians and prevent a potential massacre."</text:p>
            <text:p><text:s text:c="4"/>}</text:p>
            <text:p><text:s text:c="2"/>],</text:p>
            <text:p><text:s text:c="2"/>"topic_change": "The topic shifted from a focus on the military actions and security concerns in Iraq and Afghanistan to a focus on the conflict in Libya, with a specific emphasis on the no-fly zone and the international community's response to Col. Gadhafi's regime.",</text:p>
            <text:p><text:s text:c="2"/>"narrative_before": "Before the change, the narrative centered around the ongoing conflicts in Iraq and Afghanistan, with a focus on military actions, security concerns, and the role of the U.S. government in these conflicts.",</text:p>
            <text:p><text:s text:c="2"/>"narrative_after": "After the change, the narrative centers around the conflict in Libya, with a focus on the no-fly zone, the international community's response to Col. Gadhafi's regime, and the humanitarian concerns surrounding the conflict.",</text:p>
            <text:p><text:s text:c="2"/>"narrative_criteria": [</text:p>
            <text:p><text:s text:c="4"/>{</text:p>
            <text:p><text:s text:c="6"/>"setting": "The setting of the narrative is the conflict in Libya, with a focus on the city of Benghazi and the international community's response to the conflict."</text:p>
            <text:p><text:s text:c="4"/>},</text:p>
            <text:p><text:s text:c="4"/>{</text:p>
            <text:p><text:s text:c="6"/>"characters": "The main characters in the narrative are Col. Gadhafi, the Libyan government, and the international community, including the U.S., France, and other countries."</text:p>
            <text:p><text:s text:c="4"/>},</text:p>
            <text:p><text:s text:c="4"/>{</text:p>
            <text:p><text:s text:c="6"/>"plot": "The plot of the narrative revolves around the conflict in Libya, with the international community seeking to impose a no-fly zone and protect civilians, while Col. Gadhafi's regime vows to continue fighting and arm civilians to defend against the coalition."</text:p>
            <text:p><text:s text:c="4"/>},</text:p>
            <text:p><text:s text:c="4"/>{</text:p>
            <text:p><text:s text:c="6"/>"moral": "The moral of the narrative is that the international community has a responsibility to protect civilians and prevent humanitarian crises, as stated by Secretary of State Hillary Clinton, who said that if Gadhafi stays in power, he will 'do terrible things to Libya and her neighbors'."</text:p>
            <text:p><text:s text:c="4"/>}</text:p>
            <text:p><text:s text:c="2"/>],</text:p>
            <text:p><text:s text:c="2"/>"true_narrative": true</text:p>
            <text:p>}</text:p>
          </table:table-cell>
          <table:table-cell table:number-columns-repeated="16377"/>
        </table:table-row>
        <table:table-row table:style-name="ro1">
          <table:table-cell office:value-type="float" office:value="50" table:style-name="ce2">
            <text:p>50</text:p>
          </table:table-cell>
          <table:table-cell office:value-type="float" office:value="39" table:style-name="ce1">
            <text:p>39</text:p>
          </table:table-cell>
          <table:table-cell office:value-type="string" table:style-name="ce1">
            <text:p>2011-05-31</text:p>
          </table:table-cell>
          <table:table-cell office:value-type="string" table:style-name="ce1">
            <text:p>('bin_laden', 'rebel', 'pakistan', 'pakistani', 'libya')</text:p>
          </table:table-cell>
          <table:table-cell office:value-type="string" table:style-name="ce1">
            <text:p>rebel, military, force, official, attack, afghanistan, col_gadhafi, libya, nato, afghan, kill, pakistan, troop, libyan, misrata, soldier, taliban, civilian, iraq, war</text:p>
          </table:table-cell>
          <table:table-cell office:value-type="string" table:style-name="ce1">
            <text:p>bin_laden, pakistan, military, official, attack, pakistani, afghanistan, kill, qaeda, force, taliban, intelligence, security, raid, terrorist, troop, afghan, war, iraq, rebel</text:p>
          </table:table-cell>
          <table:table-cell office:value-type="string" table:style-name="ce1">
            <text:p>{</text:p>
            <text:p><text:s text:c="2"/>"summaries": [</text:p>
            <text:p><text:s text:c="4"/>{</text:p>
            <text:p><text:s text:c="6"/>"article_1": "The article discusses the killing of Osama bin Laden and its implications for US foreign policy and national security, as well as the reaction of various individuals and groups to the news."</text:p>
            <text:p><text:s text:c="4"/>},</text:p>
            <text:p><text:s text:c="4"/>{</text:p>
            <text:p><text:s text:c="6"/>"article_2": "The article reports on the US operation that killed Osama bin Laden and the aftermath, including the reaction of the Pakistani government and the US-Pakistan relationship."</text:p>
            <text:p><text:s text:c="4"/>},</text:p>
            <text:p><text:s text:c="4"/>{</text:p>
            <text:p><text:s text:c="6"/>"article_3": "The article discusses the US investigation into the possibility that elements within the Pakistani government or military may have aided Osama bin Laden in hiding in Pakistan."</text:p>
            <text:p><text:s text:c="4"/>},</text:p>
            <text:p><text:s text:c="4"/>{</text:p>
            <text:p><text:s text:c="6"/>"article_4": "The article reports on the visit of US Secretary of State Hillary Clinton to Pakistan, where she met with Pakistani officials to discuss the US-Pakistan relationship and the fight against terrorism."</text:p>
            <text:p><text:s text:c="4"/>},</text:p>
            <text:p><text:s text:c="4"/>{</text:p>
            <text:p><text:s text:c="6"/>"article_5": "The article provides more details on the US operation that killed Osama bin Laden and the investigation into how he was able to hide in Pakistan."</text:p>
            <text:p><text:s text:c="4"/>}</text:p>
            <text:p><text:s text:c="2"/>],</text:p>
            <text:p><text:s text:c="2"/>"topic_change": "The topic shifted from discussing the killing of Osama bin Laden and its implications to investigating the possibility that elements within the Pakistani government or military may have aided him in hiding in Pakistan.",</text:p>
            <text:p><text:s text:c="2"/>"narrative_before": "Before the change, the narrative centered around the successful operation to kill Osama bin Laden and its implications for US foreign policy and national security.",</text:p>
            <text:p><text:s text:c="2"/>"narrative_after": "After the change, the narrative centers around the investigation into the possibility that elements within the Pakistani government or military may have aided Osama bin Laden in hiding in Pakistan, raising questions about the reliability of the US-Pakistan alliance.",</text:p>
            <text:p><text:s text:c="2"/>"narrative_criteria": [</text:p>
            <text:p><text:s text:c="4"/>{</text:p>
            <text:p><text:s text:c="6"/>"setting": "The setting is the US-Pakistan relationship and the fight against terrorism, with a focus on the investigation into the possibility that elements within the Pakistani government or military may have aided Osama bin Laden in hiding in Pakistan."</text:p>
            <text:p><text:s text:c="4"/>},</text:p>
            <text:p><text:s text:c="4"/>{</text:p>
            <text:p><text:s text:c="6"/>"characters": "The characters include the US government, the Pakistani government, and the Pakistani military, with a focus on the individuals involved in the investigation and the decision-making process."</text:p>
            <text:p><text:s text:c="4"/>},</text:p>
            <text:p><text:s text:c="4"/>{</text:p>
            <text:p><text:s text:c="6"/>"plot": "The plot revolves around the investigation into the possibility that elements within the Pakistani government or military may have aided Osama bin Laden in hiding in Pakistan, and the implications of this for the US-Pakistan relationship and the fight against terrorism."</text:p>
            <text:p><text:s text:c="4"/>},</text:p>
            <text:p><text:s text:c="4"/>{</text:p>
            <text:p><text:s text:c="6"/>"moral": "The moral of the story is that the US-Pakistan alliance is not as reliable as previously thought, and that the Pakistani government or military may have been complicit in hiding Osama bin Laden, which raises questions about the morality of the US government's actions in relying on this alliance."</text:p>
            <text:p><text:s text:c="4"/>}</text:p>
            <text:p><text:s text:c="2"/>],</text:p>
            <text:p><text:s text:c="2"/>"true_narrative": true</text:p>
            <text:p>}</text:p>
          </table:table-cell>
          <table:table-cell table:number-columns-repeated="16377"/>
        </table:table-row>
        <table:table-row table:style-name="ro1">
          <table:table-cell office:value-type="float" office:value="51" table:style-name="ce2">
            <text:p>51</text:p>
          </table:table-cell>
          <table:table-cell office:value-type="float" office:value="39" table:style-name="ce1">
            <text:p>39</text:p>
          </table:table-cell>
          <table:table-cell office:value-type="string" table:style-name="ce1">
            <text:p>2011-06-30</text:p>
          </table:table-cell>
          <table:table-cell office:value-type="string" table:style-name="ce1">
            <text:p>('bin_laden', 'qaeda', 'pakistani', 'raid', 'compound')</text:p>
          </table:table-cell>
          <table:table-cell office:value-type="string" table:style-name="ce1">
            <text:p>bin_laden, pakistan, military, official, attack, pakistani, afghanistan, kill, qaeda, force, taliban, intelligence, security, raid, terrorist, troop, afghan, war, iraq, rebel</text:p>
          </table:table-cell>
          <table:table-cell office:value-type="string" table:style-name="ce1">
            <text:p>military, attack, afghanistan, force, pakistan, troop, official, rebel, libya, afghan, war, nato, taliban, security, army, kill, iraq, government, soldier, defense</text:p>
          </table:table-cell>
          <table:table-cell office:value-type="string" table:style-name="ce1">
            <text:p>{</text:p>
            <text:p><text:s text:c="2"/>"summaries": [</text:p>
            <text:p><text:s text:c="4"/>{</text:p>
            <text:p><text:s text:c="6"/>"article_1": "Pakistani investigators are tracking down bin Laden's couriers and have identified two key aides who lived with their families in his Abbottabad compound."</text:p>
            <text:p><text:s text:c="4"/>},</text:p>
            <text:p><text:s text:c="4"/>{</text:p>
            <text:p><text:s text:c="6"/>"article_2": "The US is debating whether to slow down its drone strikes in Pakistan, with some officials arguing that the program is too aggressive and risks destabilizing the country."</text:p>
            <text:p><text:s text:c="4"/>},</text:p>
            <text:p><text:s text:c="4"/>{</text:p>
            <text:p><text:s text:c="6"/>"article_3": "Pakistan's military is trying to repair its image after the bin Laden raid and is considering diverting US military aid to help the economy."</text:p>
            <text:p><text:s text:c="4"/>},</text:p>
            <text:p><text:s text:c="4"/>{</text:p>
            <text:p><text:s text:c="6"/>"article_4": "The US is investigating reports that a top Pakistani militant, Ilyas Kashmiri, has been killed in a drone strike, which could be a major blow to al-Qaeda."</text:p>
            <text:p><text:s text:c="4"/>},</text:p>
            <text:p><text:s text:c="4"/>{</text:p>
            <text:p><text:s text:c="6"/>"article_5": "Pakistan has detained several alleged CIA informants, including a doctor who may have worked with US agents, in a move seen as a response to the US raid on bin Laden's compound."</text:p>
            <text:p><text:s text:c="4"/>}</text:p>
            <text:p><text:s text:c="2"/>],</text:p>
            <text:p><text:s text:c="2"/>"topic_change": "The topic shifted from focusing on the aftermath of the bin Laden raid and the US-Pakistan relationship to a broader discussion of the US drone program in Pakistan and its implications for the region.",</text:p>
            <text:p><text:s text:c="2"/>"narrative_before": "Before the change, the narrative centered around the US-Pakistan relationship and the fallout from the bin Laden raid, with a focus on the military and intelligence aspects of the story.",</text:p>
            <text:p><text:s text:c="2"/>"narrative_after": "After the change, the narrative centers around the US drone program in Pakistan and its impact on the region, with a focus on the moral and ethical implications of the program.",</text:p>
            <text:p><text:s text:c="2"/>"narrative_criteria": [</text:p>
            <text:p><text:s text:c="4"/>{</text:p>
            <text:p><text:s text:c="6"/>"setting": "The setting is the region of Pakistan and Afghanistan, with a focus on the US-Pakistan relationship and the impact of the drone program."</text:p>
            <text:p><text:s text:c="4"/>},</text:p>
            <text:p><text:s text:c="4"/>{</text:p>
            <text:p><text:s text:c="6"/>"characters": "The characters include the US government, the Pakistani military, and various militant groups, including al-Qaeda and the Taliban."</text:p>
            <text:p><text:s text:c="4"/>},</text:p>
            <text:p><text:s text:c="4"/>{</text:p>
            <text:p><text:s text:c="6"/>"plot": "The plot revolves around the US drone program in Pakistan and its implications for the region, including the impact on civilians and the relationship between the US and Pakistan."</text:p>
            <text:p><text:s text:c="4"/>},</text:p>
            <text:p><text:s text:c="4"/>{</text:p>
            <text:p><text:s text:c="6"/>"moral": "The moral of the story is that the US drone program is morally questionable and risks destabilizing the region, as argued by some US officials and Pakistani civilians. (Source: Article 2, where a US official is quoted as saying 'I think we underestimate the importance of public opinion in Pakistan to our detriment.')"</text:p>
            <text:p><text:s text:c="4"/>}</text:p>
            <text:p><text:s text:c="2"/>],</text:p>
            <text:p><text:s text:c="2"/>"true_narrative": true</text:p>
            <text:p>}</text:p>
          </table:table-cell>
          <table:table-cell table:number-columns-repeated="16377"/>
        </table:table-row>
        <table:table-row table:style-name="ro1">
          <table:table-cell office:value-type="float" office:value="52" table:style-name="ce2">
            <text:p>52</text:p>
          </table:table-cell>
          <table:table-cell office:value-type="float" office:value="39" table:style-name="ce1">
            <text:p>39</text:p>
          </table:table-cell>
          <table:table-cell office:value-type="string" table:style-name="ce1">
            <text:p>2014-06-30</text:p>
          </table:table-cell>
          <table:table-cell office:value-type="string" table:style-name="ce1">
            <text:p>('iraq', 'isi', 'baghdad', 'sunni', 'sgt_bergdahl')</text:p>
          </table:table-cell>
          <table:table-cell office:value-type="string" table:style-name="ce1">
            <text:p>military, attack, army, government, nigeria, official, rebel, troop, force, boko_haram, kill, afghan, afghanistan, militant, nigerian, war, girl, security, drone, soldier</text:p>
          </table:table-cell>
          <table:table-cell office:value-type="string" table:style-name="ce1">
            <text:p>iraq, military, isi, government, official, militant, attack, taliban, force, sunni, army, afghanistan, baghdad, soldier, war, security, kill, rebel, sgt_bergdahl, troop</text:p>
          </table:table-cell>
          <table:table-cell office:value-type="string" table:style-name="ce1">
            <text:p>{</text:p>
            <text:p><text:s text:c="2"/>"summaries": [</text:p>
            <text:p><text:s text:c="4"/>{</text:p>
            <text:p><text:s text:c="6"/>"article_1": "The Iraqi military is struggling to counter the ISIS insurgency, and the US may need to intervene to prevent a collapse of the government in Baghdad."</text:p>
            <text:p><text:s text:c="4"/>},</text:p>
            <text:p><text:s text:c="4"/>{</text:p>
            <text:p><text:s text:c="6"/>"article_2": "The US and Iran are considering cooperation to counter the ISIS threat in Iraq, despite their differences on the nuclear issue and Iran's support for the Maliki government."</text:p>
            <text:p><text:s text:c="4"/>},</text:p>
            <text:p><text:s text:c="4"/>{</text:p>
            <text:p><text:s text:c="6"/>"article_3": "The Iraqi military is weak and lacks cohesion, and the US is concerned that it may not be able to defend Baghdad from the ISIS insurgency."</text:p>
            <text:p><text:s text:c="4"/>},</text:p>
            <text:p><text:s text:c="4"/>{</text:p>
            <text:p><text:s text:c="6"/>"article_4": "The US is facing opposition from regional powers in its bid to stabilize Iraq, with some Sunni states and Iran supporting the Maliki government, while others want a new, more inclusive government."</text:p>
            <text:p><text:s text:c="4"/>},</text:p>
            <text:p><text:s text:c="4"/>{</text:p>
            <text:p><text:s text:c="6"/>"article_5": "ISIS has declared itself the Islamic State and is gaining support from Sunni tribes and other extremist groups, but its brutal tactics may ultimately alienate the population and lead to its downfall."</text:p>
            <text:p><text:s text:c="4"/>}</text:p>
            <text:p><text:s text:c="2"/>],</text:p>
            <text:p><text:s text:c="2"/>"topic_change": "The topic shifted from focusing on the military struggle against ISIS in Nigeria and Afghanistan to a broader discussion of the conflict in Iraq, including the role of the US, Iran, and regional powers.",</text:p>
            <text:p><text:s text:c="2"/>"narrative_before": "Before the change, the narrative centered around the military struggle against Boko Haram and the Taliban, with a focus on the capabilities and tactics of these groups.",</text:p>
            <text:p><text:s text:c="2"/>"narrative_after": "After the change, the narrative centers around the conflict in Iraq, including the role of the US, Iran, and regional powers, and the struggle for power and influence in the region.",</text:p>
            <text:p><text:s text:c="2"/>"narrative_criteria": [</text:p>
            <text:p><text:s text:c="4"/>{</text:p>
            <text:p><text:s text:c="6"/>"setting": "The setting is the conflict in Iraq, including the cities of Baghdad, Mosul, and Tikrit, and the broader region of the Middle East."</text:p>
            <text:p><text:s text:c="4"/>},</text:p>
            <text:p><text:s text:c="4"/>{</text:p>
            <text:p><text:s text:c="6"/>"characters": "The characters include the Iraqi military, the US, Iran, and regional powers, as well as the extremist groups ISIS and al-Qaeda."</text:p>
            <text:p><text:s text:c="4"/>},</text:p>
            <text:p><text:s text:c="4"/>{</text:p>
            <text:p><text:s text:c="6"/>"plot": "The plot revolves around the struggle for power and influence in the region, including the conflict between the US and Iran, and the struggle between the Iraqi government and the extremist groups."</text:p>
            <text:p><text:s text:c="4"/>},</text:p>
            <text:p><text:s text:c="4"/>{</text:p>
            <text:p><text:s text:c="6"/>"moral": "The moral of the narrative is that the US and its allies must take a more active role in stabilizing the region and preventing the rise of extremist groups, in order to protect American interests and prevent a wider conflict."</text:p>
            <text:p><text:s text:c="4"/>}</text:p>
            <text:p><text:s text:c="2"/>],</text:p>
            <text:p><text:s text:c="2"/>"true_narrative": true</text:p>
            <text:p>}</text:p>
          </table:table-cell>
          <table:table-cell table:number-columns-repeated="16377"/>
        </table:table-row>
        <table:table-row table:style-name="ro1">
          <table:table-cell office:value-type="float" office:value="53" table:style-name="ce2">
            <text:p>53</text:p>
          </table:table-cell>
          <table:table-cell office:value-type="float" office:value="39" table:style-name="ce1">
            <text:p>39</text:p>
          </table:table-cell>
          <table:table-cell office:value-type="string" table:style-name="ce1">
            <text:p>2014-07-31</text:p>
          </table:table-cell>
          <table:table-cell office:value-type="string" table:style-name="ce1">
            <text:p>('iraq', 'isi', 'rebel', 'kill', 'civilian')</text:p>
          </table:table-cell>
          <table:table-cell office:value-type="string" table:style-name="ce1">
            <text:p>iraq, military, isi, government, official, militant, attack, taliban, force, sunni, army, afghanistan, baghdad, soldier, war, security, kill, rebel, sgt_bergdahl, troop</text:p>
          </table:table-cell>
          <table:table-cell office:value-type="string" table:style-name="ce1">
            <text:p>iraq, military, rebel, attack, militant, kill, government, official, army, force, fight, civilian, intelligence, afghanistan, security, soldier, afghan, islamic, fighter, war</text:p>
          </table:table-cell>
          <table:table-cell office:value-type="string" table:style-name="ce1">
            <text:p>{</text:p>
            <text:p><text:s text:c="2"/>"summaries": [</text:p>
            <text:p><text:s text:c="4"/>{</text:p>
            <text:p><text:s text:c="6"/>"article_1": "The article discusses the rise of the Islamic State, a militant group led by Abu Bakr al-Baghdadi, and its split from al-Qaeda, highlighting the ideological differences between the two groups and the implications of the split for the global jihadist movement."</text:p>
            <text:p><text:s text:c="4"/>},</text:p>
            <text:p><text:s text:c="4"/>{</text:p>
            <text:p><text:s text:c="6"/>"article_2": "Iran is trying to support the Iraqi government without pushing sectarian conflict, sending military advisers and blaming foreign enemies for the violence, while also trying to downplay the sectarian character of the Iraqi military."</text:p>
            <text:p><text:s text:c="4"/>},</text:p>
            <text:p><text:s text:c="4"/>{</text:p>
            <text:p><text:s text:c="6"/>"article_3": "The article reports on the disorder among Ukrainian separatists, who are unable to handle the crash site of a downed plane and are plagued by internal conflicts and a lack of organization."</text:p>
            <text:p><text:s text:c="4"/>},</text:p>
            <text:p><text:s text:c="4"/>{</text:p>
            <text:p><text:s text:c="6"/>"article_4": "The article discusses the Kurdish oil gambit, where the Kurdistan Regional Government is trying to sell oil independently, but faces opposition from Iraq and other countries, and is struggling to establish itself as a legitimate player in the international energy market."</text:p>
            <text:p><text:s text:c="4"/>},</text:p>
            <text:p><text:s text:c="4"/>{</text:p>
            <text:p><text:s text:c="6"/>"article_5": "The article highlights the abandonment of the 'Sons of Iraq', a group of Sunni militants who fought against al-Qaeda with the US, and were left to the mercy of the Iraqi government, which has failed to integrate them into the security services, leading to their slaughter by ISIS."</text:p>
            <text:p><text:s text:c="4"/>}</text:p>
            <text:p><text:s text:c="2"/>],</text:p>
            <text:p><text:s text:c="2"/>"topic_change": "The topic shifted from focusing on the rise of the Islamic State and its split from al-Qaeda to a broader discussion of the Middle East conflict, including the role of Iran, the disorder among Ukrainian separatists, and the Kurdish oil gambit.",</text:p>
            <text:p><text:s text:c="2"/>"narrative_before": "Before the change, the narrative centered around the rise of the Islamic State and its split from al-Qaeda, highlighting the ideological differences between the two groups and the implications of the split for the global jihadist movement.",</text:p>
            <text:p><text:s text:c="2"/>"narrative_after": "After the change, the narrative centers around the broader Middle East conflict, including the role of Iran, the disorder among Ukrainian separatists, and the Kurdish oil gambit, with a focus on the complexities and challenges of the region.",</text:p>
            <text:p><text:s text:c="2"/>"narrative_criteria": [</text:p>
            <text:p><text:s text:c="4"/>{</text:p>
            <text:p><text:s text:c="6"/>"setting": "The setting is the Middle East, with a focus on Iraq, Syria, Iran, and Ukraine."</text:p>
            <text:p><text:s text:c="4"/>},</text:p>
            <text:p><text:s text:c="4"/>{</text:p>
            <text:p><text:s text:c="6"/>"characters": "The characters include Abu Bakr al-Baghdadi, Ayatollah Mohammad Saeedi, and other leaders of the Islamic State, Iran, and the Ukrainian separatists."</text:p>
            <text:p><text:s text:c="4"/>},</text:p>
            <text:p><text:s text:c="4"/>{</text:p>
            <text:p><text:s text:c="6"/>"plot": "The plot revolves around the rise of the Islamic State, the split from al-Qaeda, and the broader Middle East conflict, including the role of Iran, the disorder among Ukrainian separatists, and the Kurdish oil gambit."</text:p>
            <text:p><text:s text:c="4"/>},</text:p>
            <text:p><text:s text:c="4"/>{</text:p>
            <text:p><text:s text:c="6"/>"moral": "The moral is not explicitly stated, but it can be inferred that the narrative is cautioning against the dangers of sectarian conflict and the importance of finding a peaceful resolution to the Middle East conflict."</text:p>
            <text:p><text:s text:c="4"/>}</text:p>
            <text:p><text:s text:c="2"/>],</text:p>
            <text:p><text:s text:c="2"/>"true_narrative": true</text:p>
            <text:p>}</text:p>
          </table:table-cell>
          <table:table-cell table:number-columns-repeated="16377"/>
        </table:table-row>
        <table:table-row table:style-name="ro1">
          <table:table-cell office:value-type="float" office:value="54" table:style-name="ce2">
            <text:p>54</text:p>
          </table:table-cell>
          <table:table-cell office:value-type="float" office:value="39" table:style-name="ce1">
            <text:p>39</text:p>
          </table:table-cell>
          <table:table-cell office:value-type="string" table:style-name="ce1">
            <text:p>2015-11-30</text:p>
          </table:table-cell>
          <table:table-cell office:value-type="string" table:style-name="ce1">
            <text:p>('paris', 'attack', 'afghan', 'french', 'terror')</text:p>
          </table:table-cell>
          <table:table-cell office:value-type="string" table:style-name="ce1">
            <text:p>syria, islamic, military, syrian, attack, force, iraq, official, afghan, kill, afghanistan, rebel, fight, war, army, fighter, airstrike, government, troop, militant</text:p>
          </table:table-cell>
          <table:table-cell office:value-type="string" table:style-name="ce1">
            <text:p>islamic, attack, syria, paris, syrian, iraq, military, terrorist, official, refugee, security, militant, intelligence, terror, force, fight, kill, war, turkey, government</text:p>
          </table:table-cell>
          <table:table-cell office:value-type="string" table:style-name="ce1">
            <text:p>{</text:p>
            <text:p><text:s text:c="2"/>"summaries": [</text:p>
            <text:p><text:s text:c="4"/>{</text:p>
            <text:p><text:s text:c="6"/>"article_1": "The Paris attacks suspect, Abdelhamid Abaaoud, was monitored by Western allies seeking to kill him, but he was able to evade capture and was involved in the planning of the attacks."</text:p>
            <text:p><text:s text:c="4"/>},</text:p>
            <text:p><text:s text:c="4"/>{</text:p>
            <text:p><text:s text:c="6"/>"article_2": "France launches airstrikes against Islamic State's stronghold in Syria and begins an international manhunt for Abdeslam Salah, a suspect in the Paris attacks."</text:p>
            <text:p><text:s text:c="4"/>},</text:p>
            <text:p><text:s text:c="4"/>{</text:p>
            <text:p><text:s text:c="6"/>"article_3": "Abdelhamid Abaaoud, the alleged ringleader of the Paris attacks, was a key figure in Islamic State's operations in Europe and had a network of radicals and extremists at his disposal."</text:p>
            <text:p><text:s text:c="4"/>},</text:p>
            <text:p><text:s text:c="4"/>{</text:p>
            <text:p><text:s text:c="6"/>"article_4": "The Paris attacks reveal cracks in France's counterterrorism effort, with the late discovery of Abaaoud's accomplice in Saint-Denis leaving investigators stunned."</text:p>
            <text:p><text:s text:c="4"/>},</text:p>
            <text:p><text:s text:c="4"/>{</text:p>
            <text:p><text:s text:c="6"/>"article_5": "Seven militants led the deadly Paris attacks, and Islamic State claims responsibility, with a Syrian passport found near the body of one of the attackers raising the possibility that the man slipped into Europe in the mass of refugees."</text:p>
            <text:p><text:s text:c="4"/>}</text:p>
            <text:p><text:s text:c="2"/>],</text:p>
            <text:p><text:s text:c="2"/>"topic_change": "The topic shifted from focusing on the Syrian conflict and Islamic State's military operations to a more domestic focus on the Paris attacks and the response of French authorities.",</text:p>
            <text:p><text:s text:c="2"/>"narrative_before": "Before the change, the narrative centered around the Syrian conflict, Islamic State's military operations, and the threat posed by the group to Europe.",</text:p>
            <text:p><text:s text:c="2"/>"narrative_after": "After the change, the narrative centers around the Paris attacks, the response of French authorities, and the domestic implications of the attacks.",</text:p>
            <text:p><text:s text:c="2"/>"narrative_criteria": [</text:p>
            <text:p><text:s text:c="4"/>{</text:p>
            <text:p><text:s text:c="6"/>"setting": "The setting is Paris, France, and the surrounding areas, including the Stade de France and the Bataclan concert hall."</text:p>
            <text:p><text:s text:c="4"/>},</text:p>
            <text:p><text:s text:c="4"/>{</text:p>
            <text:p><text:s text:c="6"/>"characters": "The main characters are the attackers, including Abdelhamid Abaaoud and his accomplices, as well as the French authorities and the victims of the attacks."</text:p>
            <text:p><text:s text:c="4"/>},</text:p>
            <text:p><text:s text:c="4"/>{</text:p>
            <text:p><text:s text:c="6"/>"plot": "The plot revolves around the planning and execution of the Paris attacks, the response of French authorities, and the investigation into the attacks."</text:p>
            <text:p><text:s text:c="4"/>},</text:p>
            <text:p><text:s text:c="4"/>{</text:p>
            <text:p><text:s text:c="6"/>"moral": "The moral of the narrative is that terrorism is a threat to freedom and democracy, and that France will not be intimidated by such attacks. This is evident in President Hollande's statement that 'France will triumph over barbarism.'"</text:p>
            <text:p><text:s text:c="4"/>}</text:p>
            <text:p><text:s text:c="2"/>],</text:p>
            <text:p><text:s text:c="2"/>"true_narrative": true</text:p>
            <text:p>}</text:p>
          </table:table-cell>
          <table:table-cell table:number-columns-repeated="16377"/>
        </table:table-row>
        <table:table-row table:style-name="ro1">
          <table:table-cell office:value-type="float" office:value="55" table:style-name="ce2">
            <text:p>55</text:p>
          </table:table-cell>
          <table:table-cell office:value-type="float" office:value="39" table:style-name="ce1">
            <text:p>39</text:p>
          </table:table-cell>
          <table:table-cell office:value-type="string" table:style-name="ce1">
            <text:p>2019-10-31</text:p>
          </table:table-cell>
          <table:table-cell office:value-type="string" table:style-name="ce1">
            <text:p>('syria', 'turkey', 'attack', 'kurdish', 'turkish')</text:p>
          </table:table-cell>
          <table:table-cell office:value-type="string" table:style-name="ce1">
            <text:p>attack, taliban, military, afghan, force, afghanistan, war, houthi, iraq, government, troop, yemen, official, ghani, kill, khalilzad, army, kabul, terrorist, drone</text:p>
          </table:table-cell>
          <table:table-cell office:value-type="string" table:style-name="ce1">
            <text:p>syria, turkey, force, syrian, troop, military, islamic, kurdish, turkish, iraq, erdogan, kurd, border, fighter, attack, war, official, baghdadi, fight, ankara</text:p>
          </table:table-cell>
          <table:table-cell office:value-type="string" table:style-name="ce1">
            <text:p>{</text:p>
            <text:p><text:s text:c="2"/>"summaries": [</text:p>
            <text:p><text:s text:c="4"/>{</text:p>
            <text:p><text:s text:c="6"/>"article_1": "The US withdrawal from Syria has led to a power vacuum, allowing Turkey to launch a military operation against the Kurdish forces, and the US is now considering withdrawing its troops from the region."</text:p>
            <text:p><text:s text:c="4"/>},</text:p>
            <text:p><text:s text:c="4"/>{</text:p>
            <text:p><text:s text:c="6"/>"article_2": "President Trump invites Turkish leader Erdogan to the US as Turkey prepares to launch a military operation against the Kurdish forces in Syria, despite US warnings and criticism from lawmakers."</text:p>
            <text:p><text:s text:c="4"/>},</text:p>
            <text:p><text:s text:c="4"/>{</text:p>
            <text:p><text:s text:c="6"/>"article_3": "Turkey begins its military operation against the Kurdish forces in Syria, with the US condemning the attack and threatening sanctions, but also pulling its troops out of the region."</text:p>
            <text:p><text:s text:c="4"/>},</text:p>
            <text:p><text:s text:c="4"/>{</text:p>
            <text:p><text:s text:c="6"/>"article_4": "US officials are worried about a potential Turkish incursion into Syria, which could lead to a withdrawal of US troops and a shift in the balance of power in the region."</text:p>
            <text:p><text:s text:c="4"/>},</text:p>
            <text:p><text:s text:c="4"/>{</text:p>
            <text:p><text:s text:c="6"/>"article_5": "The US military is withdrawing from northern Syria, clearing the way for an expanded Turkish attack on the Kurds, and the situation is deteriorating rapidly, with reports of atrocities and a potential resurgence of ISIS."</text:p>
            <text:p><text:s text:c="4"/>}</text:p>
            <text:p><text:s text:c="2"/>],</text:p>
            <text:p><text:s text:c="2"/>"topic_change": "The topic shifted from focusing on the US military presence in Afghanistan and the Taliban to the US withdrawal from Syria and the conflict between Turkey and the Kurdish forces.",</text:p>
            <text:p><text:s text:c="2"/>"narrative_before": "Before the change, the narrative centered around the US military presence in Afghanistan and the Taliban, with a focus on the military operation and the threat posed by the Taliban.",</text:p>
            <text:p><text:s text:c="2"/>"narrative_after": "After the change, the narrative centers around the US withdrawal from Syria and the conflict between Turkey and the Kurdish forces, with a focus on the power vacuum and the potential consequences of the US withdrawal.",</text:p>
            <text:p><text:s text:c="2"/>"narrative_criteria": [</text:p>
            <text:p><text:s text:c="4"/>{</text:p>
            <text:p><text:s text:c="6"/>"setting": "The setting is the Middle East, specifically Syria and Turkey, where the conflict between the Kurdish forces and Turkey is taking place."</text:p>
            <text:p><text:s text:c="4"/>},</text:p>
            <text:p><text:s text:c="4"/>{</text:p>
            <text:p><text:s text:c="6"/>"characters": "The main characters are the US, Turkey, and the Kurdish forces, with President Trump and Turkish President Erdogan playing key roles in the conflict."</text:p>
            <text:p><text:s text:c="4"/>},</text:p>
            <text:p><text:s text:c="4"/>{</text:p>
            <text:p><text:s text:c="6"/>"plot": "The plot revolves around the US withdrawal from Syria, the Turkish military operation against the Kurdish forces, and the potential consequences of the US withdrawal, including the resurgence of ISIS."</text:p>
            <text:p><text:s text:c="4"/>},</text:p>
            <text:p><text:s text:c="4"/>{</text:p>
            <text:p><text:s text:c="6"/>"moral": "The moral of the story is that the US withdrawal from Syria has created a power vacuum, allowing Turkey to launch a military operation against the Kurdish forces, and that the US has abandoned its allies in the region. This moral is evident in the quotes from Kurdish leaders and the criticism from lawmakers."</text:p>
            <text:p><text:s text:c="4"/>}</text:p>
            <text:p><text:s text:c="2"/>],</text:p>
            <text:p><text:s text:c="2"/>"true_narrative": true</text:p>
            <text:p>}</text:p>
          </table:table-cell>
          <table:table-cell table:number-columns-repeated="16377"/>
        </table:table-row>
        <table:table-row table:style-name="ro1">
          <table:table-cell office:value-type="float" office:value="56" table:style-name="ce2">
            <text:p>56</text:p>
          </table:table-cell>
          <table:table-cell office:value-type="float" office:value="39" table:style-name="ce1">
            <text:p>39</text:p>
          </table:table-cell>
          <table:table-cell office:value-type="string" table:style-name="ce1">
            <text:p>2020-01-31</text:p>
          </table:table-cell>
          <table:table-cell office:value-type="string" table:style-name="ce1">
            <text:p>('iraq', 'soleimani', 'syria', 'turkey', 'kurdish')</text:p>
          </table:table-cell>
          <table:table-cell office:value-type="string" table:style-name="ce1">
            <text:p>military, iraq, force, randy, attack, troop, afghanistan, islamic, syria, war, turkey, kill, fighter, fight, government, official, army, afghan, soldier, terrorist</text:p>
          </table:table-cell>
          <table:table-cell office:value-type="string" table:style-name="ce1">
            <text:p>iraq, military, soleimani, force, attack, kill, troop, war, islamic, baghdad, strike, commander, syria, killing, militia, american, airstrike, libya, government, defense</text:p>
          </table:table-cell>
          <table:table-cell office:value-type="string" table:style-name="ce1">
            <text:p>{</text:p>
            <text:p><text:s text:c="2"/>"summaries": [</text:p>
            <text:p><text:s text:c="4"/>{</text:p>
            <text:p><text:s text:c="6"/>"article_1": "The US strike that killed Iranian General Qassem Soleimani has raised tensions between the US and Iran, with Iran vowing to retaliate and the US warning of further strikes if Iran retaliates."</text:p>
            <text:p><text:s text:c="4"/>},</text:p>
            <text:p><text:s text:c="4"/>{</text:p>
            <text:p><text:s text:c="6"/>"article_2": "The article describes the life and career of Qassem Soleimani, the Iranian commander who was killed in a US strike, highlighting his role in Iran's regional influence and his ability to harness both Shiite and Sunni extremists."</text:p>
            <text:p><text:s text:c="4"/>},</text:p>
            <text:p><text:s text:c="4"/>{</text:p>
            <text:p><text:s text:c="6"/>"article_3": "The article reports on the attempt by Iran-backed militia supporters to storm the US Embassy in Baghdad, which led to a US airstrike against the militia and the killing of General Soleimani."</text:p>
            <text:p><text:s text:c="4"/>},</text:p>
            <text:p><text:s text:c="4"/>{</text:p>
            <text:p><text:s text:c="6"/>"article_4": "The article discusses the US strike that killed General Soleimani and its implications for US-Iran relations, with the US hoping to weaken Iran's regional influence and Iran vowing to retaliate."</text:p>
            <text:p><text:s text:c="4"/>},</text:p>
            <text:p><text:s text:c="4"/>{</text:p>
            <text:p><text:s text:c="6"/>"article_5": "The article reports on the planned vote in the Iraqi parliament to expel US troops from the country, which has been threatened by Iran-backed militias and has raised tensions between the US and Iran."</text:p>
            <text:p><text:s text:c="4"/>}</text:p>
            <text:p><text:s text:c="2"/>],</text:p>
            <text:p><text:s text:c="2"/>"topic_change": "The topic shifted from a general discussion of the US military presence in the Middle East and the threat posed by Iran to a specific focus on the killing of General Soleimani and its implications for US-Iran relations.",</text:p>
            <text:p><text:s text:c="2"/>"narrative_before": "Before the change, the narrative centered around the US military presence in the Middle East and the threat posed by Iran, with a focus on the US military's efforts to counter Iranian influence and protect its interests.",</text:p>
            <text:p><text:s text:c="2"/>"narrative_after": "After the change, the narrative centers around the killing of General Soleimani and its implications for US-Iran relations, with a focus on the US strike and Iran's vow to retaliate.",</text:p>
            <text:p><text:s text:c="2"/>"narrative_criteria": [</text:p>
            <text:p><text:s text:c="4"/>{</text:p>
            <text:p><text:s text:c="6"/>"setting": "The setting is the Middle East, specifically Iraq and Iran, where the US and Iran are vying for influence."</text:p>
            <text:p><text:s text:c="4"/>},</text:p>
            <text:p><text:s text:c="4"/>{</text:p>
            <text:p><text:s text:c="6"/>"characters": "The main characters are the US and Iran, with General Soleimani as a key figure in the narrative."</text:p>
            <text:p><text:s text:c="4"/>},</text:p>
            <text:p><text:s text:c="4"/>{</text:p>
            <text:p><text:s text:c="6"/>"plot": "The plot revolves around the US strike that killed General Soleimani and Iran's vow to retaliate, with the US and Iran engaging in a game of cat and mouse."</text:p>
            <text:p><text:s text:c="4"/>},</text:p>
            <text:p><text:s text:c="4"/>{</text:p>
            <text:p><text:s text:c="6"/>"moral": "The moral of the narrative is that the US and Iran are locked in a cycle of violence and retaliation, with no clear end in sight. This moral is implicit in the articles, which describe the escalating tensions between the two countries and the potential for further conflict."</text:p>
            <text:p><text:s text:c="4"/>}</text:p>
            <text:p><text:s text:c="2"/>],</text:p>
            <text:p><text:s text:c="2"/>"true_narrative": true</text:p>
            <text:p>}</text:p>
          </table:table-cell>
          <table:table-cell table:number-columns-repeated="16377"/>
        </table:table-row>
        <table:table-row table:style-name="ro1">
          <table:table-cell office:value-type="float" office:value="57" table:style-name="ce2">
            <text:p>57</text:p>
          </table:table-cell>
          <table:table-cell office:value-type="float" office:value="39" table:style-name="ce1">
            <text:p>39</text:p>
          </table:table-cell>
          <table:table-cell office:value-type="string" table:style-name="ce1">
            <text:p>2021-08-31</text:p>
          </table:table-cell>
          <table:table-cell office:value-type="string" table:style-name="ce1">
            <text:p>('military', 'attack', 'airport', 'taliban', 'turkey')</text:p>
          </table:table-cell>
          <table:table-cell office:value-type="string" table:style-name="ce1">
            <text:p>taliban, afghan, military, afghanistan, force, official, troop, attack, war, army, iraq, kabul, pentagon, government, defense, country, security, kill, soldier, navy</text:p>
          </table:table-cell>
          <table:table-cell office:value-type="string" table:style-name="ce1">
            <text:p>taliban, afghanistan, afghan, kabul, military, airport, american, force, troop, war, country, withdrawal, government, official, evacuation, attack, ally, islamic, security, bid</text:p>
          </table:table-cell>
          <table:table-cell office:value-type="string" table:style-name="ce1">
            <text:p>{</text:p>
            <text:p><text:s text:c="2"/>"summaries": [</text:p>
            <text:p><text:s text:c="4"/>{</text:p>
            <text:p><text:s text:c="6"/>"article_1": "The article discusses the 20-year war in Afghanistan, from the US invasion in 2001 to the withdrawal of US troops in 2021, highlighting key events, milestones, and challenges faced by the US and Afghan governments."</text:p>
            <text:p><text:s text:c="4"/>},</text:p>
            <text:p><text:s text:c="4"/>{</text:p>
            <text:p><text:s text:c="6"/>"article_2": "The article reports on the US reliance on the Taliban for security at the Kabul airport during the evacuation of Westerners and Afghans, highlighting the complex and often contradictory relationship between the US and the Taliban."</text:p>
            <text:p><text:s text:c="4"/>},</text:p>
            <text:p><text:s text:c="4"/>{</text:p>
            <text:p><text:s text:c="6"/>"article_3": "The article explores the hidden war between the Taliban and ISIS in Afghanistan, highlighting the Taliban's efforts to counter the threat posed by ISIS and the complex dynamics between the two groups."</text:p>
            <text:p><text:s text:c="4"/>},</text:p>
            <text:p><text:s text:c="4"/>{</text:p>
            <text:p><text:s text:c="6"/>"article_4": "The article reports on a US airstrike targeting an Islamic State planner in Afghanistan, highlighting the ongoing efforts to counter the threat posed by ISIS in the country."</text:p>
            <text:p><text:s text:c="4"/>},</text:p>
            <text:p><text:s text:c="4"/>{</text:p>
            <text:p><text:s text:c="6"/>"article_5": "The article provides a detailed account of the final days leading up to the collapse of the Afghan government, highlighting the rapid advance of the Taliban and the failure of the US and Afghan governments to respond effectively."</text:p>
            <text:p><text:s text:c="4"/>}</text:p>
            <text:p><text:s text:c="2"/>],</text:p>
            <text:p><text:s text:c="2"/>"topic_change": "The topic change indicates a shift from a focus on the US military presence and operations in Afghanistan to a focus on the Taliban's rise to power and the complex dynamics between the US and the Taliban.",</text:p>
            <text:p><text:s text:c="2"/>"narrative_before": "Before the change, the narrative centered around the US military presence and operations in Afghanistan, with a focus on the war effort, the US military's role, and the challenges faced by the US government.",</text:p>
            <text:p><text:s text:c="2"/>"narrative_after": "After the change, the narrative centers around the Taliban's rise to power, the complex dynamics between the US and the Taliban, and the implications of the US withdrawal for the future of Afghanistan.",</text:p>
            <text:p><text:s text:c="2"/>"narrative_criteria": [</text:p>
            <text:p><text:s text:c="4"/>{</text:p>
            <text:p><text:s text:c="6"/>"setting": "The setting of the narrative is Afghanistan, with a focus on the country's capital city, Kabul, and the surrounding regions."</text:p>
            <text:p><text:s text:c="4"/>},</text:p>
            <text:p><text:s text:c="4"/>{</text:p>
            <text:p><text:s text:c="6"/>"characters": "The characters in the narrative include the US government, the Taliban, and various Afghan leaders, including President Ghani and warlords such as Ismail Khan and Abdul Rashid Dostum."</text:p>
            <text:p><text:s text:c="4"/>},</text:p>
            <text:p><text:s text:c="4"/>{</text:p>
            <text:p><text:s text:c="6"/>"plot": "The plot of the narrative revolves around the US withdrawal from Afghanistan, the Taliban's rise to power, and the complex dynamics between the US and the Taliban."</text:p>
            <text:p><text:s text:c="4"/>},</text:p>
            <text:p><text:s text:c="4"/>{</text:p>
            <text:p><text:s text:c="6"/>"moral": "The moral of the narrative is that the US withdrawal from Afghanistan has led to a power vacuum that has been filled by the Taliban, highlighting the consequences of the US decision to withdraw its troops and the need for a more nuanced understanding of the complex dynamics at play in Afghanistan."</text:p>
            <text:p><text:s text:c="4"/>}</text:p>
            <text:p><text:s text:c="2"/>],</text:p>
            <text:p><text:s text:c="2"/>"true_narrative": true</text:p>
            <text:p>}</text:p>
          </table:table-cell>
          <table:table-cell table:number-columns-repeated="16377"/>
        </table:table-row>
        <table:table-row table:style-name="ro1">
          <table:table-cell office:value-type="float" office:value="58" table:style-name="ce2">
            <text:p>58</text:p>
          </table:table-cell>
          <table:table-cell office:value-type="float" office:value="40" table:style-name="ce1">
            <text:p>40</text:p>
          </table:table-cell>
          <table:table-cell office:value-type="string" table:style-name="ce1">
            <text:p>2016-07-31</text:p>
          </table:table-cell>
          <table:table-cell office:value-type="string" table:style-name="ce1">
            <text:p>('dallas', 'orlando', 'authority', 'mexico', 'baton_rouge')</text:p>
          </table:table-cell>
          <table:table-cell office:value-type="string" table:style-name="ce1">
            <text:p>police, orlando, gun, shooting, officer, mate, shoot, kill, official, nightclub, death, attack, authority, victim, arrest, crime, suspect, shooter, city, murder</text:p>
          </table:table-cell>
          <table:table-cell office:value-type="string" table:style-name="ce1">
            <text:p>police, officer, shooting, dallas, kill, black, shoot, gun, attack, city, baton_rouge, suspect, arrest, official, department, crime, death, authority, violence, yearold</text:p>
          </table:table-cell>
          <table:table-cell office:value-type="string" table:style-name="ce1">
            <text:p>{</text:p>
            <text:p><text:s text:c="2"/>"summaries": [</text:p>
            <text:p><text:s text:c="4"/>{</text:p>
            <text:p><text:s text:c="6"/>"article_1": "A sniper attack in Dallas killed five police officers and injured several others during a protest against police brutality, with the suspect, Micah Xavier Johnson, being killed by a robot-delivered bomb after a standoff with police."</text:p>
            <text:p><text:s text:c="4"/>},</text:p>
            <text:p><text:s text:c="4"/>{</text:p>
            <text:p><text:s text:c="6"/>"article_2": "The Bank of Mexico's governor, Agustín Carstens, discusses the impact of Brexit on the global economy and Mexico's monetary policy, emphasizing the need for a flexible exchange rate regime and low inflation."</text:p>
            <text:p><text:s text:c="4"/>},</text:p>
            <text:p><text:s text:c="4"/>{</text:p>
            <text:p><text:s text:c="6"/>"article_3": "A gunman, Gavin Long, killed three police officers and injured three others in Baton Rouge, Louisiana, before being shot and killed by police, with the motive for the attack still unclear."</text:p>
            <text:p><text:s text:c="4"/>},</text:p>
            <text:p><text:s text:c="4"/>{</text:p>
            <text:p><text:s text:c="6"/>"article_4": "Community leaders in Baton Rouge plan vigils to honor the fallen police officers and promote unity and healing in the city, which has been tense since the killing of Alton Sterling by police."</text:p>
            <text:p><text:s text:c="4"/>},</text:p>
            <text:p><text:s text:c="4"/>{</text:p>
            <text:p><text:s text:c="6"/>"article_5": "The Dallas shooter, Micah Xavier Johnson, was a loner who was motivated by a desire to avenge the killings of black men by white police officers, and had a history of military service and a collection of guns and bomb-making materials."</text:p>
            <text:p><text:s text:c="4"/>}</text:p>
            <text:p><text:s text:c="2"/>],</text:p>
            <text:p><text:s text:c="2"/>"topic_change": "The topic shifted from discussing the global economy and monetary policy to focusing on police brutality, shootings, and violence in the United States.",</text:p>
            <text:p><text:s text:c="2"/>"narrative_before": "Before the change, the narrative centered around the global economy and monetary policy, with a focus on the impact of Brexit and the need for a flexible exchange rate regime.",</text:p>
            <text:p><text:s text:c="2"/>"narrative_after": "After the change, the narrative centers around police brutality, shootings, and violence in the United States, with a focus on the tensions between law enforcement and the community.",</text:p>
            <text:p><text:s text:c="2"/>"narrative_criteria": [</text:p>
            <text:p><text:s text:c="4"/>{</text:p>
            <text:p><text:s text:c="6"/>"setting": "The setting is the United States, with specific locations such as Dallas, Baton Rouge, and Louisiana mentioned in the articles."</text:p>
            <text:p><text:s text:c="4"/>},</text:p>
            <text:p><text:s text:c="4"/>{</text:p>
            <text:p><text:s text:c="6"/>"characters": "The characters include police officers, protesters, and community leaders, with specific individuals such as Micah Xavier Johnson and Gavin Long mentioned in the articles."</text:p>
            <text:p><text:s text:c="4"/>},</text:p>
            <text:p><text:s text:c="4"/>{</text:p>
            <text:p><text:s text:c="6"/>"plot": "The plot revolves around the sniper attack in Dallas, the shooting in Baton Rouge, and the subsequent vigils and community responses to these events."</text:p>
            <text:p><text:s text:c="4"/>},</text:p>
            <text:p><text:s text:c="4"/>{</text:p>
            <text:p><text:s text:c="6"/>"moral": "The moral of the narrative is that violence and retaliation are not the solution to addressing police brutality and community tensions, as emphasized by President Obama's call for calm and the community leaders' efforts to promote unity and healing."</text:p>
            <text:p><text:s text:c="4"/>}</text:p>
            <text:p><text:s text:c="2"/>],</text:p>
            <text:p><text:s text:c="2"/>"true_narrative": true</text:p>
            <text:p>}</text:p>
          </table:table-cell>
          <table:table-cell table:number-columns-repeated="16377"/>
        </table:table-row>
        <table:table-row table:style-name="ro1">
          <table:table-cell office:value-type="float" office:value="59" table:style-name="ce2">
            <text:p>59</text:p>
          </table:table-cell>
          <table:table-cell office:value-type="float" office:value="40" table:style-name="ce1">
            <text:p>40</text:p>
          </table:table-cell>
          <table:table-cell office:value-type="string" table:style-name="ce1">
            <text:p>2019-08-31</text:p>
          </table:table-cell>
          <table:table-cell office:value-type="string" table:style-name="ce1">
            <text:p>('border', 'migrant', 'gun', 'shooting', 'mass')</text:p>
          </table:table-cell>
          <table:table-cell office:value-type="string" table:style-name="ce1">
            <text:p>police, border, migrant, asylum, immigration, officer, city, guatemala, mexico, crime, official, violence, family, arrest, people, death, prison, patrol, enforcement, nypd</text:p>
          </table:table-cell>
          <table:table-cell office:value-type="string" table:style-name="ce1">
            <text:p>police, gun, shooting, officer, mass, shooter, el_paso, violence, shoot, death, nra, crime, law, chan, attack, kill, immigration, official, dayton, city</text:p>
          </table:table-cell>
          <table:table-cell office:value-type="string" table:style-name="ce1">
            <text:p>{</text:p>
            <text:p><text:s text:c="2"/>"summaries": [</text:p>
            <text:p><text:s text:c="4"/>{</text:p>
            <text:p><text:s text:c="6"/>"article_1": "A mass shooting occurred in Dayton, Ohio, leaving 9 dead and 26 injured, with the gunman being killed by police within 30 seconds of opening fire."</text:p>
            <text:p><text:s text:c="4"/>},</text:p>
            <text:p><text:s text:c="4"/>{</text:p>
            <text:p><text:s text:c="6"/>"article_2": "Gun control is thrust into the 2020 campaign, but new laws face hurdles, with Democrats criticizing Trump's rhetoric and calling for legislation to curb mass shootings."</text:p>
            <text:p><text:s text:c="4"/>},</text:p>
            <text:p><text:s text:c="4"/>{</text:p>
            <text:p><text:s text:c="6"/>"article_3": "Mass shootings in El Paso, Texas, and Dayton, Ohio, left 31 dead, with investigations into the weekend rampages in their early stages."</text:p>
            <text:p><text:s text:c="4"/>},</text:p>
            <text:p><text:s text:c="4"/>{</text:p>
            <text:p><text:s text:c="6"/>"article_4": "Facebook's Marketplace is being used to sell guns by listing them as high-priced 'cases' or 'boxes' to evade the platform's ban on firearm sales."</text:p>
            <text:p><text:s text:c="4"/>},</text:p>
            <text:p><text:s text:c="4"/>{</text:p>
            <text:p><text:s text:c="6"/>"article_5": "Students and experts propose new avenues for progress on the gun debate, focusing on specific solutions for specific problems and advocating for increased security in schools and bipartisan legislation."</text:p>
            <text:p><text:s text:c="4"/>}</text:p>
            <text:p><text:s text:c="2"/>],</text:p>
            <text:p><text:s text:c="2"/>"topic_change": "The topic shifted from discussing immigration and border control in relation to mass shootings to focusing on gun control and the debate surrounding it.",</text:p>
            <text:p><text:s text:c="2"/>"narrative_before": "Before the change, the narrative centered around the connection between immigration and mass shootings, with a focus on the El Paso shooting being investigated as a possible hate crime.",</text:p>
            <text:p><text:s text:c="2"/>"narrative_after": "After the change, the narrative centers around the gun control debate, with a focus on the need for stricter laws and the role of social media in facilitating gun sales.",</text:p>
            <text:p><text:s text:c="2"/>"narrative_criteria": [</text:p>
            <text:p><text:s text:c="4"/>{</text:p>
            <text:p><text:s text:c="6"/>"setting": "The setting is the United States, with specific locations mentioned such as Dayton, Ohio, and El Paso, Texas."</text:p>
            <text:p><text:s text:c="4"/>},</text:p>
            <text:p><text:s text:c="4"/>{</text:p>
            <text:p><text:s text:c="6"/>"characters": "The characters include the shooters, the victims, and the politicians and experts discussing the issue."</text:p>
            <text:p><text:s text:c="4"/>},</text:p>
            <text:p><text:s text:c="4"/>{</text:p>
            <text:p><text:s text:c="6"/>"plot": "The plot revolves around the mass shootings and the subsequent investigations and debates about gun control."</text:p>
            <text:p><text:s text:c="4"/>},</text:p>
            <text:p><text:s text:c="4"/>{</text:p>
            <text:p><text:s text:c="6"/>"moral": "The moral is that stricter gun laws are necessary to prevent mass shootings and protect public safety, as advocated by experts and politicians such as Senator Kamala Harris and Mayor Pete Buttigieg."</text:p>
            <text:p><text:s text:c="4"/>}</text:p>
            <text:p><text:s text:c="2"/>],</text:p>
            <text:p><text:s text:c="2"/>"true_narrative": true</text:p>
            <text:p>}</text:p>
          </table:table-cell>
          <table:table-cell table:number-columns-repeated="16377"/>
        </table:table-row>
        <table:table-row table:style-name="ro1">
          <table:table-cell office:value-type="float" office:value="60" table:style-name="ce2">
            <text:p>60</text:p>
          </table:table-cell>
          <table:table-cell office:value-type="float" office:value="40" table:style-name="ce1">
            <text:p>40</text:p>
          </table:table-cell>
          <table:table-cell office:value-type="string" table:style-name="ce1">
            <text:p>2020-06-30</text:p>
          </table:table-cell>
          <table:table-cell office:value-type="string" table:style-name="ce1">
            <text:p>('protest', 'black', 'border', 'immigration', 'inmate')</text:p>
          </table:table-cell>
          <table:table-cell office:value-type="string" table:style-name="ce1">
            <text:p>police, officer, city, arrest, death, immigration, inmate, crime, arbery, border, video, floyd, prison, minneapolis, violence, migrant, official, mcmichael, murder, black</text:p>
          </table:table-cell>
          <table:table-cell office:value-type="string" table:style-name="ce1">
            <text:p>police, protest, officer, black, city, floyd, protester, george_floyd, minneapolis, killing, death, people, violence, department, community, arrest, kill, racism, law, white</text:p>
          </table:table-cell>
          <table:table-cell office:value-type="string" table:style-name="ce1">
            <text:p>{</text:p>
            <text:p><text:s text:c="2"/>"summaries": [</text:p>
            <text:p><text:s text:c="4"/>{</text:p>
            <text:p><text:s text:c="6"/>"article_1": "The Black Lives Matter movement has been gaining momentum and has been successful in pushing for police reform and policy changes, with many cities and states implementing new measures to address police brutality and racial inequality."</text:p>
            <text:p><text:s text:c="4"/>},</text:p>
            <text:p><text:s text:c="4"/>{</text:p>
            <text:p><text:s text:c="6"/>"article_2": "Photographers covering the Black Lives Matter protests across the US share their experiences and describe the changing tone and atmosphere of the protests, from violent clashes to peaceful demonstrations."</text:p>
            <text:p><text:s text:c="4"/>},</text:p>
            <text:p><text:s text:c="4"/>{</text:p>
            <text:p><text:s text:c="6"/>"article_3": "Protests against police brutality and racial inequality continue across the US, with thousands of people gathering in Washington D.C. and other cities to demand justice and reform."</text:p>
            <text:p><text:s text:c="4"/>},</text:p>
            <text:p><text:s text:c="4"/>{</text:p>
            <text:p><text:s text:c="6"/>"article_4": "Democrats are concerned about losing support from black male voters, who are attracted to President Trump's message and are more likely to feel alienated from both parties."</text:p>
            <text:p><text:s text:c="4"/>},</text:p>
            <text:p><text:s text:c="4"/>{</text:p>
            <text:p><text:s text:c="6"/>"article_5": "Top black executives are sharing their experiences of racism and speaking out against systemic racism, with many feeling a sense of responsibility to use their platforms to drive change."</text:p>
            <text:p><text:s text:c="4"/>}</text:p>
            <text:p><text:s text:c="2"/>],</text:p>
            <text:p><text:s text:c="2"/>"topic_change": "The topic shifted from discussing the Black Lives Matter movement and police brutality to a broader discussion of systemic racism and the experiences of black people in the US.",</text:p>
            <text:p><text:s text:c="2"/>"narrative_before": "Before the change, the narrative centered around the Black Lives Matter movement and its efforts to push for police reform and policy changes.",</text:p>
            <text:p><text:s text:c="2"/>"narrative_after": "After the change, the narrative centers around the experiences of black people in the US and the need for systemic change to address racism and inequality.",</text:p>
            <text:p><text:s text:c="2"/>"narrative_criteria": [</text:p>
            <text:p><text:s text:c="4"/>{</text:p>
            <text:p><text:s text:c="6"/>"setting": "The setting is the US, with a focus on cities and communities affected by police brutality and racial inequality."</text:p>
            <text:p><text:s text:c="4"/>},</text:p>
            <text:p><text:s text:c="4"/>{</text:p>
            <text:p><text:s text:c="6"/>"characters": "The characters are black people, including activists, executives, and ordinary citizens who are fighting for justice and equality."</text:p>
            <text:p><text:s text:c="4"/>},</text:p>
            <text:p><text:s text:c="4"/>{</text:p>
            <text:p><text:s text:c="6"/>"plot": "The plot is the struggle for justice and equality, with a focus on the Black Lives Matter movement and its efforts to push for policy changes."</text:p>
            <text:p><text:s text:c="4"/>},</text:p>
            <text:p><text:s text:c="4"/>{</text:p>
            <text:p><text:s text:c="6"/>"moral": "The moral is that systemic racism and police brutality are wrong and must be addressed, with a focus on the need for justice and equality for all."</text:p>
            <text:p><text:s text:c="4"/>}</text:p>
            <text:p><text:s text:c="2"/>],</text:p>
            <text:p><text:s text:c="2"/>"true_narrative": true</text:p>
            <text:p>}</text:p>
          </table:table-cell>
          <table:table-cell table:number-columns-repeated="16377"/>
        </table:table-row>
        <table:table-row table:style-name="ro1">
          <table:table-cell office:value-type="float" office:value="61" table:style-name="ce2">
            <text:p>61</text:p>
          </table:table-cell>
          <table:table-cell office:value-type="float" office:value="42" table:style-name="ce1">
            <text:p>42</text:p>
          </table:table-cell>
          <table:table-cell office:value-type="string" table:style-name="ce1">
            <text:p>2011-02-28</text:p>
          </table:table-cell>
          <table:table-cell office:value-type="string" table:style-name="ce1">
            <text:p>('church', 'libya', 'mubarak', 'egypt', 'religious')</text:p>
          </table:table-cell>
          <table:table-cell office:value-type="string" table:style-name="ce1">
            <text:p>egypt, tunisia, egyptian, protest, church, political, christian, protester, ben, tunisian, regime, religious, mubarak, muslim, cairo, people, leader, arab, opposition, freedom</text:p>
          </table:table-cell>
          <table:table-cell office:value-type="string" table:style-name="ce1">
            <text:p>egypt, protest, egyptian, mubarak, protester, libya, regime, opposition, libyan, cairo, political, tunisia, gadhafi, people, leader, unrest, revolution, demonstration, freedom, police</text:p>
          </table:table-cell>
          <table:table-cell office:value-type="string" table:style-name="ce1">
            <text:p>{</text:p>
            <text:p><text:s text:c="2"/>"summaries": [</text:p>
            <text:p><text:s text:c="4"/>{</text:p>
            <text:p><text:s text:c="6"/>"article_1": "The panel discusses the crisis in Egypt, with some members arguing that President Mubarak should step down immediately, while others believe that a transition should be handled behind the scenes."</text:p>
            <text:p><text:s text:c="4"/>},</text:p>
            <text:p><text:s text:c="4"/>{</text:p>
            <text:p><text:s text:c="6"/>"article_2": "Egyptian President Hosni Mubarak resigns after 30 years in power, following a wave of protests and international pressure."</text:p>
            <text:p><text:s text:c="4"/>},</text:p>
            <text:p><text:s text:c="4"/>{</text:p>
            <text:p><text:s text:c="6"/>"article_3": "The US and Egypt were caught off guard by the revolution in Egypt, with the US scrambling to respond to the crisis and Egypt's rulers struggling to maintain control."</text:p>
            <text:p><text:s text:c="4"/>},</text:p>
            <text:p><text:s text:c="4"/>{</text:p>
            <text:p><text:s text:c="6"/>"article_4": "President Mubarak promises to step down, but the opposition rejects his offer, demanding a quicker transition and his immediate resignation."</text:p>
            <text:p><text:s text:c="4"/>},</text:p>
            <text:p><text:s text:c="4"/>{</text:p>
            <text:p><text:s text:c="6"/>"article_5": "The US had a year of warnings about Egypt's growing unrest, but the Obama administration's response was muted, with some critics arguing that the US should have been more forceful in its support for democracy."</text:p>
            <text:p><text:s text:c="4"/>}</text:p>
            <text:p><text:s text:c="2"/>],</text:p>
            <text:p><text:s text:c="2"/>"topic_change": "The topic shifted from discussing the crisis in Egypt and the role of President Mubarak to the aftermath of his resignation and the transition to a new government.",</text:p>
            <text:p><text:s text:c="2"/>"narrative_before": "Before the change, the narrative centered around the crisis in Egypt, with a focus on President Mubarak's refusal to step down and the international community's response.",</text:p>
            <text:p><text:s text:c="2"/>"narrative_after": "After the change, the narrative centers around the transition to a new government in Egypt, with a focus on the opposition's demands for a quicker transition and the role of the US in supporting democracy.",</text:p>
            <text:p><text:s text:c="2"/>"narrative_criteria": [</text:p>
            <text:p><text:s text:c="4"/>{</text:p>
            <text:p><text:s text:c="6"/>"setting": "The setting is Egypt, with a focus on the government and the opposition."</text:p>
            <text:p><text:s text:c="4"/>},</text:p>
            <text:p><text:s text:c="4"/>{</text:p>
            <text:p><text:s text:c="6"/>"characters": "The main characters are President Mubarak, the opposition, and the international community, including the US."</text:p>
            <text:p><text:s text:c="4"/>},</text:p>
            <text:p><text:s text:c="4"/>{</text:p>
            <text:p><text:s text:c="6"/>"plot": "The plot revolves around the crisis in Egypt, with a focus on President Mubarak's refusal to step down and the opposition's demands for a quicker transition."</text:p>
            <text:p><text:s text:c="4"/>},</text:p>
            <text:p><text:s text:c="4"/>{</text:p>
            <text:p><text:s text:c="6"/>"moral": "The moral is that democracy and freedom are essential for a country's progress, as stated by President Obama in his address to the nation."</text:p>
            <text:p><text:s text:c="4"/>}</text:p>
            <text:p><text:s text:c="2"/>],</text:p>
            <text:p><text:s text:c="2"/>"true_narrative": true</text:p>
            <text:p>}</text:p>
          </table:table-cell>
          <table:table-cell table:number-columns-repeated="16377"/>
        </table:table-row>
        <table:table-row table:style-name="ro1">
          <table:table-cell office:value-type="float" office:value="62" table:style-name="ce2">
            <text:p>62</text:p>
          </table:table-cell>
          <table:table-cell office:value-type="float" office:value="42" table:style-name="ce1">
            <text:p>42</text:p>
          </table:table-cell>
          <table:table-cell office:value-type="string" table:style-name="ce1">
            <text:p>2015-01-31</text:p>
          </table:table-cell>
          <table:table-cell office:value-type="string" table:style-name="ce1">
            <text:p>('protester', 'charlie_hebdo', 'protest', 'attack', 'islam')</text:p>
          </table:table-cell>
          <table:table-cell office:value-type="string" table:style-name="ce1">
            <text:p>protest, protester, police, church, student, turkey, muslim, demonstration, leader, religious, people, demonstrator, city, arrest, jewish, christian, activist, government, movement, march</text:p>
          </table:table-cell>
          <table:table-cell office:value-type="string" table:style-name="ce1">
            <text:p>muslim, charlie_hebdo, islam, attack, religious, church, police, protest, jewish, jew, leader, people, paris, pope, turkey, freedom, religion, pope_francis, christian, islamist</text:p>
          </table:table-cell>
          <table:table-cell office:value-type="string" table:style-name="ce1">
            <text:p>{</text:p>
            <text:p><text:s text:c="2"/>"summaries": [</text:p>
            <text:p><text:s text:c="4"/>{</text:p>
            <text:p><text:s text:c="6"/>"article_1": "Thousands gather to support the victims of the Charlie Hebdo attack, a terrorist attack on a French satirical magazine that killed 12 people."</text:p>
            <text:p><text:s text:c="4"/>},</text:p>
            <text:p><text:s text:c="4"/>{</text:p>
            <text:p><text:s text:c="6"/>"article_2": "The attack on Charlie Hebdo is a major blow to the tradition of satire in France, and the magazine's cartoonists were known for their deep French tradition of mocking public figures."</text:p>
            <text:p><text:s text:c="4"/>},</text:p>
            <text:p><text:s text:c="4"/>{</text:p>
            <text:p><text:s text:c="6"/>"article_3": "Thousands of Germans rally in pro- and anti-Islam protests, with the anti-Islam protests sparked by the Paris attacks and the debate about immigration and the place of Islam in German society."</text:p>
            <text:p><text:s text:c="4"/>},</text:p>
            <text:p><text:s text:c="4"/>{</text:p>
            <text:p><text:s text:c="6"/>"article_4": "The Paris attacks have fueled anti-immigrant movements across Europe, with anti-immigrant parties gaining ground in the wake of the attacks."</text:p>
            <text:p><text:s text:c="4"/>},</text:p>
            <text:p><text:s text:c="4"/>{</text:p>
            <text:p><text:s text:c="6"/>"article_5": "The author argues that expecting Muslims to denounce terrorism is not bigotry, but rather a reasonable expectation, and that the majority of Muslims are peaceful and moderate."</text:p>
            <text:p><text:s text:c="4"/>}</text:p>
            <text:p><text:s text:c="2"/>],</text:p>
            <text:p><text:s text:c="2"/>"topic_change": "The topic shifted from a general discussion of protests and demonstrations to a specific focus on the Charlie Hebdo attack and its aftermath, including the response of Muslims and the rise of anti-immigrant movements in Europe.",</text:p>
            <text:p><text:s text:c="2"/>"narrative_before": "Before the change, the narrative centered around protests and demonstrations, with a focus on the actions of protesters and the responses of governments and institutions.",</text:p>
            <text:p><text:s text:c="2"/>"narrative_after": "After the change, the narrative centers around the Charlie Hebdo attack and its aftermath, including the response of Muslims and the rise of anti-immigrant movements in Europe, with a focus on the moral implications of the attack and the need for Muslims to denounce terrorism.",</text:p>
            <text:p><text:s text:c="2"/>"narrative_criteria": [</text:p>
            <text:p><text:s text:c="4"/>{</text:p>
            <text:p><text:s text:c="6"/>"setting": "The setting is the global community, with a focus on Europe and France, particularly Paris, where the Charlie Hebdo attack occurred."</text:p>
            <text:p><text:s text:c="4"/>},</text:p>
            <text:p><text:s text:c="4"/>{</text:p>
            <text:p><text:s text:c="6"/>"characters": "The characters include the victims of the Charlie Hebdo attack, the perpetrators of the attack, and the Muslim community, including those who denounce terrorism and those who do not."</text:p>
            <text:p><text:s text:c="4"/>},</text:p>
            <text:p><text:s text:c="4"/>{</text:p>
            <text:p><text:s text:c="6"/>"plot": "The plot revolves around the Charlie Hebdo attack and its aftermath, including the response of Muslims and the rise of anti-immigrant movements in Europe."</text:p>
            <text:p><text:s text:c="4"/>},</text:p>
            <text:p><text:s text:c="4"/>{</text:p>
            <text:p><text:s text:c="6"/>"moral": "The moral is that Muslims have a responsibility to denounce terrorism and that the majority of Muslims are peaceful and moderate, as stated by the author of article 5."</text:p>
            <text:p><text:s text:c="4"/>}</text:p>
            <text:p><text:s text:c="2"/>],</text:p>
            <text:p><text:s text:c="2"/>"true_narrative": true</text:p>
            <text:p>}</text:p>
          </table:table-cell>
          <table:table-cell table:number-columns-repeated="16377"/>
        </table:table-row>
        <table:table-row table:style-name="ro1">
          <table:table-cell office:value-type="float" office:value="63" table:style-name="ce2">
            <text:p>63</text:p>
          </table:table-cell>
          <table:table-cell office:value-type="float" office:value="42" table:style-name="ce1">
            <text:p>42</text:p>
          </table:table-cell>
          <table:table-cell office:value-type="string" table:style-name="ce1">
            <text:p>2017-08-31</text:p>
          </table:table-cell>
          <table:table-cell office:value-type="string" table:style-name="ce1">
            <text:p>('charlottesville', 'turkey', 'confederate', 'statue', 'white_supremacist')</text:p>
          </table:table-cell>
          <table:table-cell office:value-type="string" table:style-name="ce1">
            <text:p>protest, turkey, muslim, religious, israel, palestinian, israeli, turkish, activist, jerusalem, temple, police, violence, protester, erdogan, people, jewish, political, ban, holy</text:p>
          </table:table-cell>
          <table:table-cell office:value-type="string" table:style-name="ce1">
            <text:p>charlottesville, violence, confederate, statue, protest, rally, white_supremacist, monument, protester, nationalist, muslim, condemn, speech, people, church, hate, religious, activist, neonazi, counterprotester</text:p>
          </table:table-cell>
          <table:table-cell office:value-type="string" table:style-name="ce1">
            <text:p>{</text:p>
            <text:p><text:s text:c="2"/>"summaries": [</text:p>
            <text:p><text:s text:c="4"/>{</text:p>
            <text:p><text:s text:c="6"/>"article_1": "US President Trump defends Confederate statues in the wake of Charlottesville violence, sparking divisions within his administration and rebukes from congressional leaders."</text:p>
            <text:p><text:s text:c="4"/>},</text:p>
            <text:p><text:s text:c="4"/>{</text:p>
            <text:p><text:s text:c="6"/>"article_2": "Baltimore removes Confederate statues overnight to avoid demonstrations, following the violent clashes in Charlottesville, Virginia, and other cities across the US."</text:p>
            <text:p><text:s text:c="4"/>},</text:p>
            <text:p><text:s text:c="4"/>{</text:p>
            <text:p><text:s text:c="6"/>"article_3": "The Charlottesville violence highlights the ongoing debate over Confederate monuments, with some arguing they promote white supremacy and others seeing them as testaments to Southern bravery."</text:p>
            <text:p><text:s text:c="4"/>},</text:p>
            <text:p><text:s text:c="4"/>{</text:p>
            <text:p><text:s text:c="6"/>"article_4": "House Minority Leader Nancy Pelosi calls on Speaker Paul Ryan to remove Confederate statues from the US Capitol building, citing their association with white supremacy."</text:p>
            <text:p><text:s text:c="4"/>},</text:p>
            <text:p><text:s text:c="4"/>{</text:p>
            <text:p><text:s text:c="6"/>"article_5": "The United Daughters of the Confederacy, a lineage society, is reeling from the removal of Confederate monuments, which they see as honoring veterans, not promoting white supremacy."</text:p>
            <text:p><text:s text:c="4"/>}</text:p>
            <text:p><text:s text:c="2"/>],</text:p>
            <text:p><text:s text:c="2"/>"topic_change": "The topic shifted from focusing on the debate over the removal of Confederate monuments in Turkey to the debate over the removal of Confederate monuments in the US, specifically in the wake of the Charlottesville violence.",</text:p>
            <text:p><text:s text:c="2"/>"narrative_before": "Before the change, the narrative centered around the debate over the removal of Confederate monuments in Turkey, with a focus on the Turkish government's response to the issue.",</text:p>
            <text:p><text:s text:c="2"/>"narrative_after": "After the change, the narrative centers around the debate over the removal of Confederate monuments in the US, with a focus on the violence in Charlottesville and the moral implications of preserving or removing these monuments.",</text:p>
            <text:p><text:s text:c="2"/>"narrative_criteria": [</text:p>
            <text:p><text:s text:c="4"/>{</text:p>
            <text:p><text:s text:c="6"/>"setting": "The setting is the US, specifically cities and states where Confederate monuments are being removed or debated."</text:p>
            <text:p><text:s text:c="4"/>},</text:p>
            <text:p><text:s text:c="4"/>{</text:p>
            <text:p><text:s text:c="6"/>"characters": "The characters include US President Trump, House Minority Leader Nancy Pelosi, and various city officials and activists."</text:p>
            <text:p><text:s text:c="4"/>},</text:p>
            <text:p><text:s text:c="4"/>{</text:p>
            <text:p><text:s text:c="6"/>"plot": "The plot revolves around the debate over the removal of Confederate monuments, with some arguing they promote white supremacy and others seeing them as testaments to Southern bravery."</text:p>
            <text:p><text:s text:c="4"/>},</text:p>
            <text:p><text:s text:c="4"/>{</text:p>
            <text:p><text:s text:c="6"/>"moral": "The moral is that Confederate monuments should be removed because they promote white supremacy and are a painful reminder of the country's history of slavery and racism. (Source: Article 4, Pelosi's statement)"</text:p>
            <text:p><text:s text:c="4"/>}</text:p>
            <text:p><text:s text:c="2"/>],</text:p>
            <text:p><text:s text:c="2"/>"true_narrative": true</text:p>
            <text:p>}</text:p>
          </table:table-cell>
          <table:table-cell table:number-columns-repeated="16377"/>
        </table:table-row>
        <table:table-row table:style-name="ro1">
          <table:table-cell office:value-type="float" office:value="64" table:style-name="ce2">
            <text:p>64</text:p>
          </table:table-cell>
          <table:table-cell office:value-type="float" office:value="42" table:style-name="ce1">
            <text:p>42</text:p>
          </table:table-cell>
          <table:table-cell office:value-type="string" table:style-name="ce1">
            <text:p>2022-09-30</text:p>
          </table:table-cell>
          <table:table-cell office:value-type="string" table:style-name="ce1">
            <text:p>('queen', 'israel', 'king', 'queen_elizabeth', 'charles')</text:p>
          </table:table-cell>
          <table:table-cell office:value-type="string" table:style-name="ce1">
            <text:p>israel, israeli, palestinian, church, gaza, religious, islamic_jihad, jewish, muslim, hama, locke, jew, diocese, religion, west, abuse, holocaust, saudi, victim, saudi_arabia</text:p>
          </table:table-cell>
          <table:table-cell office:value-type="string" table:style-name="ce1">
            <text:p>queen, royal, king, prince, queen_elizabeth, charles, monarch, church, funeral, monarchy, coffin, jewish, religious, palestinian, death, israel, israeli, catholic, yeshiva, vatican</text:p>
          </table:table-cell>
          <table:table-cell office:value-type="string" table:style-name="ce1">
            <text:p>{</text:p>
            <text:p><text:s text:c="2"/>"summaries": [</text:p>
            <text:p><text:s text:c="4"/>{</text:p>
            <text:p><text:s text:c="6"/>"article_1": "King Charles III pays tribute to his mother, Queen Elizabeth II, in his first speech as king, promising to serve the nation with loyalty, respect, and love, and to unite the country in mourning."</text:p>
            <text:p><text:s text:c="4"/>},</text:p>
            <text:p><text:s text:c="4"/>{</text:p>
            <text:p><text:s text:c="6"/>"article_2": "King Charles III faces the challenge of introducing changes to the monarchy while grappling with turmoil within his clan, including the fallout from his son Prince Harry's acrimonious split from royal duties."</text:p>
            <text:p><text:s text:c="4"/>},</text:p>
            <text:p><text:s text:c="4"/>{</text:p>
            <text:p><text:s text:c="6"/>"article_3": "King Charles III's arrival on the British throne is likely to be bolstered by the transition, with the public rallying around the institution and the new king making a good start in his role, including a more informal and transparent monarchy."</text:p>
            <text:p><text:s text:c="4"/>},</text:p>
            <text:p><text:s text:c="4"/>{</text:p>
            <text:p><text:s text:c="6"/>"article_4": "Prince Charles becomes King Charles III, inheriting the throne with a tough act to follow, and faces the challenge of mourning his mother privately and publicly, endearing himself to the people, and ensuring the survival of the monarchy."</text:p>
            <text:p><text:s text:c="4"/>},</text:p>
            <text:p><text:s text:c="4"/>{</text:p>
            <text:p><text:s text:c="6"/>"article_5": "The UK begins an imperial-sized rebranding process, replacing Queen Elizabeth II's image and title with that of King Charles III on various items, including coins, bank notes, and consumer products."</text:p>
            <text:p><text:s text:c="4"/>}</text:p>
            <text:p><text:s text:c="2"/>],</text:p>
            <text:p><text:s text:c="2"/>"topic_change": "The topic shifted from focusing on the Israeli-Palestinian conflict and religious issues to the British monarchy and the transition of power from Queen Elizabeth II to King Charles III.",</text:p>
            <text:p><text:s text:c="2"/>"narrative_before": "Before the change, the narrative centered around the Israeli-Palestinian conflict, with topics such as the conflict, the role of religion, and the involvement of international players.",</text:p>
            <text:p><text:s text:c="2"/>"narrative_after": "After the change, the narrative centers around the British monarchy, the transition of power, and the challenges faced by King Charles III in his new role.",</text:p>
            <text:p><text:s text:c="2"/>"narrative_criteria": [</text:p>
            <text:p><text:s text:c="4"/>{</text:p>
            <text:p><text:s text:c="6"/>"setting": "The setting is the British monarchy, with a focus on the transition of power from Queen Elizabeth II to King Charles III, and the challenges he faces in his new role."</text:p>
            <text:p><text:s text:c="4"/>},</text:p>
            <text:p><text:s text:c="4"/>{</text:p>
            <text:p><text:s text:c="6"/>"characters": "The main characters are King Charles III, Queen Elizabeth II, and other members of the royal family, including Prince William and Prince Harry."</text:p>
            <text:p><text:s text:c="4"/>},</text:p>
            <text:p><text:s text:c="4"/>{</text:p>
            <text:p><text:s text:c="6"/>"plot": "The plot revolves around the transition of power, the challenges faced by King Charles III, and the impact on the monarchy and the country."</text:p>
            <text:p><text:s text:c="4"/>},</text:p>
            <text:p><text:s text:c="4"/>{</text:p>
            <text:p><text:s text:c="6"/>"moral": "The moral is that the monarchy should be a symbol of unity and stability, and that King Charles III should work to maintain the institution's relevance and popularity."</text:p>
            <text:p><text:s text:c="4"/>}</text:p>
            <text:p><text:s text:c="2"/>],</text:p>
            <text:p><text:s text:c="2"/>"true_narrative": true</text:p>
            <text:p>}</text:p>
          </table:table-cell>
          <table:table-cell table:number-columns-repeated="16377"/>
        </table:table-row>
        <table:table-row table:style-name="ro1">
          <table:table-cell office:value-type="float" office:value="65" table:style-name="ce2">
            <text:p>65</text:p>
          </table:table-cell>
          <table:table-cell office:value-type="float" office:value="44" table:style-name="ce1">
            <text:p>44</text:p>
          </table:table-cell>
          <table:table-cell office:value-type="string" table:style-name="ce1">
            <text:p>2017-09-30</text:p>
          </table:table-cell>
          <table:table-cell office:value-type="string" table:style-name="ce1">
            <text:p>('hurricane', 'florida', 'irma', 'puerto_rico', 'damage')</text:p>
          </table:table-cell>
          <table:table-cell office:value-type="string" table:style-name="ce1">
            <text:p>houston, storm, flood, water, harvey, damage, day, coast, mile, rain, hurricane, texas, city, people, island, boat, park, town, local, foot</text:p>
          </table:table-cell>
          <table:table-cell office:value-type="string" table:style-name="ce1">
            <text:p>storm, hurricane, island, damage, florida, flood, irma, water, houston, puerto_rico, harvey, resident, disaster, coast, hurricane_irma, mile, people, city, day, wind</text:p>
          </table:table-cell>
          <table:table-cell office:value-type="string" table:style-name="ce1">
            <text:p>{</text:p>
            <text:p><text:s text:c="2"/>"summaries": [</text:p>
            <text:p><text:s text:c="4"/>{</text:p>
            <text:p><text:s text:c="6"/>"article_1": "Hurricane deductibles, which are higher deductibles that can be triggered by hurricanes, are being triggered by hurricanes Harvey and Irma, causing homeowners to pay a percentage of the insured value of their property before insurance companies will pay out for claims."</text:p>
            <text:p><text:s text:c="4"/>},</text:p>
            <text:p><text:s text:c="4"/>{</text:p>
            <text:p><text:s text:c="6"/>"article_2": "Insurers are struggling to find enough adjusters to handle claims from hurricanes Harvey and Irma, leading to a bidding war for adjusters and higher fees for those who are available."</text:p>
            <text:p><text:s text:c="4"/>},</text:p>
            <text:p><text:s text:c="4"/>{</text:p>
            <text:p><text:s text:c="6"/>"article_3": "Hurricane Irma is approaching Florida, causing widespread damage and flooding, with the storm surge expected to reach 10 to 15 feet above ground level in some areas."</text:p>
            <text:p><text:s text:c="4"/>},</text:p>
            <text:p><text:s text:c="4"/>{</text:p>
            <text:p><text:s text:c="6"/>"article_4": "Many mobile homeowners in Florida may face tough choices after Hurricane Irma, as about half of the mobile homes in the state do not have insurance, leaving owners with few options after any major damage."</text:p>
            <text:p><text:s text:c="4"/>},</text:p>
            <text:p><text:s text:c="4"/>{</text:p>
            <text:p><text:s text:c="6"/>"article_5": "Hurricane Maria has slammed into Puerto Rico, causing widespread destruction and leaving the island without power, with the storm expected to bring dangerous winds, storm surge, and heavy rains."</text:p>
            <text:p><text:s text:c="4"/>}</text:p>
            <text:p><text:s text:c="2"/>],</text:p>
            <text:p><text:s text:c="2"/>"topic_change": "The topic shifted from discussing the impact of hurricanes Harvey and Irma on the US mainland, particularly in Texas and Florida, to discussing the impact of Hurricane Maria on Puerto Rico and the Caribbean islands.",</text:p>
            <text:p><text:s text:c="2"/>"narrative_before": "Before the change, the narrative centered around the aftermath of hurricanes Harvey and Irma in the US, with a focus on the challenges faced by homeowners, insurers, and adjusters in the affected areas.",</text:p>
            <text:p><text:s text:c="2"/>"narrative_after": "After the change, the narrative centers around the devastating impact of Hurricane Maria on Puerto Rico and the Caribbean islands, with a focus on the widespread destruction, power outages, and humanitarian crisis.",</text:p>
            <text:p><text:s text:c="2"/>"narrative_criteria": [</text:p>
            <text:p><text:s text:c="4"/>{</text:p>
            <text:p><text:s text:c="6"/>"setting": "The setting is the US mainland, particularly Texas and Florida, and later shifts to Puerto Rico and the Caribbean islands."</text:p>
            <text:p><text:s text:c="4"/>},</text:p>
            <text:p><text:s text:c="4"/>{</text:p>
            <text:p><text:s text:c="6"/>"characters": "The characters include homeowners, insurers, adjusters, and government officials, who are struggling to cope with the aftermath of the hurricanes."</text:p>
            <text:p><text:s text:c="4"/>},</text:p>
            <text:p><text:s text:c="4"/>{</text:p>
            <text:p><text:s text:c="6"/>"plot": "The plot revolves around the challenges faced by these characters in the aftermath of the hurricanes, including the impact on their homes, livelihoods, and communities."</text:p>
            <text:p><text:s text:c="4"/>},</text:p>
            <text:p><text:s text:c="4"/>{</text:p>
            <text:p><text:s text:c="6"/>"moral": "The moral of the narrative is that the hurricanes have caused immense destruction and suffering, and that the affected communities will need time and support to recover."</text:p>
            <text:p><text:s text:c="4"/>}</text:p>
            <text:p><text:s text:c="2"/>],</text:p>
            <text:p><text:s text:c="2"/>"true_narrative": true</text:p>
            <text:p>}</text:p>
          </table:table-cell>
          <table:table-cell table:number-columns-repeated="16377"/>
        </table:table-row>
        <table:table-row table:style-name="ro1">
          <table:table-cell office:value-type="float" office:value="66" table:style-name="ce2">
            <text:p>66</text:p>
          </table:table-cell>
          <table:table-cell office:value-type="float" office:value="46" table:style-name="ce1">
            <text:p>46</text:p>
          </table:table-cell>
          <table:table-cell office:value-type="string" table:style-name="ce1">
            <text:p>2019-10-31</text:p>
          </table:table-cell>
          <table:table-cell office:value-type="string" table:style-name="ce1">
            <text:p>('ukraine', 'giuliani', 'ukrainian', 'oct', 'sondland')</text:p>
          </table:table-cell>
          <table:table-cell office:value-type="string" table:style-name="ce1">
            <text:p>investigation, prosecutor, ukraine, charge, attorney, lawyer, complaint, justice, intelligence, allege, investigate, whistleblow, probe, giuliani, allegation, son, office, report, department, federal</text:p>
          </table:table-cell>
          <table:table-cell office:value-type="string" table:style-name="ce1">
            <text:p>ukraine, investigation, giuliani, prosecutor, lawyer, ukrainian, investigate, testimony, testify, attorney, probe, charge, allege, department, hunter, sondland, whistleblow, subpoena, intelligence, witness</text:p>
          </table:table-cell>
          <table:table-cell office:value-type="string" table:style-name="ce1">
            <text:p>{</text:p>
            <text:p><text:s text:c="2"/>"summaries": [</text:p>
            <text:p><text:s text:c="4"/>{</text:p>
            <text:p><text:s text:c="6"/>"article_1": "Diplomat Bill Taylor testifies in the House impeachment inquiry, raising concerns about a possible quid pro quo between the US and Ukraine, with President Trump wanting Ukraine to announce investigations into the Bidens and election interference in exchange for aid."</text:p>
            <text:p><text:s text:c="4"/>},</text:p>
            <text:p><text:s text:c="4"/>{</text:p>
            <text:p><text:s text:c="6"/>"article_2": "US Ambassador to the European Union Gordon Sondland criticizes President Trump's efforts to pressure Ukraine to investigate a political rival, saying it would be wrong and that he didn't participate in such undertakings."</text:p>
            <text:p><text:s text:c="4"/>},</text:p>
            <text:p><text:s text:c="4"/>{</text:p>
            <text:p><text:s text:c="6"/>"article_3": "Energy Secretary Rick Perry says he called Rudy Giuliani at Trump's direction to address his concerns about Ukraine, but Giuliani didn't make any explicit demands on the call, and Perry didn't hear any discussions about investigating the Bidens."</text:p>
            <text:p><text:s text:c="4"/>},</text:p>
            <text:p><text:s text:c="4"/>{</text:p>
            <text:p><text:s text:c="6"/>"article_4": "White House Official Tim Morrison testifies that he understood from a conversation with Gordon Sondland that the investigations were tied to the held-up aid, and that Sondland told an aide to Ukrainian President Zelensky that the aid would be released if Ukraine committed to investigating Burisma Group."</text:p>
            <text:p><text:s text:c="4"/>},</text:p>
            <text:p><text:s text:c="4"/>{</text:p>
            <text:p><text:s text:c="6"/>"article_5": "Gordon Sondland is expected to testify that he took Trump's denial of a Ukraine quid pro quo at his word, but the person familiar with his testimony says he accepted the president's statement as true when he heard it or wouldn't have passed it on to Bill Taylor."</text:p>
            <text:p><text:s text:c="4"/>}</text:p>
            <text:p><text:s text:c="2"/>],</text:p>
            <text:p><text:s text:c="2"/>"topic_change": "The topic shifted from a general discussion of investigations and the impeachment inquiry to a more specific focus on the interactions between President Trump, his personal lawyer Rudy Giuliani, and US diplomats, particularly Gordon Sondland and Bill Taylor, regarding the withholding of aid to Ukraine and the pressure to investigate the Bidens.",</text:p>
            <text:p><text:s text:c="2"/>"narrative_before": "Before the change, the narrative centered around the general topic of investigations and the impeachment inquiry, with a focus on the actions of President Trump and his administration.",</text:p>
            <text:p><text:s text:c="2"/>"narrative_after": "After the change, the narrative centers around the specific interactions between President Trump, Giuliani, and US diplomats, highlighting the pressure to investigate the Bidens and the withholding of aid to Ukraine.",</text:p>
            <text:p><text:s text:c="2"/>"narrative_criteria": [</text:p>
            <text:p><text:s text:c="4"/>{</text:p>
            <text:p><text:s text:c="6"/>"setting": "The setting is the US-Ukraine relationship, with a focus on the interactions between President Trump, Giuliani, and US diplomats."</text:p>
            <text:p><text:s text:c="4"/>},</text:p>
            <text:p><text:s text:c="4"/>{</text:p>
            <text:p><text:s text:c="6"/>"characters": "The characters include President Trump, Giuliani, Gordon Sondland, Bill Taylor, and other US diplomats."</text:p>
            <text:p><text:s text:c="4"/>},</text:p>
            <text:p><text:s text:c="4"/>{</text:p>
            <text:p><text:s text:c="6"/>"plot": "The plot revolves around the pressure to investigate the Bidens and the withholding of aid to Ukraine, with a focus on the interactions between the characters."</text:p>
            <text:p><text:s text:c="4"/>},</text:p>
            <text:p><text:s text:c="4"/>{</text:p>
            <text:p><text:s text:c="6"/>"moral": "The moral judgment is that pressuring a foreign government to investigate a political rival is wrong, as stated by Gordon Sondland in his testimony."</text:p>
            <text:p><text:s text:c="4"/>}</text:p>
            <text:p><text:s text:c="2"/>],</text:p>
            <text:p><text:s text:c="2"/>"true_narrative": true</text:p>
            <text:p>}</text:p>
          </table:table-cell>
          <table:table-cell table:number-columns-repeated="16377"/>
        </table:table-row>
        <table:table-row table:style-name="ro1">
          <table:table-cell office:value-type="float" office:value="67" table:style-name="ce2">
            <text:p>67</text:p>
          </table:table-cell>
          <table:table-cell office:value-type="float" office:value="48" table:style-name="ce1">
            <text:p>48</text:p>
          </table:table-cell>
          <table:table-cell office:value-type="string" table:style-name="ce1">
            <text:p>2010-05-31</text:p>
          </table:table-cell>
          <table:table-cell office:value-type="string" table:style-name="ce1">
            <text:p>('bp', 'spill', 'gulf', 'rig', 'price')</text:p>
          </table:table-cell>
          <table:table-cell office:value-type="string" table:style-name="ce1">
            <text:p>oil, gas, coal, miner, macarthur, company, energy, drill, production, steel, bp, price, peabody, ton, barrel, gulf, rig, project, spill, offshore</text:p>
          </table:table-cell>
          <table:table-cell office:value-type="string" table:style-name="ce1">
            <text:p>oil, bp, spill, drill, gulf, gas, rig, company, coast, offshore, transocean, louisiana, leak, energy, deepwater_horizon, barrel, bps, industry, natural, pipe</text:p>
          </table:table-cell>
          <table:table-cell office:value-type="string" table:style-name="ce1">
            <text:p>{</text:p>
            <text:p><text:s text:c="2"/>"summaries": [</text:p>
            <text:p><text:s text:c="4"/>{</text:p>
            <text:p><text:s text:c="6"/>"article_1": "The Deepwater Horizon oil rig explosion was caused by a combination of human error and design flaws, including BP's decision to cut corners on safety procedures and the failure of the blowout preventer."</text:p>
            <text:p><text:s text:c="4"/>},</text:p>
            <text:p><text:s text:c="4"/>{</text:p>
            <text:p><text:s text:c="6"/>"article_2": "Transocean, the owner of the Deepwater Horizon rig, had a history of safety incidents and accidents, and its merger with GlobalSantaFe in 2007 may have contributed to a decline in its safety record."</text:p>
            <text:p><text:s text:c="4"/>},</text:p>
            <text:p><text:s text:c="4"/>{</text:p>
            <text:p><text:s text:c="6"/>"article_3": "The Deepwater Horizon rig was unprepared for the disaster that occurred, and the chain of command broke down, leading to confusion and a delayed response to the emergency."</text:p>
            <text:p><text:s text:c="4"/>},</text:p>
            <text:p><text:s text:c="4"/>{</text:p>
            <text:p><text:s text:c="6"/>"article_4": "BP's CEO, Tony Hayward, is facing a crisis as the company's response to the oil spill is criticized, and the incident may overshadow his achievements as CEO."</text:p>
            <text:p><text:s text:c="4"/>},</text:p>
            <text:p><text:s text:c="4"/>{</text:p>
            <text:p><text:s text:c="6"/>"article_5": "BP has a history of cost-cutting and outsourcing, which has led to a series of accidents and disasters, including the Texas City refinery explosion and the Alaskan oil spills."</text:p>
            <text:p><text:s text:c="4"/>}</text:p>
            <text:p><text:s text:c="2"/>],</text:p>
            <text:p><text:s text:c="2"/>"topic_change": "The topic shifted from a general discussion of the oil industry and drilling to a specific focus on the Deepwater Horizon disaster and its causes, with a emphasis on the role of BP and Transocean.",</text:p>
            <text:p><text:s text:c="2"/>"narrative_before": "Before the change, the narrative centered around the oil industry and drilling, with a focus on the challenges and risks involved.",</text:p>
            <text:p><text:s text:c="2"/>"narrative_after": "After the change, the narrative centers around the Deepwater Horizon disaster and its causes, with a focus on the role of human error and design flaws in the tragedy.",</text:p>
            <text:p><text:s text:c="2"/>"narrative_criteria": [</text:p>
            <text:p><text:s text:c="4"/>{</text:p>
            <text:p><text:s text:c="6"/>"setting": "The setting is the Deepwater Horizon oil rig in the Gulf of Mexico."</text:p>
            <text:p><text:s text:c="4"/>},</text:p>
            <text:p><text:s text:c="4"/>{</text:p>
            <text:p><text:s text:c="6"/>"characters": "The characters include BP, Transocean, and the crew members on the rig."</text:p>
            <text:p><text:s text:c="4"/>},</text:p>
            <text:p><text:s text:c="4"/>{</text:p>
            <text:p><text:s text:c="6"/>"plot": "The plot is the story of the Deepwater Horizon disaster and its causes, including the failure of the blowout preventer and the role of human error."</text:p>
            <text:p><text:s text:c="4"/>},</text:p>
            <text:p><text:s text:c="4"/>{</text:p>
            <text:p><text:s text:c="6"/>"moral": "The moral is that the pursuit of profit and efficiency can lead to a disregard for safety and the environment, and that companies must prioritize safety and accountability to prevent such disasters."</text:p>
            <text:p><text:s text:c="4"/>}</text:p>
            <text:p><text:s text:c="2"/>],</text:p>
            <text:p><text:s text:c="2"/>"true_narrative": true</text:p>
            <text:p>}</text:p>
          </table:table-cell>
          <table:table-cell table:number-columns-repeated="16377"/>
        </table:table-row>
        <table:table-row table:number-rows-repeated="104850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openpyxl</meta:initial-creator>
    <dc:creator>Kai-Robin Lange</dc:creator>
    <meta:creation-date>2025-04-10T11:05:42Z</meta:creation-date>
    <dc:date>2025-04-10T11:06:13Z</dc:date>
    <meta:editing-duration>PT0S</meta:editing-duration>
  </office:meta>
</office:document-meta>
</file>